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83cm"/>
    </style:style>
    <style:style style:name="ro1" style:family="table-row">
      <style:table-row-properties style:row-height="4.71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5.027cm" fo:break-before="auto" style:use-optimal-row-height="true"/>
    </style:style>
    <style:style style:name="ro4" style:family="table-row">
      <style:table-row-properties style:row-height="4.05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270"/>
    </style:style>
    <style:style style:name="ce2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ictim" table:style-name="ta1">
        <table:table-column table:style-name="co1" table:number-columns-repeated="17" table:default-cell-style-name="Default"/>
        <table:table-column table:style-name="co2" table:number-columns-repeated="2" table:default-cell-style-name="ce3"/>
        <table:table-column table:style-name="co2" table:number-columns-repeated="1005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5-180118-1.txt</text:p>
          </table:table-cell>
          <table:table-cell table:style-name="ce1" office:value-type="string">
            <text:p>stat-140325-180402-2.txt</text:p>
          </table:table-cell>
          <table:table-cell table:style-name="ce1" office:value-type="string">
            <text:p>stat-140325-180645-3.txt</text:p>
          </table:table-cell>
          <table:table-cell table:style-name="ce1" office:value-type="string">
            <text:p>stat-140325-180931-4.txt</text:p>
          </table:table-cell>
          <table:table-cell table:style-name="ce1" office:value-type="string">
            <text:p>stat-140325-181214-5.txt</text:p>
          </table:table-cell>
          <table:table-cell table:style-name="ce1" office:value-type="string">
            <text:p>stat-140325-181459-6.txt</text:p>
          </table:table-cell>
          <table:table-cell table:style-name="ce1" office:value-type="string">
            <text:p>stat-140325-181743-7.txt</text:p>
          </table:table-cell>
          <table:table-cell table:style-name="ce1" office:value-type="string">
            <text:p>stat-140325-182028-8.txt</text:p>
          </table:table-cell>
          <table:table-cell table:style-name="ce1" office:value-type="string">
            <text:p>stat-140325-182311-9.txt</text:p>
          </table:table-cell>
          <table:table-cell table:style-name="ce1" office:value-type="string">
            <text:p>stat-140325-182555-10.txt</text:p>
          </table:table-cell>
          <table:table-cell table:style-name="ce1" office:value-type="string">
            <text:p>stat-140325-182840-11.txt</text:p>
          </table:table-cell>
          <table:table-cell table:style-name="ce1" office:value-type="string">
            <text:p>stat-140325-183124-12.txt</text:p>
          </table:table-cell>
          <table:table-cell table:style-name="ce1" office:value-type="string">
            <text:p>stat-140325-183408-13.txt</text:p>
          </table:table-cell>
          <table:table-cell table:style-name="ce1" office:value-type="string">
            <text:p>stat-140325-183652-14.txt</text:p>
          </table:table-cell>
          <table:table-cell table:style-name="ce1" office:value-type="string">
            <text:p>stat-140325-183936-15.txt</text:p>
          </table:table-cell>
          <table:table-cell table:style-name="ce1" office:value-type="string">
            <text:p>stat-140325-184219-16.txt</text:p>
          </table:table-cell>
          <table:table-cell table:style-name="ce2" office:value-type="string">
            <text:p>Average Victim</text:p>
          </table:table-cell>
          <table:table-cell table:style-name="ce2" office:value-type="string">
            <text:p>Standard Deviation – Victim</text:p>
          </table:table-cell>
          <table:table-cell table:style-name="ce1" table:number-columns-repeated="1005"/>
        </table:table-row>
        <table:table-row table:style-name="ro2"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AVERAGE([.B2:.Q2])" office:value-type="float" office:value="2.25">
            <text:p>2,25</text:p>
          </table:table-cell>
          <table:table-cell table:formula="of:=STDEVPA([.B2:.Q2])" office:value-type="float" office:value="0.75">
            <text:p>0,75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B3:.Q3])" office:value-type="float" office:value="0.1875">
            <text:p>0,1875</text:p>
          </table:table-cell>
          <table:table-cell table:formula="of:=STDEVPA([.B3:.Q3])" office:value-type="float" office:value="0.3903123748999">
            <text:p>0,3903123749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4:.Q4])" office:value-type="float" office:value="0.1875">
            <text:p>0,1875</text:p>
          </table:table-cell>
          <table:table-cell table:formula="of:=STDEVPA([.B4:.Q4])" office:value-type="float" office:value="0.3903123748999">
            <text:p>0,3903123749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5:.Q5])" office:value-type="float" office:value="1.3125">
            <text:p>1,3125</text:p>
          </table:table-cell>
          <table:table-cell table:formula="of:=STDEVPA([.B5:.Q5])" office:value-type="float" office:value="0.916429893663449">
            <text:p>0,9164298937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6:.Q6])" office:value-type="float" office:value="5.8125">
            <text:p>5,8125</text:p>
          </table:table-cell>
          <table:table-cell table:formula="of:=STDEVPA([.B6:.Q6])" office:value-type="float" office:value="1.23585749583032">
            <text:p>1,2358574958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3" office:value-type="float" office:value="2">
            <text:p>2</text:p>
          </table:table-cell>
          <table:table-cell table:formula="of:=AVERAGE([.B7:.Q7])" office:value-type="float" office:value="2.125">
            <text:p>2,125</text:p>
          </table:table-cell>
          <table:table-cell table:formula="of:=STDEVPA([.B7:.Q7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table:number-columns-repeated="16" office:value-type="float" office:value="2">
            <text:p>2</text:p>
          </table:table-cell>
          <table:table-cell table:formula="of:=AVERAGE([.B8:.Q8])" office:value-type="float" office:value="2">
            <text:p>2</text:p>
          </table:table-cell>
          <table:table-cell table:formula="of:=STDEVPA([.B8:.Q8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table:number-columns-repeated="16" office:value-type="float" office:value="2">
            <text:p>2</text:p>
          </table:table-cell>
          <table:table-cell table:formula="of:=AVERAGE([.B9:.Q9])" office:value-type="float" office:value="2">
            <text:p>2</text:p>
          </table:table-cell>
          <table:table-cell table:formula="of:=STDEVPA([.B9:.Q9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formula="of:=AVERAGE([.B10:.Q10])" office:value-type="float" office:value="0.125">
            <text:p>0,125</text:p>
          </table:table-cell>
          <table:table-cell table:formula="of:=STDEVPA([.B10:.Q10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3" office:value-type="float" office:value="2">
            <text:p>2</text:p>
          </table:table-cell>
          <table:table-cell table:formula="of:=AVERAGE([.B11:.Q11])" office:value-type="float" office:value="1.875">
            <text:p>1,875</text:p>
          </table:table-cell>
          <table:table-cell table:formula="of:=STDEVPA([.B11:.Q11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formula="of:=AVERAGE([.B12:.Q12])" office:value-type="float" office:value="0.125">
            <text:p>0,125</text:p>
          </table:table-cell>
          <table:table-cell table:formula="of:=STDEVPA([.B12:.Q12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table:formula="of:=AVERAGE([.B13:.Q13])" office:value-type="float" office:value="0">
            <text:p>0</text:p>
          </table:table-cell>
          <table:table-cell table:formula="of:=STDEVPA([.B13:.Q13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102">
            <text:p>10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AVERAGE([.B14:.Q14])" office:value-type="float" office:value="34.75">
            <text:p>34,75</text:p>
          </table:table-cell>
          <table:table-cell table:formula="of:=STDEVPA([.B14:.Q14])" office:value-type="float" office:value="33.569889782363">
            <text:p>33,5698897824</text:p>
          </table:table-cell>
          <table:table-cell table:number-columns-repeated="100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6">
            <text:p>206</text:p>
          </table:table-cell>
          <table:table-cell office:value-type="float" office:value="218">
            <text:p>218</text:p>
          </table:table-cell>
          <table:table-cell office:value-type="float" office:value="178">
            <text:p>178</text:p>
          </table:table-cell>
          <table:table-cell office:value-type="float" office:value="224">
            <text:p>224</text:p>
          </table:table-cell>
          <table:table-cell office:value-type="float" office:value="182">
            <text:p>182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06">
            <text:p>206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14">
            <text:p>214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22">
            <text:p>222</text:p>
          </table:table-cell>
          <table:table-cell office:value-type="float" office:value="212">
            <text:p>212</text:p>
          </table:table-cell>
          <table:table-cell table:formula="of:=AVERAGE([.B15:.Q15])" office:value-type="float" office:value="215.375">
            <text:p>215,375</text:p>
          </table:table-cell>
          <table:table-cell table:formula="of:=STDEVPA([.B15:.Q15])" office:value-type="float" office:value="15.3414267589426">
            <text:p>15,3414267589</text:p>
          </table:table-cell>
          <table:table-cell table:number-columns-repeated="100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office:value-type="float" office:value="214">
            <text:p>214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office:value-type="float" office:value="220">
            <text:p>220</text:p>
          </table:table-cell>
          <table:table-cell office:value-type="float" office:value="252">
            <text:p>252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218">
            <text:p>218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02">
            <text:p>202</text:p>
          </table:table-cell>
          <table:table-cell table:formula="of:=AVERAGE([.B16:.Q16])" office:value-type="float" office:value="224.5">
            <text:p>224,5</text:p>
          </table:table-cell>
          <table:table-cell table:formula="of:=STDEVPA([.B16:.Q16])" office:value-type="float" office:value="11.1691539518443">
            <text:p>11,1691539518</text:p>
          </table:table-cell>
          <table:table-cell table:number-columns-repeated="100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22">
            <text:p>222</text:p>
          </table:table-cell>
          <table:table-cell office:value-type="float" office:value="220">
            <text:p>220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44">
            <text:p>24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18">
            <text:p>218</text:p>
          </table:table-cell>
          <table:table-cell table:formula="of:=AVERAGE([.B17:.Q17])" office:value-type="float" office:value="225.625">
            <text:p>225,625</text:p>
          </table:table-cell>
          <table:table-cell table:formula="of:=STDEVPA([.B17:.Q17])" office:value-type="float" office:value="7.65567599889128">
            <text:p>7,6556759989</text:p>
          </table:table-cell>
          <table:table-cell table:number-columns-repeated="100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222">
            <text:p>222</text:p>
          </table:table-cell>
          <table:table-cell office:value-type="float" office:value="212">
            <text:p>212</text:p>
          </table:table-cell>
          <table:table-cell office:value-type="float" office:value="244">
            <text:p>244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table:formula="of:=AVERAGE([.B18:.Q18])" office:value-type="float" office:value="226.375">
            <text:p>226,375</text:p>
          </table:table-cell>
          <table:table-cell table:formula="of:=STDEVPA([.B18:.Q18])" office:value-type="float" office:value="7.52392018830609">
            <text:p>7,5239201883</text:p>
          </table:table-cell>
          <table:table-cell table:number-columns-repeated="100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float" office:value="214">
            <text:p>214</text:p>
          </table:table-cell>
          <table:table-cell office:value-type="float" office:value="222">
            <text:p>222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18">
            <text:p>218</text:p>
          </table:table-cell>
          <table:table-cell office:value-type="float" office:value="214">
            <text:p>214</text:p>
          </table:table-cell>
          <table:table-cell office:value-type="float" office:value="210">
            <text:p>210</text:p>
          </table:table-cell>
          <table:table-cell office:value-type="float" office:value="254">
            <text:p>254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table:formula="of:=AVERAGE([.B19:.Q19])" office:value-type="float" office:value="227.875">
            <text:p>227,875</text:p>
          </table:table-cell>
          <table:table-cell table:formula="of:=STDEVPA([.B19:.Q19])" office:value-type="float" office:value="12.1956703382799">
            <text:p>12,1956703383</text:p>
          </table:table-cell>
          <table:table-cell table:number-columns-repeated="100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220">
            <text:p>22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216">
            <text:p>216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14">
            <text:p>214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table:formula="of:=AVERAGE([.B20:.Q20])" office:value-type="float" office:value="226.375">
            <text:p>226,375</text:p>
          </table:table-cell>
          <table:table-cell table:formula="of:=STDEVPA([.B20:.Q20])" office:value-type="float" office:value="7.81724855687729">
            <text:p>7,8172485569</text:p>
          </table:table-cell>
          <table:table-cell table:number-columns-repeated="100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220">
            <text:p>220</text:p>
          </table:table-cell>
          <table:table-cell table:formula="of:=AVERAGE([.B21:.Q21])" office:value-type="float" office:value="230.125">
            <text:p>230,125</text:p>
          </table:table-cell>
          <table:table-cell table:formula="of:=STDEVPA([.B21:.Q21])" office:value-type="float" office:value="7.01672110034309">
            <text:p>7,0167211003</text:p>
          </table:table-cell>
          <table:table-cell table:number-columns-repeated="100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4">
            <text:p>244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22">
            <text:p>222</text:p>
          </table:table-cell>
          <table:table-cell office:value-type="float" office:value="208">
            <text:p>20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48">
            <text:p>248</text:p>
          </table:table-cell>
          <table:table-cell table:formula="of:=AVERAGE([.B22:.Q22])" office:value-type="float" office:value="228.75">
            <text:p>228,75</text:p>
          </table:table-cell>
          <table:table-cell table:formula="of:=STDEVPA([.B22:.Q22])" office:value-type="float" office:value="9.37749966675553">
            <text:p>9,3774996668</text:p>
          </table:table-cell>
          <table:table-cell table:number-columns-repeated="100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16">
            <text:p>216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206">
            <text:p>206</text:p>
          </table:table-cell>
          <table:table-cell office:value-type="float" office:value="212">
            <text:p>212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206">
            <text:p>206</text:p>
          </table:table-cell>
          <table:table-cell table:formula="of:=AVERAGE([.B23:.Q23])" office:value-type="float" office:value="223.75">
            <text:p>223,75</text:p>
          </table:table-cell>
          <table:table-cell table:formula="of:=STDEVPA([.B23:.Q23])" office:value-type="float" office:value="10.7906209274536">
            <text:p>10,7906209275</text:p>
          </table:table-cell>
          <table:table-cell table:number-columns-repeated="100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36">
            <text:p>236</text:p>
          </table:table-cell>
          <table:table-cell office:value-type="float" office:value="214">
            <text:p>214</text:p>
          </table:table-cell>
          <table:table-cell office:value-type="float" office:value="204">
            <text:p>204</text:p>
          </table:table-cell>
          <table:table-cell office:value-type="float" office:value="216">
            <text:p>21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table:formula="of:=AVERAGE([.B24:.Q24])" office:value-type="float" office:value="227.375">
            <text:p>227,375</text:p>
          </table:table-cell>
          <table:table-cell table:formula="of:=STDEVPA([.B24:.Q24])" office:value-type="float" office:value="10.4335696192626">
            <text:p>10,4335696193</text:p>
          </table:table-cell>
          <table:table-cell table:number-columns-repeated="100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52">
            <text:p>252</text:p>
          </table:table-cell>
          <table:table-cell office:value-type="float" office:value="248">
            <text:p>248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1">
            <text:p>231</text:p>
          </table:table-cell>
          <table:table-cell office:value-type="float" office:value="222">
            <text:p>222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2">
            <text:p>232</text:p>
          </table:table-cell>
          <table:table-cell table:formula="of:=AVERAGE([.B25:.Q25])" office:value-type="float" office:value="232.1875">
            <text:p>232,1875</text:p>
          </table:table-cell>
          <table:table-cell table:formula="of:=STDEVPA([.B25:.Q25])" office:value-type="float" office:value="8.33830580813633">
            <text:p>8,3383058081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212">
            <text:p>212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42">
            <text:p>242</text:p>
          </table:table-cell>
          <table:table-cell office:value-type="float" office:value="228">
            <text:p>228</text:p>
          </table:table-cell>
          <table:table-cell office:value-type="float" office:value="211">
            <text:p>211</text:p>
          </table:table-cell>
          <table:table-cell office:value-type="float" office:value="216">
            <text:p>216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table:formula="of:=AVERAGE([.B26:.Q26])" office:value-type="float" office:value="226.6875">
            <text:p>226,6875</text:p>
          </table:table-cell>
          <table:table-cell table:formula="of:=STDEVPA([.B26:.Q26])" office:value-type="float" office:value="9.81528622863338">
            <text:p>9,8152862286</text:p>
          </table:table-cell>
          <table:table-cell table:number-columns-repeated="100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16">
            <text:p>216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14">
            <text:p>214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12">
            <text:p>212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table:formula="of:=AVERAGE([.B27:.Q27])" office:value-type="float" office:value="228.75">
            <text:p>228,75</text:p>
          </table:table-cell>
          <table:table-cell table:formula="of:=STDEVPA([.B27:.Q27])" office:value-type="float" office:value="8.96869555732605">
            <text:p>8,9686955573</text:p>
          </table:table-cell>
          <table:table-cell table:number-columns-repeated="100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18">
            <text:p>218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 office:value-type="float" office:value="266">
            <text:p>266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16">
            <text:p>216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table:formula="of:=AVERAGE([.B28:.Q28])" office:value-type="float" office:value="231.375">
            <text:p>231,375</text:p>
          </table:table-cell>
          <table:table-cell table:formula="of:=STDEVPA([.B28:.Q28])" office:value-type="float" office:value="12.4040064092212">
            <text:p>12,4040064092</text:p>
          </table:table-cell>
          <table:table-cell table:number-columns-repeated="100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 office:value-type="float" office:value="214">
            <text:p>214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42">
            <text:p>242</text:p>
          </table:table-cell>
          <table:table-cell office:value-type="float" office:value="208">
            <text:p>208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00">
            <text:p>200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table:formula="of:=AVERAGE([.B29:.Q29])" office:value-type="float" office:value="225.25">
            <text:p>225,25</text:p>
          </table:table-cell>
          <table:table-cell table:formula="of:=STDEVPA([.B29:.Q29])" office:value-type="float" office:value="10.9971587239614">
            <text:p>10,997158724</text:p>
          </table:table-cell>
          <table:table-cell table:number-columns-repeated="100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18">
            <text:p>218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12">
            <text:p>212</text:p>
          </table:table-cell>
          <table:table-cell office:value-type="float" office:value="220">
            <text:p>220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table:formula="of:=AVERAGE([.B30:.Q30])" office:value-type="float" office:value="226.5">
            <text:p>226,5</text:p>
          </table:table-cell>
          <table:table-cell table:formula="of:=STDEVPA([.B30:.Q30])" office:value-type="float" office:value="6.98212002188447">
            <text:p>6,9821200219</text:p>
          </table:table-cell>
          <table:table-cell table:number-columns-repeated="100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16">
            <text:p>216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10">
            <text:p>210</text:p>
          </table:table-cell>
          <table:table-cell office:value-type="float" office:value="226">
            <text:p>226</text:p>
          </table:table-cell>
          <table:table-cell table:formula="of:=AVERAGE([.B31:.Q31])" office:value-type="float" office:value="227.75">
            <text:p>227,75</text:p>
          </table:table-cell>
          <table:table-cell table:formula="of:=STDEVPA([.B31:.Q31])" office:value-type="float" office:value="7.77415590273311">
            <text:p>7,7741559027</text:p>
          </table:table-cell>
          <table:table-cell table:number-columns-repeated="100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18">
            <text:p>218</text:p>
          </table:table-cell>
          <table:table-cell office:value-type="float" office:value="214">
            <text:p>214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float" office:value="252">
            <text:p>252</text:p>
          </table:table-cell>
          <table:table-cell office:value-type="float" office:value="220">
            <text:p>220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18">
            <text:p>218</text:p>
          </table:table-cell>
          <table:table-cell table:formula="of:=AVERAGE([.B32:.Q32])" office:value-type="float" office:value="226.5">
            <text:p>226,5</text:p>
          </table:table-cell>
          <table:table-cell table:formula="of:=STDEVPA([.B32:.Q32])" office:value-type="float" office:value="9.96242942258564">
            <text:p>9,9624294226</text:p>
          </table:table-cell>
          <table:table-cell table:number-columns-repeated="1005"/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228">
            <text:p>228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38">
            <text:p>238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16">
            <text:p>216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254">
            <text:p>254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table:formula="of:=AVERAGE([.B33:.Q33])" office:value-type="float" office:value="230.25">
            <text:p>230,25</text:p>
          </table:table-cell>
          <table:table-cell table:formula="of:=STDEVPA([.B33:.Q33])" office:value-type="float" office:value="9.21615429558338">
            <text:p>9,2161542956</text:p>
          </table:table-cell>
          <table:table-cell table:number-columns-repeated="100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  <table:table-cell office:value-type="float" office:value="204">
            <text:p>204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table:formula="of:=AVERAGE([.B34:.Q34])" office:value-type="float" office:value="229.5">
            <text:p>229,5</text:p>
          </table:table-cell>
          <table:table-cell table:formula="of:=STDEVPA([.B34:.Q34])" office:value-type="float" office:value="10.4522724801834">
            <text:p>10,4522724802</text:p>
          </table:table-cell>
          <table:table-cell table:number-columns-repeated="100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office:value-type="float" office:value="216">
            <text:p>216</text:p>
          </table:table-cell>
          <table:table-cell office:value-type="float" office:value="210">
            <text:p>210</text:p>
          </table:table-cell>
          <table:table-cell office:value-type="float" office:value="216">
            <text:p>216</text:p>
          </table:table-cell>
          <table:table-cell office:value-type="float" office:value="228">
            <text:p>228</text:p>
          </table:table-cell>
          <table:table-cell office:value-type="float" office:value="248">
            <text:p>248</text:p>
          </table:table-cell>
          <table:table-cell office:value-type="float" office:value="222">
            <text:p>222</text:p>
          </table:table-cell>
          <table:table-cell office:value-type="float" office:value="236">
            <text:p>236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16">
            <text:p>216</text:p>
          </table:table-cell>
          <table:table-cell table:formula="of:=AVERAGE([.B35:.Q35])" office:value-type="float" office:value="226.625">
            <text:p>226,625</text:p>
          </table:table-cell>
          <table:table-cell table:formula="of:=STDEVPA([.B35:.Q35])" office:value-type="float" office:value="10.6470359725137">
            <text:p>10,6470359725</text:p>
          </table:table-cell>
          <table:table-cell table:number-columns-repeated="100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214">
            <text:p>214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16">
            <text:p>216</text:p>
          </table:table-cell>
          <table:table-cell office:value-type="float" office:value="260">
            <text:p>260</text:p>
          </table:table-cell>
          <table:table-cell office:value-type="float" office:value="218">
            <text:p>218</text:p>
          </table:table-cell>
          <table:table-cell office:value-type="float" office:value="216">
            <text:p>216</text:p>
          </table:table-cell>
          <table:table-cell table:formula="of:=AVERAGE([.B36:.Q36])" office:value-type="float" office:value="226.875">
            <text:p>226,875</text:p>
          </table:table-cell>
          <table:table-cell table:formula="of:=STDEVPA([.B36:.Q36])" office:value-type="float" office:value="11.179641094418">
            <text:p>11,1796410944</text:p>
          </table:table-cell>
          <table:table-cell table:number-columns-repeated="100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238">
            <text:p>238</text:p>
          </table:table-cell>
          <table:table-cell office:value-type="float" office:value="210">
            <text:p>210</text:p>
          </table:table-cell>
          <table:table-cell office:value-type="float" office:value="238">
            <text:p>238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204">
            <text:p>204</text:p>
          </table:table-cell>
          <table:table-cell office:value-type="float" office:value="212">
            <text:p>212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58">
            <text:p>258</text:p>
          </table:table-cell>
          <table:table-cell office:value-type="float" office:value="236">
            <text:p>236</text:p>
          </table:table-cell>
          <table:table-cell table:formula="of:=AVERAGE([.B37:.Q37])" office:value-type="float" office:value="221.25">
            <text:p>221,25</text:p>
          </table:table-cell>
          <table:table-cell table:formula="of:=STDEVPA([.B37:.Q37])" office:value-type="float" office:value="40.7852608180946">
            <text:p>40,7852608181</text:p>
          </table:table-cell>
          <table:table-cell table:number-columns-repeated="100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96">
            <text:p>396</text:p>
          </table:table-cell>
          <table:table-cell office:value-type="float" office:value="226">
            <text:p>226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18">
            <text:p>218</text:p>
          </table:table-cell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06">
            <text:p>206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table:formula="of:=AVERAGE([.B38:.Q38])" office:value-type="float" office:value="240.5">
            <text:p>240,5</text:p>
          </table:table-cell>
          <table:table-cell table:formula="of:=STDEVPA([.B38:.Q38])" office:value-type="float" office:value="41.841964581028">
            <text:p>41,841964581</text:p>
          </table:table-cell>
          <table:table-cell table:number-columns-repeated="100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office:value-type="float" office:value="248">
            <text:p>248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60">
            <text:p>260</text:p>
          </table:table-cell>
          <table:table-cell office:value-type="float" office:value="246">
            <text:p>246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36">
            <text:p>236</text:p>
          </table:table-cell>
          <table:table-cell table:formula="of:=AVERAGE([.B39:.Q39])" office:value-type="float" office:value="231.75">
            <text:p>231,75</text:p>
          </table:table-cell>
          <table:table-cell table:formula="of:=STDEVPA([.B39:.Q39])" office:value-type="float" office:value="11.2444430720245">
            <text:p>11,244443072</text:p>
          </table:table-cell>
          <table:table-cell table:number-columns-repeated="100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54">
            <text:p>254</text:p>
          </table:table-cell>
          <table:table-cell office:value-type="float" office:value="212">
            <text:p>21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20">
            <text:p>220</text:p>
          </table:table-cell>
          <table:table-cell office:value-type="float" office:value="232">
            <text:p>232</text:p>
          </table:table-cell>
          <table:table-cell office:value-type="float" office:value="214">
            <text:p>214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table:formula="of:=AVERAGE([.B40:.Q40])" office:value-type="float" office:value="229.75">
            <text:p>229,75</text:p>
          </table:table-cell>
          <table:table-cell table:formula="of:=STDEVPA([.B40:.Q40])" office:value-type="float" office:value="11.3770602529828">
            <text:p>11,377060253</text:p>
          </table:table-cell>
          <table:table-cell table:number-columns-repeated="100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12">
            <text:p>212</text:p>
          </table:table-cell>
          <table:table-cell office:value-type="float" office:value="214">
            <text:p>214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table:formula="of:=AVERAGE([.B41:.Q41])" office:value-type="float" office:value="230.25">
            <text:p>230,25</text:p>
          </table:table-cell>
          <table:table-cell table:formula="of:=STDEVPA([.B41:.Q41])" office:value-type="float" office:value="9.74358763495254">
            <text:p>9,743587635</text:p>
          </table:table-cell>
          <table:table-cell table:number-columns-repeated="100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44">
            <text:p>244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16">
            <text:p>216</text:p>
          </table:table-cell>
          <table:table-cell office:value-type="float" office:value="238">
            <text:p>238</text:p>
          </table:table-cell>
          <table:table-cell office:value-type="float" office:value="214">
            <text:p>214</text:p>
          </table:table-cell>
          <table:table-cell table:number-columns-repeated="2" office:value-type="float" office:value="218">
            <text:p>218</text:p>
          </table:table-cell>
          <table:table-cell table:formula="of:=AVERAGE([.B42:.Q42])" office:value-type="float" office:value="230.125">
            <text:p>230,125</text:p>
          </table:table-cell>
          <table:table-cell table:formula="of:=STDEVPA([.B42:.Q42])" office:value-type="float" office:value="9.9365172470036">
            <text:p>9,936517247</text:p>
          </table:table-cell>
          <table:table-cell table:number-columns-repeated="100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36">
            <text:p>236</text:p>
          </table:table-cell>
          <table:table-cell table:formula="of:=AVERAGE([.B43:.Q43])" office:value-type="float" office:value="234">
            <text:p>234</text:p>
          </table:table-cell>
          <table:table-cell table:formula="of:=STDEVPA([.B43:.Q43])" office:value-type="float" office:value="7.24568837309472">
            <text:p>7,2456883731</text:p>
          </table:table-cell>
          <table:table-cell table:number-columns-repeated="100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table:formula="of:=AVERAGE([.B44:.Q44])" office:value-type="float" office:value="231.75">
            <text:p>231,75</text:p>
          </table:table-cell>
          <table:table-cell table:formula="of:=STDEVPA([.B44:.Q44])" office:value-type="float" office:value="7.67707626639204">
            <text:p>7,6770762664</text:p>
          </table:table-cell>
          <table:table-cell table:number-columns-repeated="100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54">
            <text:p>254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36">
            <text:p>236</text:p>
          </table:table-cell>
          <table:table-cell table:formula="of:=AVERAGE([.B45:.Q45])" office:value-type="float" office:value="234.125">
            <text:p>234,125</text:p>
          </table:table-cell>
          <table:table-cell table:formula="of:=STDEVPA([.B45:.Q45])" office:value-type="float" office:value="7.36439916082772">
            <text:p>7,3643991608</text:p>
          </table:table-cell>
          <table:table-cell table:number-columns-repeated="100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14">
            <text:p>214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242">
            <text:p>242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office:value-type="float" office:value="214">
            <text:p>214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18">
            <text:p>218</text:p>
          </table:table-cell>
          <table:table-cell table:formula="of:=AVERAGE([.B46:.Q46])" office:value-type="float" office:value="228.25">
            <text:p>228,25</text:p>
          </table:table-cell>
          <table:table-cell table:formula="of:=STDEVPA([.B46:.Q46])" office:value-type="float" office:value="9.43066805693001">
            <text:p>9,4306680569</text:p>
          </table:table-cell>
          <table:table-cell table:number-columns-repeated="100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14">
            <text:p>214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12">
            <text:p>212</text:p>
          </table:table-cell>
          <table:table-cell office:value-type="float" office:value="220">
            <text:p>220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table:formula="of:=AVERAGE([.B47:.Q47])" office:value-type="float" office:value="228.75">
            <text:p>228,75</text:p>
          </table:table-cell>
          <table:table-cell table:formula="of:=STDEVPA([.B47:.Q47])" office:value-type="float" office:value="9.40412143690201">
            <text:p>9,4041214369</text:p>
          </table:table-cell>
          <table:table-cell table:number-columns-repeated="100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34">
            <text:p>234</text:p>
          </table:table-cell>
          <table:table-cell office:value-type="float" office:value="210">
            <text:p>210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16">
            <text:p>216</text:p>
          </table:table-cell>
          <table:table-cell office:value-type="float" office:value="214">
            <text:p>214</text:p>
          </table:table-cell>
          <table:table-cell office:value-type="float" office:value="226">
            <text:p>226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12">
            <text:p>212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table:formula="of:=AVERAGE([.B48:.Q48])" office:value-type="float" office:value="225.625">
            <text:p>225,625</text:p>
          </table:table-cell>
          <table:table-cell table:formula="of:=STDEVPA([.B48:.Q48])" office:value-type="float" office:value="9.72673506373028">
            <text:p>9,7267350637</text:p>
          </table:table-cell>
          <table:table-cell table:number-columns-repeated="100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210">
            <text:p>210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22">
            <text:p>222</text:p>
          </table:table-cell>
          <table:table-cell table:formula="of:=AVERAGE([.B49:.Q49])" office:value-type="float" office:value="231.375">
            <text:p>231,375</text:p>
          </table:table-cell>
          <table:table-cell table:formula="of:=STDEVPA([.B49:.Q49])" office:value-type="float" office:value="8.62318821550359">
            <text:p>8,6231882155</text:p>
          </table:table-cell>
          <table:table-cell table:number-columns-repeated="100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56">
            <text:p>256</text:p>
          </table:table-cell>
          <table:table-cell office:value-type="float" office:value="232">
            <text:p>232</text:p>
          </table:table-cell>
          <table:table-cell office:value-type="float" office:value="206">
            <text:p>206</text:p>
          </table:table-cell>
          <table:table-cell table:number-columns-repeated="3"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54">
            <text:p>254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46">
            <text:p>246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table:formula="of:=AVERAGE([.B50:.Q50])" office:value-type="float" office:value="231.5">
            <text:p>231,5</text:p>
          </table:table-cell>
          <table:table-cell table:formula="of:=STDEVPA([.B50:.Q50])" office:value-type="float" office:value="12.6589889011722">
            <text:p>12,6589889012</text:p>
          </table:table-cell>
          <table:table-cell table:number-columns-repeated="100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16">
            <text:p>216</text:p>
          </table:table-cell>
          <table:table-cell office:value-type="float" office:value="258">
            <text:p>258</text:p>
          </table:table-cell>
          <table:table-cell office:value-type="float" office:value="212">
            <text:p>212</text:p>
          </table:table-cell>
          <table:table-cell office:value-type="float" office:value="236">
            <text:p>236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table:formula="of:=AVERAGE([.B51:.Q51])" office:value-type="float" office:value="228.25">
            <text:p>228,25</text:p>
          </table:table-cell>
          <table:table-cell table:formula="of:=STDEVPA([.B51:.Q51])" office:value-type="float" office:value="10.6741510201046">
            <text:p>10,6741510201</text:p>
          </table:table-cell>
          <table:table-cell table:number-columns-repeated="100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14">
            <text:p>214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18">
            <text:p>218</text:p>
          </table:table-cell>
          <table:table-cell office:value-type="float" office:value="216">
            <text:p>216</text:p>
          </table:table-cell>
          <table:table-cell office:value-type="float" office:value="254">
            <text:p>254</text:p>
          </table:table-cell>
          <table:table-cell office:value-type="float" office:value="216">
            <text:p>216</text:p>
          </table:table-cell>
          <table:table-cell table:formula="of:=AVERAGE([.B52:.Q52])" office:value-type="float" office:value="229.125">
            <text:p>229,125</text:p>
          </table:table-cell>
          <table:table-cell table:formula="of:=STDEVPA([.B52:.Q52])" office:value-type="float" office:value="10.5349121970712">
            <text:p>10,5349121971</text:p>
          </table:table-cell>
          <table:table-cell table:number-columns-repeated="100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14">
            <text:p>214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table:formula="of:=AVERAGE([.B53:.Q53])" office:value-type="float" office:value="232.25">
            <text:p>232,25</text:p>
          </table:table-cell>
          <table:table-cell table:formula="of:=STDEVPA([.B53:.Q53])" office:value-type="float" office:value="9.48353836919533">
            <text:p>9,4835383692</text:p>
          </table:table-cell>
          <table:table-cell table:number-columns-repeated="100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42">
            <text:p>242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216">
            <text:p>216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260">
            <text:p>260</text:p>
          </table:table-cell>
          <table:table-cell table:formula="of:=AVERAGE([.B54:.Q54])" office:value-type="float" office:value="233.75">
            <text:p>233,75</text:p>
          </table:table-cell>
          <table:table-cell table:formula="of:=STDEVPA([.B54:.Q54])" office:value-type="float" office:value="9.97183533758957">
            <text:p>9,9718353376</text:p>
          </table:table-cell>
          <table:table-cell table:number-columns-repeated="1005"/>
        </table:table-row>
        <table:table-row table:style-name="ro2">
          <table:table-cell office:value-type="float" office:value="53">
            <text:p>53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06">
            <text:p>206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22">
            <text:p>222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float" office:value="216">
            <text:p>216</text:p>
          </table:table-cell>
          <table:table-cell office:value-type="float" office:value="224">
            <text:p>224</text:p>
          </table:table-cell>
          <table:table-cell office:value-type="float" office:value="212">
            <text:p>212</text:p>
          </table:table-cell>
          <table:table-cell office:value-type="float" office:value="244">
            <text:p>244</text:p>
          </table:table-cell>
          <table:table-cell table:formula="of:=AVERAGE([.B55:.Q55])" office:value-type="float" office:value="228.5">
            <text:p>228,5</text:p>
          </table:table-cell>
          <table:table-cell table:formula="of:=STDEVPA([.B55:.Q55])" office:value-type="float" office:value="12.1757956618859">
            <text:p>12,1757956619</text:p>
          </table:table-cell>
          <table:table-cell table:number-columns-repeated="100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12">
            <text:p>212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office:value-type="float" office:value="214">
            <text:p>214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table:formula="of:=AVERAGE([.B56:.Q56])" office:value-type="float" office:value="232.625">
            <text:p>232,625</text:p>
          </table:table-cell>
          <table:table-cell table:formula="of:=STDEVPA([.B56:.Q56])" office:value-type="float" office:value="9.31983771317934">
            <text:p>9,3198377132</text:p>
          </table:table-cell>
          <table:table-cell table:number-columns-repeated="100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220">
            <text:p>220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18">
            <text:p>218</text:p>
          </table:table-cell>
          <table:table-cell table:number-columns-repeated="2" office:value-type="float" office:value="214">
            <text:p>214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table:formula="of:=AVERAGE([.B57:.Q57])" office:value-type="float" office:value="228.125">
            <text:p>228,125</text:p>
          </table:table-cell>
          <table:table-cell table:formula="of:=STDEVPA([.B57:.Q57])" office:value-type="float" office:value="10.0366515830729">
            <text:p>10,0366515831</text:p>
          </table:table-cell>
          <table:table-cell table:number-columns-repeated="100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06">
            <text:p>206</text:p>
          </table:table-cell>
          <table:table-cell table:formula="of:=AVERAGE([.B58:.Q58])" office:value-type="float" office:value="232.25">
            <text:p>232,25</text:p>
          </table:table-cell>
          <table:table-cell table:formula="of:=STDEVPA([.B58:.Q58])" office:value-type="float" office:value="9.61444226151471">
            <text:p>9,6144422615</text:p>
          </table:table-cell>
          <table:table-cell table:number-columns-repeated="100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64">
            <text:p>264</text:p>
          </table:table-cell>
          <table:table-cell office:value-type="float" office:value="216">
            <text:p>216</text:p>
          </table:table-cell>
          <table:table-cell office:value-type="float" office:value="222">
            <text:p>222</text:p>
          </table:table-cell>
          <table:table-cell office:value-type="float" office:value="210">
            <text:p>210</text:p>
          </table:table-cell>
          <table:table-cell office:value-type="float" office:value="212">
            <text:p>212</text:p>
          </table:table-cell>
          <table:table-cell table:formula="of:=AVERAGE([.B59:.Q59])" office:value-type="float" office:value="225.75">
            <text:p>225,75</text:p>
          </table:table-cell>
          <table:table-cell table:formula="of:=STDEVPA([.B59:.Q59])" office:value-type="float" office:value="11.9556472012183">
            <text:p>11,9556472012</text:p>
          </table:table-cell>
          <table:table-cell table:number-columns-repeated="1005"/>
        </table:table-row>
        <table:table-row table:style-name="ro2">
          <table:table-cell office:value-type="float" office:value="58">
            <text:p>58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60">
            <text:p>260</text:p>
          </table:table-cell>
          <table:table-cell office:value-type="float" office:value="234">
            <text:p>234</text:p>
          </table:table-cell>
          <table:table-cell office:value-type="float" office:value="206">
            <text:p>206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36">
            <text:p>236</text:p>
          </table:table-cell>
          <table:table-cell office:value-type="float" office:value="218">
            <text:p>218</text:p>
          </table:table-cell>
          <table:table-cell office:value-type="float" office:value="234">
            <text:p>234</text:p>
          </table:table-cell>
          <table:table-cell table:formula="of:=AVERAGE([.B60:.Q60])" office:value-type="float" office:value="232.5">
            <text:p>232,5</text:p>
          </table:table-cell>
          <table:table-cell table:formula="of:=STDEVPA([.B60:.Q60])" office:value-type="float" office:value="12.3389626792531">
            <text:p>12,3389626793</text:p>
          </table:table-cell>
          <table:table-cell table:number-columns-repeated="100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18">
            <text:p>218</text:p>
          </table:table-cell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18">
            <text:p>218</text:p>
          </table:table-cell>
          <table:table-cell office:value-type="float" office:value="194">
            <text:p>194</text:p>
          </table:table-cell>
          <table:table-cell office:value-type="float" office:value="232">
            <text:p>232</text:p>
          </table:table-cell>
          <table:table-cell table:formula="of:=AVERAGE([.B61:.Q61])" office:value-type="float" office:value="226.875">
            <text:p>226,875</text:p>
          </table:table-cell>
          <table:table-cell table:formula="of:=STDEVPA([.B61:.Q61])" office:value-type="float" office:value="11.1348271203463">
            <text:p>11,1348271203</text:p>
          </table:table-cell>
          <table:table-cell table:number-columns-repeated="100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56">
            <text:p>256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table:formula="of:=AVERAGE([.B62:.Q62])" office:value-type="float" office:value="231.375">
            <text:p>231,375</text:p>
          </table:table-cell>
          <table:table-cell table:formula="of:=STDEVPA([.B62:.Q62])" office:value-type="float" office:value="8.85208308817761">
            <text:p>8,8520830882</text:p>
          </table:table-cell>
          <table:table-cell table:number-columns-repeated="100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26">
            <text:p>226</text:p>
          </table:table-cell>
          <table:table-cell table:formula="of:=AVERAGE([.B63:.Q63])" office:value-type="float" office:value="229.125">
            <text:p>229,125</text:p>
          </table:table-cell>
          <table:table-cell table:formula="of:=STDEVPA([.B63:.Q63])" office:value-type="float" office:value="7.48227071148859">
            <text:p>7,4822707115</text:p>
          </table:table-cell>
          <table:table-cell table:number-columns-repeated="100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18">
            <text:p>218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table:formula="of:=AVERAGE([.B64:.Q64])" office:value-type="float" office:value="229.5">
            <text:p>229,5</text:p>
          </table:table-cell>
          <table:table-cell table:formula="of:=STDEVPA([.B64:.Q64])" office:value-type="float" office:value="7.63216876123687">
            <text:p>7,6321687612</text:p>
          </table:table-cell>
          <table:table-cell table:number-columns-repeated="100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18">
            <text:p>218</text:p>
          </table:table-cell>
          <table:table-cell office:value-type="float" office:value="214">
            <text:p>214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02">
            <text:p>202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18">
            <text:p>218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26">
            <text:p>226</text:p>
          </table:table-cell>
          <table:table-cell table:formula="of:=AVERAGE([.B65:.Q65])" office:value-type="float" office:value="223">
            <text:p>223</text:p>
          </table:table-cell>
          <table:table-cell table:formula="of:=STDEVPA([.B65:.Q65])" office:value-type="float" office:value="9.30053761886914">
            <text:p>9,3005376189</text:p>
          </table:table-cell>
          <table:table-cell table:number-columns-repeated="100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32">
            <text:p>232</text:p>
          </table:table-cell>
          <table:table-cell office:value-type="float" office:value="258">
            <text:p>258</text:p>
          </table:table-cell>
          <table:table-cell office:value-type="float" office:value="218">
            <text:p>218</text:p>
          </table:table-cell>
          <table:table-cell office:value-type="float" office:value="236">
            <text:p>236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14">
            <text:p>214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table:formula="of:=AVERAGE([.B66:.Q66])" office:value-type="float" office:value="231.875">
            <text:p>231,875</text:p>
          </table:table-cell>
          <table:table-cell table:formula="of:=STDEVPA([.B66:.Q66])" office:value-type="float" office:value="10.4515250083421">
            <text:p>10,4515250083</text:p>
          </table:table-cell>
          <table:table-cell table:number-columns-repeated="100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office:value-type="float" office:value="244">
            <text:p>244</text:p>
          </table:table-cell>
          <table:table-cell office:value-type="float" office:value="214">
            <text:p>214</text:p>
          </table:table-cell>
          <table:table-cell table:number-columns-repeated="3"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62">
            <text:p>262</text:p>
          </table:table-cell>
          <table:table-cell office:value-type="float" office:value="254">
            <text:p>254</text:p>
          </table:table-cell>
          <table:table-cell table:formula="of:=AVERAGE([.B67:.Q67])" office:value-type="float" office:value="234">
            <text:p>234</text:p>
          </table:table-cell>
          <table:table-cell table:formula="of:=STDEVPA([.B67:.Q67])" office:value-type="float" office:value="12.1449578014911">
            <text:p>12,1449578015</text:p>
          </table:table-cell>
          <table:table-cell table:number-columns-repeated="100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20">
            <text:p>220</text:p>
          </table:table-cell>
          <table:table-cell table:number-columns-repeated="3"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table:formula="of:=AVERAGE([.B68:.Q68])" office:value-type="float" office:value="233.875">
            <text:p>233,875</text:p>
          </table:table-cell>
          <table:table-cell table:formula="of:=STDEVPA([.B68:.Q68])" office:value-type="float" office:value="7.1926611904079">
            <text:p>7,1926611904</text:p>
          </table:table-cell>
          <table:table-cell table:number-columns-repeated="100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16">
            <text:p>216</text:p>
          </table:table-cell>
          <table:table-cell office:value-type="float" office:value="221">
            <text:p>221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16">
            <text:p>216</text:p>
          </table:table-cell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table:formula="of:=AVERAGE([.B69:.Q69])" office:value-type="float" office:value="231.6875">
            <text:p>231,6875</text:p>
          </table:table-cell>
          <table:table-cell table:formula="of:=STDEVPA([.B69:.Q69])" office:value-type="float" office:value="8.75870103097486">
            <text:p>8,758701031</text:p>
          </table:table-cell>
          <table:table-cell table:number-columns-repeated="100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08">
            <text:p>208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table:formula="of:=AVERAGE([.B70:.Q70])" office:value-type="float" office:value="231.4375">
            <text:p>231,4375</text:p>
          </table:table-cell>
          <table:table-cell table:formula="of:=STDEVPA([.B70:.Q70])" office:value-type="float" office:value="8.57298627958776">
            <text:p>8,5729862796</text:p>
          </table:table-cell>
          <table:table-cell table:number-columns-repeated="100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26">
            <text:p>226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220">
            <text:p>220</text:p>
          </table:table-cell>
          <table:table-cell table:number-columns-repeated="3" office:value-type="float" office:value="232">
            <text:p>232</text:p>
          </table:table-cell>
          <table:table-cell office:value-type="float" office:value="228">
            <text:p>228</text:p>
          </table:table-cell>
          <table:table-cell table:formula="of:=AVERAGE([.B71:.Q71])" office:value-type="float" office:value="234.75">
            <text:p>234,75</text:p>
          </table:table-cell>
          <table:table-cell table:formula="of:=STDEVPA([.B71:.Q71])" office:value-type="float" office:value="10.0964102531543">
            <text:p>10,0964102532</text:p>
          </table:table-cell>
          <table:table-cell table:number-columns-repeated="100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18">
            <text:p>218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16">
            <text:p>216</text:p>
          </table:table-cell>
          <table:table-cell office:value-type="float" office:value="224">
            <text:p>224</text:p>
          </table:table-cell>
          <table:table-cell office:value-type="float" office:value="196">
            <text:p>196</text:p>
          </table:table-cell>
          <table:table-cell office:value-type="float" office:value="212">
            <text:p>212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table:formula="of:=AVERAGE([.B72:.Q72])" office:value-type="float" office:value="221.875">
            <text:p>221,875</text:p>
          </table:table-cell>
          <table:table-cell table:formula="of:=STDEVPA([.B72:.Q72])" office:value-type="float" office:value="9.1506488840956">
            <text:p>9,1506488841</text:p>
          </table:table-cell>
          <table:table-cell table:number-columns-repeated="100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table:formula="of:=AVERAGE([.B73:.Q73])" office:value-type="float" office:value="231.5">
            <text:p>231,5</text:p>
          </table:table-cell>
          <table:table-cell table:formula="of:=STDEVPA([.B73:.Q73])" office:value-type="float" office:value="7.08872343937891">
            <text:p>7,0887234394</text:p>
          </table:table-cell>
          <table:table-cell table:number-columns-repeated="100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table:formula="of:=AVERAGE([.B74:.Q74])" office:value-type="float" office:value="230.875">
            <text:p>230,875</text:p>
          </table:table-cell>
          <table:table-cell table:formula="of:=STDEVPA([.B74:.Q74])" office:value-type="float" office:value="9.27277601368652">
            <text:p>9,2727760137</text:p>
          </table:table-cell>
          <table:table-cell table:number-columns-repeated="100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table:formula="of:=AVERAGE([.B75:.Q75])" office:value-type="float" office:value="231.875">
            <text:p>231,875</text:p>
          </table:table-cell>
          <table:table-cell table:formula="of:=STDEVPA([.B75:.Q75])" office:value-type="float" office:value="6.01949956391725">
            <text:p>6,0194995639</text:p>
          </table:table-cell>
          <table:table-cell table:number-columns-repeated="100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16">
            <text:p>216</text:p>
          </table:table-cell>
          <table:table-cell office:value-type="float" office:value="244">
            <text:p>244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table:formula="of:=AVERAGE([.B76:.Q76])" office:value-type="float" office:value="232.625">
            <text:p>232,625</text:p>
          </table:table-cell>
          <table:table-cell table:formula="of:=STDEVPA([.B76:.Q76])" office:value-type="float" office:value="8.79541784112614">
            <text:p>8,7954178411</text:p>
          </table:table-cell>
          <table:table-cell table:number-columns-repeated="100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12">
            <text:p>212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04">
            <text:p>204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table:formula="of:=AVERAGE([.B77:.Q77])" office:value-type="float" office:value="229.75">
            <text:p>229,75</text:p>
          </table:table-cell>
          <table:table-cell table:formula="of:=STDEVPA([.B77:.Q77])" office:value-type="float" office:value="10.1458119438515">
            <text:p>10,1458119439</text:p>
          </table:table-cell>
          <table:table-cell table:number-columns-repeated="100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14">
            <text:p>214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14">
            <text:p>214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182">
            <text:p>182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table:formula="of:=AVERAGE([.B78:.Q78])" office:value-type="float" office:value="224.75">
            <text:p>224,75</text:p>
          </table:table-cell>
          <table:table-cell table:formula="of:=STDEVPA([.B78:.Q78])" office:value-type="float" office:value="13.2641433948823">
            <text:p>13,2641433949</text:p>
          </table:table-cell>
          <table:table-cell table:number-columns-repeated="1005"/>
        </table:table-row>
        <table:table-row table:style-name="ro2">
          <table:table-cell office:value-type="float" office:value="77">
            <text:p>77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14">
            <text:p>214</text:p>
          </table:table-cell>
          <table:table-cell office:value-type="float" office:value="212">
            <text:p>212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12">
            <text:p>212</text:p>
          </table:table-cell>
          <table:table-cell office:value-type="float" office:value="216">
            <text:p>216</text:p>
          </table:table-cell>
          <table:table-cell table:formula="of:=AVERAGE([.B79:.Q79])" office:value-type="float" office:value="222.5">
            <text:p>222,5</text:p>
          </table:table-cell>
          <table:table-cell table:formula="of:=STDEVPA([.B79:.Q79])" office:value-type="float" office:value="9.5524865872714">
            <text:p>9,5524865873</text:p>
          </table:table-cell>
          <table:table-cell table:number-columns-repeated="100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22">
            <text:p>222</text:p>
          </table:table-cell>
          <table:table-cell office:value-type="float" office:value="236">
            <text:p>236</text:p>
          </table:table-cell>
          <table:table-cell office:value-type="float" office:value="216">
            <text:p>216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14">
            <text:p>214</text:p>
          </table:table-cell>
          <table:table-cell office:value-type="float" office:value="244">
            <text:p>244</text:p>
          </table:table-cell>
          <table:table-cell office:value-type="float" office:value="226">
            <text:p>226</text:p>
          </table:table-cell>
          <table:table-cell office:value-type="float" office:value="252">
            <text:p>252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22">
            <text:p>222</text:p>
          </table:table-cell>
          <table:table-cell table:formula="of:=AVERAGE([.B80:.Q80])" office:value-type="float" office:value="229.375">
            <text:p>229,375</text:p>
          </table:table-cell>
          <table:table-cell table:formula="of:=STDEVPA([.B80:.Q80])" office:value-type="float" office:value="10.2887985207215">
            <text:p>10,2887985207</text:p>
          </table:table-cell>
          <table:table-cell table:number-columns-repeated="100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52">
            <text:p>252</text:p>
          </table:table-cell>
          <table:table-cell office:value-type="float" office:value="242">
            <text:p>242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202">
            <text:p>202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table:formula="of:=AVERAGE([.B81:.Q81])" office:value-type="float" office:value="231.875">
            <text:p>231,875</text:p>
          </table:table-cell>
          <table:table-cell table:formula="of:=STDEVPA([.B81:.Q81])" office:value-type="float" office:value="12.1751540031328">
            <text:p>12,1751540031</text:p>
          </table:table-cell>
          <table:table-cell table:number-columns-repeated="100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10">
            <text:p>210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28">
            <text:p>228</text:p>
          </table:table-cell>
          <table:table-cell table:formula="of:=AVERAGE([.B82:.Q82])" office:value-type="float" office:value="226.75">
            <text:p>226,75</text:p>
          </table:table-cell>
          <table:table-cell table:formula="of:=STDEVPA([.B82:.Q82])" office:value-type="float" office:value="10.4851084877554">
            <text:p>10,4851084878</text:p>
          </table:table-cell>
          <table:table-cell table:number-columns-repeated="100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12">
            <text:p>212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16">
            <text:p>216</text:p>
          </table:table-cell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24">
            <text:p>224</text:p>
          </table:table-cell>
          <table:table-cell table:formula="of:=AVERAGE([.B83:.Q83])" office:value-type="float" office:value="228.25">
            <text:p>228,25</text:p>
          </table:table-cell>
          <table:table-cell table:formula="of:=STDEVPA([.B83:.Q83])" office:value-type="float" office:value="9.29717699089353">
            <text:p>9,2971769909</text:p>
          </table:table-cell>
          <table:table-cell table:number-columns-repeated="100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32">
            <text:p>232</text:p>
          </table:table-cell>
          <table:table-cell office:value-type="float" office:value="264">
            <text:p>264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54">
            <text:p>254</text:p>
          </table:table-cell>
          <table:table-cell office:value-type="float" office:value="228">
            <text:p>228</text:p>
          </table:table-cell>
          <table:table-cell table:formula="of:=AVERAGE([.B84:.Q84])" office:value-type="float" office:value="231.625">
            <text:p>231,625</text:p>
          </table:table-cell>
          <table:table-cell table:formula="of:=STDEVPA([.B84:.Q84])" office:value-type="float" office:value="11.7732482773447">
            <text:p>11,7732482773</text:p>
          </table:table-cell>
          <table:table-cell table:number-columns-repeated="100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24">
            <text:p>224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table:formula="of:=AVERAGE([.B85:.Q85])" office:value-type="float" office:value="237">
            <text:p>237</text:p>
          </table:table-cell>
          <table:table-cell table:formula="of:=STDEVPA([.B85:.Q85])" office:value-type="float" office:value="10">
            <text:p>10</text:p>
          </table:table-cell>
          <table:table-cell table:number-columns-repeated="100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32">
            <text:p>232</text:p>
          </table:table-cell>
          <table:table-cell office:value-type="float" office:value="258">
            <text:p>258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float" office:value="214">
            <text:p>21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52">
            <text:p>252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table:formula="of:=AVERAGE([.B86:.Q86])" office:value-type="float" office:value="231.75">
            <text:p>231,75</text:p>
          </table:table-cell>
          <table:table-cell table:formula="of:=STDEVPA([.B86:.Q86])" office:value-type="float" office:value="10.6507042020704">
            <text:p>10,6507042021</text:p>
          </table:table-cell>
          <table:table-cell table:number-columns-repeated="100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table:formula="of:=AVERAGE([.B87:.Q87])" office:value-type="float" office:value="232.4375">
            <text:p>232,4375</text:p>
          </table:table-cell>
          <table:table-cell table:formula="of:=STDEVPA([.B87:.Q87])" office:value-type="float" office:value="5.11087993891463">
            <text:p>5,1108799389</text:p>
          </table:table-cell>
          <table:table-cell table:number-columns-repeated="100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28">
            <text:p>228</text:p>
          </table:table-cell>
          <table:table-cell office:value-type="float" office:value="225">
            <text:p>225</text:p>
          </table:table-cell>
          <table:table-cell office:value-type="float" office:value="228">
            <text:p>228</text:p>
          </table:table-cell>
          <table:table-cell table:number-columns-repeated="3" office:value-type="float" office:value="226">
            <text:p>226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table:formula="of:=AVERAGE([.B88:.Q88])" office:value-type="float" office:value="233.5625">
            <text:p>233,5625</text:p>
          </table:table-cell>
          <table:table-cell table:formula="of:=STDEVPA([.B88:.Q88])" office:value-type="float" office:value="7.42435813723988">
            <text:p>7,4243581372</text:p>
          </table:table-cell>
          <table:table-cell table:number-columns-repeated="100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10">
            <text:p>210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18">
            <text:p>218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54">
            <text:p>254</text:p>
          </table:table-cell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236">
            <text:p>236</text:p>
          </table:table-cell>
          <table:table-cell office:value-type="float" office:value="254">
            <text:p>254</text:p>
          </table:table-cell>
          <table:table-cell table:formula="of:=AVERAGE([.B89:.Q89])" office:value-type="float" office:value="233.75">
            <text:p>233,75</text:p>
          </table:table-cell>
          <table:table-cell table:formula="of:=STDEVPA([.B89:.Q89])" office:value-type="float" office:value="11.1998883923011">
            <text:p>11,1998883923</text:p>
          </table:table-cell>
          <table:table-cell table:number-columns-repeated="100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220">
            <text:p>220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table:formula="of:=AVERAGE([.B90:.Q90])" office:value-type="float" office:value="230.375">
            <text:p>230,375</text:p>
          </table:table-cell>
          <table:table-cell table:formula="of:=STDEVPA([.B90:.Q90])" office:value-type="float" office:value="8.06903804675626">
            <text:p>8,0690380468</text:p>
          </table:table-cell>
          <table:table-cell table:number-columns-repeated="100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office:value-type="float" office:value="218">
            <text:p>218</text:p>
          </table:table-cell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table:formula="of:=AVERAGE([.B91:.Q91])" office:value-type="float" office:value="230.625">
            <text:p>230,625</text:p>
          </table:table-cell>
          <table:table-cell table:formula="of:=STDEVPA([.B91:.Q91])" office:value-type="float" office:value="6.2737050456648">
            <text:p>6,2737050457</text:p>
          </table:table-cell>
          <table:table-cell table:number-columns-repeated="100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54">
            <text:p>254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table:formula="of:=AVERAGE([.B92:.Q92])" office:value-type="float" office:value="236.875">
            <text:p>236,875</text:p>
          </table:table-cell>
          <table:table-cell table:formula="of:=STDEVPA([.B92:.Q92])" office:value-type="float" office:value="8.91540100051591">
            <text:p>8,9154010005</text:p>
          </table:table-cell>
          <table:table-cell table:number-columns-repeated="100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14">
            <text:p>214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18">
            <text:p>218</text:p>
          </table:table-cell>
          <table:table-cell office:value-type="float" office:value="242">
            <text:p>242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table:formula="of:=AVERAGE([.B93:.Q93])" office:value-type="float" office:value="226.625">
            <text:p>226,625</text:p>
          </table:table-cell>
          <table:table-cell table:formula="of:=STDEVPA([.B93:.Q93])" office:value-type="float" office:value="8.76694787254949">
            <text:p>8,7669478725</text:p>
          </table:table-cell>
          <table:table-cell table:number-columns-repeated="100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16">
            <text:p>216</text:p>
          </table:table-cell>
          <table:table-cell office:value-type="float" office:value="240">
            <text:p>240</text:p>
          </table:table-cell>
          <table:table-cell office:value-type="float" office:value="214">
            <text:p>214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44">
            <text:p>244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table:formula="of:=AVERAGE([.B94:.Q94])" office:value-type="float" office:value="228">
            <text:p>228</text:p>
          </table:table-cell>
          <table:table-cell table:formula="of:=STDEVPA([.B94:.Q94])" office:value-type="float" office:value="8.15475321515005">
            <text:p>8,1547532152</text:p>
          </table:table-cell>
          <table:table-cell table:number-columns-repeated="1005"/>
        </table:table-row>
        <table:table-row table:style-name="ro2">
          <table:table-cell office:value-type="float" office:value="93">
            <text:p>93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office:value-type="float" office:value="246">
            <text:p>246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table:formula="of:=AVERAGE([.B95:.Q95])" office:value-type="float" office:value="229.5">
            <text:p>229,5</text:p>
          </table:table-cell>
          <table:table-cell table:formula="of:=STDEVPA([.B95:.Q95])" office:value-type="float" office:value="7.85811682275086">
            <text:p>7,8581168228</text:p>
          </table:table-cell>
          <table:table-cell table:number-columns-repeated="100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46">
            <text:p>246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12">
            <text:p>212</text:p>
          </table:table-cell>
          <table:table-cell office:value-type="float" office:value="206">
            <text:p>206</text:p>
          </table:table-cell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table:formula="of:=AVERAGE([.B96:.Q96])" office:value-type="float" office:value="228.5">
            <text:p>228,5</text:p>
          </table:table-cell>
          <table:table-cell table:formula="of:=STDEVPA([.B96:.Q96])" office:value-type="float" office:value="12.051970793194">
            <text:p>12,0519707932</text:p>
          </table:table-cell>
          <table:table-cell table:number-columns-repeated="100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16">
            <text:p>216</text:p>
          </table:table-cell>
          <table:table-cell office:value-type="float" office:value="220">
            <text:p>220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 office:value-type="float" office:value="256">
            <text:p>256</text:p>
          </table:table-cell>
          <table:table-cell office:value-type="float" office:value="232">
            <text:p>232</text:p>
          </table:table-cell>
          <table:table-cell table:formula="of:=AVERAGE([.B97:.Q97])" office:value-type="float" office:value="230.375">
            <text:p>230,375</text:p>
          </table:table-cell>
          <table:table-cell table:formula="of:=STDEVPA([.B97:.Q97])" office:value-type="float" office:value="9.25253343684853">
            <text:p>9,2525334368</text:p>
          </table:table-cell>
          <table:table-cell table:number-columns-repeated="100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14">
            <text:p>214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14">
            <text:p>214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20">
            <text:p>220</text:p>
          </table:table-cell>
          <table:table-cell table:formula="of:=AVERAGE([.B98:.Q98])" office:value-type="float" office:value="230.75">
            <text:p>230,75</text:p>
          </table:table-cell>
          <table:table-cell table:formula="of:=STDEVPA([.B98:.Q98])" office:value-type="float" office:value="9.50986330080512">
            <text:p>9,5098633008</text:p>
          </table:table-cell>
          <table:table-cell table:number-columns-repeated="100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52">
            <text:p>252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table:formula="of:=AVERAGE([.B99:.Q99])" office:value-type="float" office:value="231.25">
            <text:p>231,25</text:p>
          </table:table-cell>
          <table:table-cell table:formula="of:=STDEVPA([.B99:.Q99])" office:value-type="float" office:value="8.15092019345055">
            <text:p>8,1509201935</text:p>
          </table:table-cell>
          <table:table-cell table:number-columns-repeated="100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44">
            <text:p>244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254">
            <text:p>254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20">
            <text:p>220</text:p>
          </table:table-cell>
          <table:table-cell office:value-type="float" office:value="232">
            <text:p>232</text:p>
          </table:table-cell>
          <table:table-cell office:value-type="float" office:value="246">
            <text:p>246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table:formula="of:=AVERAGE([.B100:.Q100])" office:value-type="float" office:value="229.875">
            <text:p>229,875</text:p>
          </table:table-cell>
          <table:table-cell table:formula="of:=STDEVPA([.B100:.Q100])" office:value-type="float" office:value="10.4035751066641">
            <text:p>10,4035751067</text:p>
          </table:table-cell>
          <table:table-cell table:number-columns-repeated="100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28">
            <text:p>228</text:p>
          </table:table-cell>
          <table:table-cell office:value-type="float" office:value="16">
            <text:p>16</text:p>
          </table:table-cell>
          <table:table-cell office:value-type="float" office:value="210">
            <text:p>210</text:p>
          </table:table-cell>
          <table:table-cell office:value-type="float" office:value="94">
            <text:p>94</text:p>
          </table:table-cell>
          <table:table-cell office:value-type="float" office:value="218">
            <text:p>218</text:p>
          </table:table-cell>
          <table:table-cell office:value-type="float" office:value="170">
            <text:p>170</text:p>
          </table:table-cell>
          <table:table-cell office:value-type="float" office:value="236">
            <text:p>236</text:p>
          </table:table-cell>
          <table:table-cell office:value-type="float" office:value="156">
            <text:p>156</text:p>
          </table:table-cell>
          <table:table-cell office:value-type="float" office:value="204">
            <text:p>204</text:p>
          </table:table-cell>
          <table:table-cell office:value-type="float" office:value="140">
            <text:p>140</text:p>
          </table:table-cell>
          <table:table-cell office:value-type="float" office:value="188">
            <text:p>188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04">
            <text:p>204</text:p>
          </table:table-cell>
          <table:table-cell office:value-type="float" office:value="44">
            <text:p>44</text:p>
          </table:table-cell>
          <table:table-cell office:value-type="float" office:value="218">
            <text:p>218</text:p>
          </table:table-cell>
          <table:table-cell table:formula="of:=AVERAGE([.B101:.Q101])" office:value-type="float" office:value="174.375">
            <text:p>174,375</text:p>
          </table:table-cell>
          <table:table-cell table:formula="of:=STDEVPA([.B101:.Q101])" office:value-type="float" office:value="66.3370889849713">
            <text:p>66,337088985</text:p>
          </table:table-cell>
          <table:table-cell table:number-columns-repeated="100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3" office:value-type="float" office:value="0">
            <text:p>0</text:p>
          </table:table-cell>
          <table:table-cell table:formula="of:=AVERAGE([.B102:.Q102])" office:value-type="float" office:value="52.375">
            <text:p>52,375</text:p>
          </table:table-cell>
          <table:table-cell table:formula="of:=STDEVPA([.B102:.Q102])" office:value-type="float" office:value="82.0738044384443">
            <text:p>82,0738044384</text:p>
          </table:table-cell>
          <table:table-cell table:number-columns-repeated="1005"/>
        </table:table-row>
        <table:table-row table:style-name="ro2"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AVERAGE([.B103:.Q103])" office:value-type="float" office:value="8.75">
            <text:p>8,75</text:p>
          </table:table-cell>
          <table:table-cell table:formula="of:=STDEVPA([.B103:.Q103])" office:value-type="float" office:value="32.8624025293343">
            <text:p>32,8624025293</text:p>
          </table:table-cell>
          <table:table-cell table:number-columns-repeated="1005"/>
        </table:table-row>
        <table:table-row table:style-name="ro2">
          <table:table-cell office:value-type="float" office:value="102">
            <text:p>102</text:p>
          </table:table-cell>
          <table:table-cell table:number-columns-repeated="16" office:value-type="float" office:value="0">
            <text:p>0</text:p>
          </table:table-cell>
          <table:table-cell table:formula="of:=AVERAGE([.B104:.Q104])" office:value-type="float" office:value="0">
            <text:p>0</text:p>
          </table:table-cell>
          <table:table-cell table:formula="of:=STDEVPA([.B104:.Q104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3">
            <text:p>103</text:p>
          </table:table-cell>
          <table:table-cell table:number-columns-repeated="16" office:value-type="float" office:value="0">
            <text:p>0</text:p>
          </table:table-cell>
          <table:table-cell table:formula="of:=AVERAGE([.B105:.Q105])" office:value-type="float" office:value="0">
            <text:p>0</text:p>
          </table:table-cell>
          <table:table-cell table:formula="of:=STDEVPA([.B105:.Q105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4">
            <text:p>104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06:.Q106])" office:value-type="float" office:value="0.125">
            <text:p>0,125</text:p>
          </table:table-cell>
          <table:table-cell table:formula="of:=STDEVPA([.B106:.Q106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5">
            <text:p>105</text:p>
          </table:table-cell>
          <table:table-cell table:number-columns-repeated="16" office:value-type="float" office:value="0">
            <text:p>0</text:p>
          </table:table-cell>
          <table:table-cell table:formula="of:=AVERAGE([.B107:.Q107])" office:value-type="float" office:value="0">
            <text:p>0</text:p>
          </table:table-cell>
          <table:table-cell table:formula="of:=STDEVPA([.B107:.Q107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6">
            <text:p>106</text:p>
          </table:table-cell>
          <table:table-cell table:number-columns-repeated="16" office:value-type="float" office:value="0">
            <text:p>0</text:p>
          </table:table-cell>
          <table:table-cell table:formula="of:=AVERAGE([.B108:.Q108])" office:value-type="float" office:value="0">
            <text:p>0</text:p>
          </table:table-cell>
          <table:table-cell table:formula="of:=STDEVPA([.B108:.Q108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7">
            <text:p>107</text:p>
          </table:table-cell>
          <table:table-cell table:number-columns-repeated="16" office:value-type="float" office:value="0">
            <text:p>0</text:p>
          </table:table-cell>
          <table:table-cell table:formula="of:=AVERAGE([.B109:.Q109])" office:value-type="float" office:value="0">
            <text:p>0</text:p>
          </table:table-cell>
          <table:table-cell table:formula="of:=STDEVPA([.B109:.Q109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8">
            <text:p>108</text:p>
          </table:table-cell>
          <table:table-cell table:number-columns-repeated="16" office:value-type="float" office:value="0">
            <text:p>0</text:p>
          </table:table-cell>
          <table:table-cell table:formula="of:=AVERAGE([.B110:.Q110])" office:value-type="float" office:value="0">
            <text:p>0</text:p>
          </table:table-cell>
          <table:table-cell table:formula="of:=STDEVPA([.B110:.Q110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formula="of:=AVERAGE([.B111:.Q111])" office:value-type="float" office:value="1.25">
            <text:p>1,25</text:p>
          </table:table-cell>
          <table:table-cell table:formula="of:=STDEVPA([.B111:.Q111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110">
            <text:p>11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 office:value-type="float" office:value="2">
            <text:p>2</text:p>
          </table:table-cell>
          <table:table-cell table:formula="of:=AVERAGE([.B112:.Q112])" office:value-type="float" office:value="1.75">
            <text:p>1,75</text:p>
          </table:table-cell>
          <table:table-cell table:formula="of:=STDEVPA([.B112:.Q112])" office:value-type="float" office:value="0.661437827766148">
            <text:p>0,6614378278</text:p>
          </table:table-cell>
          <table:table-cell table:number-columns-repeated="1005"/>
        </table:table-row>
        <table:table-row table:style-name="ro2">
          <table:table-cell office:value-type="float" office:value="111">
            <text:p>111</text:p>
          </table:table-cell>
          <table:table-cell table:number-columns-repeated="16" office:value-type="float" office:value="2">
            <text:p>2</text:p>
          </table:table-cell>
          <table:table-cell table:formula="of:=AVERAGE([.B113:.Q113])" office:value-type="float" office:value="2">
            <text:p>2</text:p>
          </table:table-cell>
          <table:table-cell table:formula="of:=STDEVPA([.B113:.Q113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12">
            <text:p>112</text:p>
          </table:table-cell>
          <table:table-cell table:number-columns-repeated="16" office:value-type="float" office:value="2">
            <text:p>2</text:p>
          </table:table-cell>
          <table:table-cell table:formula="of:=AVERAGE([.B114:.Q114])" office:value-type="float" office:value="2">
            <text:p>2</text:p>
          </table:table-cell>
          <table:table-cell table:formula="of:=STDEVPA([.B114:.Q114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115:.Q115])" office:value-type="float" office:value="1.09090909090909">
            <text:p>1,0909090909</text:p>
          </table:table-cell>
          <table:table-cell table:formula="of:=STDEVPA([.B115:.Q115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114">
            <text:p>114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16:.Q116])" office:value-type="float" office:value="1.11111111111111">
            <text:p>1,1111111111</text:p>
          </table:table-cell>
          <table:table-cell table:formula="of:=STDEVPA([.B116:.Q116])" office:value-type="float" office:value="0.927024810886958">
            <text:p>0,9270248109</text:p>
          </table:table-cell>
          <table:table-cell table:number-columns-repeated="1005"/>
        </table:table-row>
        <table:table-row table:style-name="ro2">
          <table:table-cell office:value-type="float" office:value="115">
            <text:p>115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17:.Q117])" office:value-type="float" office:value="0.333333333333333">
            <text:p>0,3333333333</text:p>
          </table:table-cell>
          <table:table-cell table:formula="of:=STDEVPA([.B117:.Q117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16">
            <text:p>116</text:p>
          </table:table-cell>
          <table:table-cell table:number-columns-repeated="2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18:.Q118])" office:value-type="float" office:value="1.2">
            <text:p>1,2</text:p>
          </table:table-cell>
          <table:table-cell table:formula="of:=STDEVPA([.B118:.Q118])" office:value-type="float" office:value="1.05326872164704">
            <text:p>1,0532687216</text:p>
          </table:table-cell>
          <table:table-cell table:number-columns-repeated="1005"/>
        </table:table-row>
        <table:table-row table:style-name="ro2">
          <table:table-cell office:value-type="float" office:value="117">
            <text:p>117</text:p>
          </table:table-cell>
          <table:table-cell table:number-columns-repeated="7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formula="of:=AVERAGE([.B119:.Q119])" office:value-type="float" office:value="2">
            <text:p>2</text:p>
          </table:table-cell>
          <table:table-cell table:formula="of:=STDEVPA([.B119:.Q119])" office:value-type="float" office:value="0.7806247497998">
            <text:p>0,7806247498</text:p>
          </table:table-cell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ker" table:style-name="ta1">
        <table:table-column table:style-name="co3" table:default-cell-style-name="Default"/>
        <table:table-column table:style-name="co1" table:number-columns-repeated="16" table:default-cell-style-name="Default"/>
        <table:table-column table:style-name="co2" table:number-columns-repeated="2" table:default-cell-style-name="ce3"/>
        <table:table-column table:style-name="co2" table:number-columns-repeated="1005" table:default-cell-style-name="Default"/>
        <table:table-row table:style-name="ro3">
          <table:table-cell table:style-name="ce1" office:value-type="string">
            <text:p>Time</text:p>
          </table:table-cell>
          <table:table-cell table:style-name="ce1" office:value-type="string">
            <text:p>stat-140325-180118-1.txt</text:p>
          </table:table-cell>
          <table:table-cell table:style-name="ce1" office:value-type="string">
            <text:p>stat-140325-180402-2.txt</text:p>
          </table:table-cell>
          <table:table-cell table:style-name="ce1" office:value-type="string">
            <text:p>stat-140325-180645-3.txt</text:p>
          </table:table-cell>
          <table:table-cell table:style-name="ce1" office:value-type="string">
            <text:p>stat-140325-180931-4.txt</text:p>
          </table:table-cell>
          <table:table-cell table:style-name="ce1" office:value-type="string">
            <text:p>stat-140325-181214-5.txt</text:p>
          </table:table-cell>
          <table:table-cell table:style-name="ce1" office:value-type="string">
            <text:p>stat-140325-181459-6.txt</text:p>
          </table:table-cell>
          <table:table-cell table:style-name="ce1" office:value-type="string">
            <text:p>stat-140325-181743-7.txt</text:p>
          </table:table-cell>
          <table:table-cell table:style-name="ce1" office:value-type="string">
            <text:p>stat-140325-182028-8.txt</text:p>
          </table:table-cell>
          <table:table-cell table:style-name="ce1" office:value-type="string">
            <text:p>stat-140325-182311-9.txt</text:p>
          </table:table-cell>
          <table:table-cell table:style-name="ce1" office:value-type="string">
            <text:p>stat-140325-182555-10.txt</text:p>
          </table:table-cell>
          <table:table-cell table:style-name="ce1" office:value-type="string">
            <text:p>stat-140325-182840-11.txt</text:p>
          </table:table-cell>
          <table:table-cell table:style-name="ce1" office:value-type="string">
            <text:p>stat-140325-183124-12.txt</text:p>
          </table:table-cell>
          <table:table-cell table:style-name="ce1" office:value-type="string">
            <text:p>stat-140325-183408-13.txt</text:p>
          </table:table-cell>
          <table:table-cell table:style-name="ce1" office:value-type="string">
            <text:p>stat-140325-183652-14.txt</text:p>
          </table:table-cell>
          <table:table-cell table:style-name="ce1" office:value-type="string">
            <text:p>stat-140325-183936-15.txt</text:p>
          </table:table-cell>
          <table:table-cell table:style-name="ce1" office:value-type="string">
            <text:p>stat-140325-184219-16.txt</text:p>
          </table:table-cell>
          <table:table-cell table:style-name="ce2" office:value-type="string">
            <text:p>Average Attacker</text:p>
          </table:table-cell>
          <table:table-cell table:style-name="ce2" office:value-type="string">
            <text:p>Standard Deviation – Attacker</text:p>
          </table:table-cell>
          <table:table-cell table:style-name="ce1" table:number-columns-repeated="1005"/>
        </table:table-row>
        <table:table-row table:style-name="ro2"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AVERAGE([.B2:.Q2])" office:value-type="float" office:value="1.25">
            <text:p>1,25</text:p>
          </table:table-cell>
          <table:table-cell table:formula="of:=STDEVPA([.B2:.Q2])" office:value-type="float" office:value="0.433012701892219">
            <text:p>0,4330127019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AVERAGE([.B3:.Q3])" office:value-type="float" office:value="1.375">
            <text:p>1,375</text:p>
          </table:table-cell>
          <table:table-cell table:formula="of:=STDEVPA([.B3:.Q3])" office:value-type="float" office:value="1.79843682124227">
            <text:p>1,7984368212</text:p>
          </table:table-cell>
          <table:table-cell table:number-columns-repeated="1005"/>
        </table:table-row>
        <table:table-row table:style-name="ro2"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4:.Q4])" office:value-type="float" office:value="1.1875">
            <text:p>1,1875</text:p>
          </table:table-cell>
          <table:table-cell table:formula="of:=STDEVPA([.B4:.Q4])" office:value-type="float" office:value="1.37925478066962">
            <text:p>1,3792547807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5:.Q5])" office:value-type="float" office:value="0.9375">
            <text:p>0,9375</text:p>
          </table:table-cell>
          <table:table-cell table:formula="of:=STDEVPA([.B5:.Q5])" office:value-type="float" office:value="0.966226552108769">
            <text:p>0,9662265521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AVERAGE([.B6:.Q6])" office:value-type="float" office:value="3.375">
            <text:p>3,375</text:p>
          </table:table-cell>
          <table:table-cell table:formula="of:=STDEVPA([.B6:.Q6])" office:value-type="float" office:value="1.53602571593056">
            <text:p>1,5360257159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AVERAGE([.B7:.Q7])" office:value-type="float" office:value="1.5">
            <text:p>1,5</text:p>
          </table:table-cell>
          <table:table-cell table:formula="of:=STDEVPA([.B7:.Q7])" office:value-type="float" office:value="1.1180339887499">
            <text:p>1,1180339887</text:p>
          </table:table-cell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formula="of:=AVERAGE([.B8:.Q8])" office:value-type="float" office:value="1.75">
            <text:p>1,75</text:p>
          </table:table-cell>
          <table:table-cell table:formula="of:=STDEVPA([.B8:.Q8])" office:value-type="float" office:value="0.661437827766148">
            <text:p>0,6614378278</text:p>
          </table:table-cell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AVERAGE([.B9:.Q9])" office:value-type="float" office:value="1.375">
            <text:p>1,375</text:p>
          </table:table-cell>
          <table:table-cell table:formula="of:=STDEVPA([.B9:.Q9])" office:value-type="float" office:value="0.927024810886958">
            <text:p>0,9270248109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table:number-columns-repeated="1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0:.Q10])" office:value-type="float" office:value="0.125">
            <text:p>0,125</text:p>
          </table:table-cell>
          <table:table-cell table:formula="of:=STDEVPA([.B10:.Q10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3">
            <text:p>133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1:.Q11])" office:value-type="float" office:value="45.5625">
            <text:p>45,5625</text:p>
          </table:table-cell>
          <table:table-cell table:formula="of:=STDEVPA([.B11:.Q11])" office:value-type="float" office:value="65.8406872211249">
            <text:p>65,8406872211</text:p>
          </table:table-cell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11">
            <text:p>11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2:.Q12])" office:value-type="float" office:value="70.6875">
            <text:p>70,6875</text:p>
          </table:table-cell>
          <table:table-cell table:formula="of:=STDEVPA([.B12:.Q12])" office:value-type="float" office:value="103.109601123028">
            <text:p>103,109601123</text:p>
          </table:table-cell>
          <table:table-cell table:number-columns-repeated="100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94">
            <text:p>194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241">
            <text:p>241</text:p>
          </table:table-cell>
          <table:table-cell table:number-columns-repeated="4" office:value-type="float" office:value="0">
            <text:p>0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table:formula="of:=AVERAGE([.B13:.Q13])" office:value-type="float" office:value="99.4375">
            <text:p>99,4375</text:p>
          </table:table-cell>
          <table:table-cell table:formula="of:=STDEVPA([.B13:.Q13])" office:value-type="float" office:value="113.17296980176">
            <text:p>113,1729698018</text:p>
          </table:table-cell>
          <table:table-cell table:number-columns-repeated="100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19">
            <text:p>219</text:p>
          </table:table-cell>
          <table:table-cell office:value-type="float" office:value="230">
            <text:p>230</text:p>
          </table:table-cell>
          <table:table-cell office:value-type="float" office:value="77">
            <text:p>7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table:formula="of:=AVERAGE([.B14:.Q14])" office:value-type="float" office:value="121.5625">
            <text:p>121,5625</text:p>
          </table:table-cell>
          <table:table-cell table:formula="of:=STDEVPA([.B14:.Q14])" office:value-type="float" office:value="95.446299528845">
            <text:p>95,4462995288</text:p>
          </table:table-cell>
          <table:table-cell table:number-columns-repeated="100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  <table:table-cell office:value-type="float" office:value="201">
            <text:p>201</text:p>
          </table:table-cell>
          <table:table-cell office:value-type="float" office:value="221">
            <text:p>221</text:p>
          </table:table-cell>
          <table:table-cell office:value-type="float" office:value="225">
            <text:p>225</text:p>
          </table:table-cell>
          <table:table-cell office:value-type="float" office:value="235">
            <text:p>235</text:p>
          </table:table-cell>
          <table:table-cell office:value-type="float" office:value="219">
            <text:p>219</text:p>
          </table:table-cell>
          <table:table-cell office:value-type="float" office:value="201">
            <text:p>201</text:p>
          </table:table-cell>
          <table:table-cell office:value-type="float" office:value="210">
            <text:p>210</text:p>
          </table:table-cell>
          <table:table-cell office:value-type="float" office:value="214">
            <text:p>21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61">
            <text:p>261</text:p>
          </table:table-cell>
          <table:table-cell office:value-type="float" office:value="199">
            <text:p>199</text:p>
          </table:table-cell>
          <table:table-cell office:value-type="float" office:value="218">
            <text:p>218</text:p>
          </table:table-cell>
          <table:table-cell table:formula="of:=AVERAGE([.B15:.Q15])" office:value-type="float" office:value="221.4375">
            <text:p>221,4375</text:p>
          </table:table-cell>
          <table:table-cell table:formula="of:=STDEVPA([.B15:.Q15])" office:value-type="float" office:value="14.8701410131175">
            <text:p>14,8701410131</text:p>
          </table:table-cell>
          <table:table-cell table:number-columns-repeated="100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0">
            <text:p>220</text:p>
          </table:table-cell>
          <table:table-cell office:value-type="float" office:value="237">
            <text:p>237</text:p>
          </table:table-cell>
          <table:table-cell office:value-type="float" office:value="219">
            <text:p>219</text:p>
          </table:table-cell>
          <table:table-cell office:value-type="float" office:value="202">
            <text:p>202</text:p>
          </table:table-cell>
          <table:table-cell office:value-type="float" office:value="233">
            <text:p>233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23">
            <text:p>223</text:p>
          </table:table-cell>
          <table:table-cell office:value-type="float" office:value="256">
            <text:p>256</text:p>
          </table:table-cell>
          <table:table-cell office:value-type="float" office:value="217">
            <text:p>217</text:p>
          </table:table-cell>
          <table:table-cell office:value-type="float" office:value="224">
            <text:p>224</text:p>
          </table:table-cell>
          <table:table-cell office:value-type="float" office:value="201">
            <text:p>201</text:p>
          </table:table-cell>
          <table:table-cell table:formula="of:=AVERAGE([.B16:.Q16])" office:value-type="float" office:value="226.4375">
            <text:p>226,4375</text:p>
          </table:table-cell>
          <table:table-cell table:formula="of:=STDEVPA([.B16:.Q16])" office:value-type="float" office:value="13.4209200038596">
            <text:p>13,4209200039</text:p>
          </table:table-cell>
          <table:table-cell table:number-columns-repeated="100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3">
            <text:p>223</text:p>
          </table:table-cell>
          <table:table-cell office:value-type="float" office:value="235">
            <text:p>235</text:p>
          </table:table-cell>
          <table:table-cell office:value-type="float" office:value="215">
            <text:p>215</text:p>
          </table:table-cell>
          <table:table-cell office:value-type="float" office:value="223">
            <text:p>223</text:p>
          </table:table-cell>
          <table:table-cell office:value-type="float" office:value="234">
            <text:p>234</text:p>
          </table:table-cell>
          <table:table-cell table:number-columns-repeated="3"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15">
            <text:p>215</text:p>
          </table:table-cell>
          <table:table-cell office:value-type="float" office:value="229">
            <text:p>229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table:formula="of:=AVERAGE([.B17:.Q17])" office:value-type="float" office:value="224.75">
            <text:p>224,75</text:p>
          </table:table-cell>
          <table:table-cell table:formula="of:=STDEVPA([.B17:.Q17])" office:value-type="float" office:value="6.83282518435822">
            <text:p>6,8328251844</text:p>
          </table:table-cell>
          <table:table-cell table:number-columns-repeated="100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19">
            <text:p>219</text:p>
          </table:table-cell>
          <table:table-cell office:value-type="float" office:value="237">
            <text:p>237</text:p>
          </table:table-cell>
          <table:table-cell office:value-type="float" office:value="227">
            <text:p>227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 office:value-type="float" office:value="213">
            <text:p>213</text:p>
          </table:table-cell>
          <table:table-cell office:value-type="float" office:value="227">
            <text:p>227</text:p>
          </table:table-cell>
          <table:table-cell office:value-type="float" office:value="225">
            <text:p>225</text:p>
          </table:table-cell>
          <table:table-cell office:value-type="float" office:value="196">
            <text:p>196</text:p>
          </table:table-cell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office:value-type="float" office:value="222">
            <text:p>222</text:p>
          </table:table-cell>
          <table:table-cell table:formula="of:=AVERAGE([.B18:.Q18])" office:value-type="float" office:value="225.875">
            <text:p>225,875</text:p>
          </table:table-cell>
          <table:table-cell table:formula="of:=STDEVPA([.B18:.Q18])" office:value-type="float" office:value="10.4992559260169">
            <text:p>10,499255926</text:p>
          </table:table-cell>
          <table:table-cell table:number-columns-repeated="100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02">
            <text:p>202</text:p>
          </table:table-cell>
          <table:table-cell office:value-type="float" office:value="229">
            <text:p>229</text:p>
          </table:table-cell>
          <table:table-cell office:value-type="float" office:value="231">
            <text:p>231</text:p>
          </table:table-cell>
          <table:table-cell office:value-type="float" office:value="213">
            <text:p>213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215">
            <text:p>215</text:p>
          </table:table-cell>
          <table:table-cell office:value-type="float" office:value="235">
            <text:p>235</text:p>
          </table:table-cell>
          <table:table-cell office:value-type="float" office:value="224">
            <text:p>224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table:formula="of:=AVERAGE([.B19:.Q19])" office:value-type="float" office:value="225.8125">
            <text:p>225,8125</text:p>
          </table:table-cell>
          <table:table-cell table:formula="of:=STDEVPA([.B19:.Q19])" office:value-type="float" office:value="10.5842970361758">
            <text:p>10,5842970362</text:p>
          </table:table-cell>
          <table:table-cell table:number-columns-repeated="100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  <table:table-cell office:value-type="float" office:value="231">
            <text:p>231</text:p>
          </table:table-cell>
          <table:table-cell office:value-type="float" office:value="245">
            <text:p>245</text:p>
          </table:table-cell>
          <table:table-cell office:value-type="float" office:value="223">
            <text:p>223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17">
            <text:p>217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17">
            <text:p>217</text:p>
          </table:table-cell>
          <table:table-cell office:value-type="float" office:value="235">
            <text:p>235</text:p>
          </table:table-cell>
          <table:table-cell office:value-type="float" office:value="219">
            <text:p>219</text:p>
          </table:table-cell>
          <table:table-cell table:formula="of:=AVERAGE([.B20:.Q20])" office:value-type="float" office:value="227.1875">
            <text:p>227,1875</text:p>
          </table:table-cell>
          <table:table-cell table:formula="of:=STDEVPA([.B20:.Q20])" office:value-type="float" office:value="8.04843734833042">
            <text:p>8,0484373483</text:p>
          </table:table-cell>
          <table:table-cell table:number-columns-repeated="100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39">
            <text:p>239</text:p>
          </table:table-cell>
          <table:table-cell office:value-type="float" office:value="230">
            <text:p>230</text:p>
          </table:table-cell>
          <table:table-cell office:value-type="float" office:value="206">
            <text:p>206</text:p>
          </table:table-cell>
          <table:table-cell office:value-type="float" office:value="239">
            <text:p>239</text:p>
          </table:table-cell>
          <table:table-cell office:value-type="float" office:value="215">
            <text:p>215</text:p>
          </table:table-cell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34">
            <text:p>234</text:p>
          </table:table-cell>
          <table:table-cell table:formula="of:=AVERAGE([.B21:.Q21])" office:value-type="float" office:value="230.1875">
            <text:p>230,1875</text:p>
          </table:table-cell>
          <table:table-cell table:formula="of:=STDEVPA([.B21:.Q21])" office:value-type="float" office:value="9.18707482009372">
            <text:p>9,1870748201</text:p>
          </table:table-cell>
          <table:table-cell table:number-columns-repeated="100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  <table:table-cell office:value-type="float" office:value="241">
            <text:p>241</text:p>
          </table:table-cell>
          <table:table-cell office:value-type="float" office:value="225">
            <text:p>225</text:p>
          </table:table-cell>
          <table:table-cell office:value-type="float" office:value="211">
            <text:p>211</text:p>
          </table:table-cell>
          <table:table-cell office:value-type="float" office:value="209">
            <text:p>209</text:p>
          </table:table-cell>
          <table:table-cell office:value-type="float" office:value="226">
            <text:p>226</text:p>
          </table:table-cell>
          <table:table-cell office:value-type="float" office:value="210">
            <text:p>210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28">
            <text:p>228</text:p>
          </table:table-cell>
          <table:table-cell table:formula="of:=AVERAGE([.B22:.Q22])" office:value-type="float" office:value="227.125">
            <text:p>227,125</text:p>
          </table:table-cell>
          <table:table-cell table:formula="of:=STDEVPA([.B22:.Q22])" office:value-type="float" office:value="10.2522863303753">
            <text:p>10,2522863304</text:p>
          </table:table-cell>
          <table:table-cell table:number-columns-repeated="100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9">
            <text:p>229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23">
            <text:p>223</text:p>
          </table:table-cell>
          <table:table-cell office:value-type="float" office:value="231">
            <text:p>231</text:p>
          </table:table-cell>
          <table:table-cell office:value-type="float" office:value="226">
            <text:p>226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15">
            <text:p>215</text:p>
          </table:table-cell>
          <table:table-cell office:value-type="float" office:value="236">
            <text:p>236</text:p>
          </table:table-cell>
          <table:table-cell office:value-type="float" office:value="217">
            <text:p>217</text:p>
          </table:table-cell>
          <table:table-cell table:formula="of:=AVERAGE([.B23:.Q23])" office:value-type="float" office:value="228.375">
            <text:p>228,375</text:p>
          </table:table-cell>
          <table:table-cell table:formula="of:=STDEVPA([.B23:.Q23])" office:value-type="float" office:value="7.10523574556116">
            <text:p>7,1052357456</text:p>
          </table:table-cell>
          <table:table-cell table:number-columns-repeated="100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60">
            <text:p>260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43">
            <text:p>243</text:p>
          </table:table-cell>
          <table:table-cell office:value-type="float" office:value="216">
            <text:p>216</text:p>
          </table:table-cell>
          <table:table-cell office:value-type="float" office:value="208">
            <text:p>208</text:p>
          </table:table-cell>
          <table:table-cell office:value-type="float" office:value="229">
            <text:p>229</text:p>
          </table:table-cell>
          <table:table-cell office:value-type="float" office:value="242">
            <text:p>242</text:p>
          </table:table-cell>
          <table:table-cell office:value-type="float" office:value="226">
            <text:p>226</text:p>
          </table:table-cell>
          <table:table-cell office:value-type="float" office:value="231">
            <text:p>231</text:p>
          </table:table-cell>
          <table:table-cell office:value-type="float" office:value="214">
            <text:p>214</text:p>
          </table:table-cell>
          <table:table-cell office:value-type="float" office:value="209">
            <text:p>209</text:p>
          </table:table-cell>
          <table:table-cell office:value-type="float" office:value="220">
            <text:p>220</text:p>
          </table:table-cell>
          <table:table-cell office:value-type="float" office:value="233">
            <text:p>233</text:p>
          </table:table-cell>
          <table:table-cell table:formula="of:=AVERAGE([.B24:.Q24])" office:value-type="float" office:value="226.875">
            <text:p>226,875</text:p>
          </table:table-cell>
          <table:table-cell table:formula="of:=STDEVPA([.B24:.Q24])" office:value-type="float" office:value="13.2139840699162">
            <text:p>13,2139840699</text:p>
          </table:table-cell>
          <table:table-cell table:number-columns-repeated="100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6">
            <text:p>226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56">
            <text:p>256</text:p>
          </table:table-cell>
          <table:table-cell office:value-type="float" office:value="225">
            <text:p>225</text:p>
          </table:table-cell>
          <table:table-cell office:value-type="float" office:value="214">
            <text:p>214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16">
            <text:p>216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office:value-type="float" office:value="241">
            <text:p>241</text:p>
          </table:table-cell>
          <table:table-cell table:formula="of:=AVERAGE([.B25:.Q25])" office:value-type="float" office:value="229.5">
            <text:p>229,5</text:p>
          </table:table-cell>
          <table:table-cell table:formula="of:=STDEVPA([.B25:.Q25])" office:value-type="float" office:value="9.78519289539046">
            <text:p>9,7851928954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office:value-type="float" office:value="230">
            <text:p>230</text:p>
          </table:table-cell>
          <table:table-cell office:value-type="float" office:value="216">
            <text:p>216</text:p>
          </table:table-cell>
          <table:table-cell office:value-type="float" office:value="211">
            <text:p>211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06">
            <text:p>206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table:formula="of:=AVERAGE([.B26:.Q26])" office:value-type="float" office:value="227.6875">
            <text:p>227,6875</text:p>
          </table:table-cell>
          <table:table-cell table:formula="of:=STDEVPA([.B26:.Q26])" office:value-type="float" office:value="10.4625448027715">
            <text:p>10,4625448028</text:p>
          </table:table-cell>
          <table:table-cell table:number-columns-repeated="100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14">
            <text:p>214</text:p>
          </table:table-cell>
          <table:table-cell office:value-type="float" office:value="222">
            <text:p>222</text:p>
          </table:table-cell>
          <table:table-cell office:value-type="float" office:value="214">
            <text:p>214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45">
            <text:p>245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 office:value-type="float" office:value="225">
            <text:p>225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table:formula="of:=AVERAGE([.B27:.Q27])" office:value-type="float" office:value="229">
            <text:p>229</text:p>
          </table:table-cell>
          <table:table-cell table:formula="of:=STDEVPA([.B27:.Q27])" office:value-type="float" office:value="9.04157066001256">
            <text:p>9,04157066</text:p>
          </table:table-cell>
          <table:table-cell table:number-columns-repeated="100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33">
            <text:p>233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office:value-type="float" office:value="217">
            <text:p>217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table:formula="of:=AVERAGE([.B28:.Q28])" office:value-type="float" office:value="228.125">
            <text:p>228,125</text:p>
          </table:table-cell>
          <table:table-cell table:formula="of:=STDEVPA([.B28:.Q28])" office:value-type="float" office:value="6.9810010027216">
            <text:p>6,9810010027</text:p>
          </table:table-cell>
          <table:table-cell table:number-columns-repeated="100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214">
            <text:p>214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4">
            <text:p>224</text:p>
          </table:table-cell>
          <table:table-cell office:value-type="float" office:value="217">
            <text:p>217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223">
            <text:p>223</text:p>
          </table:table-cell>
          <table:table-cell office:value-type="float" office:value="227">
            <text:p>227</text:p>
          </table:table-cell>
          <table:table-cell office:value-type="float" office:value="233">
            <text:p>233</text:p>
          </table:table-cell>
          <table:table-cell office:value-type="float" office:value="213">
            <text:p>213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27">
            <text:p>227</text:p>
          </table:table-cell>
          <table:table-cell table:formula="of:=AVERAGE([.B29:.Q29])" office:value-type="float" office:value="224.1875">
            <text:p>224,1875</text:p>
          </table:table-cell>
          <table:table-cell table:formula="of:=STDEVPA([.B29:.Q29])" office:value-type="float" office:value="6.09527224576557">
            <text:p>6,0952722458</text:p>
          </table:table-cell>
          <table:table-cell table:number-columns-repeated="100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229">
            <text:p>229</text:p>
          </table:table-cell>
          <table:table-cell office:value-type="float" office:value="237">
            <text:p>237</text:p>
          </table:table-cell>
          <table:table-cell office:value-type="float" office:value="225">
            <text:p>225</text:p>
          </table:table-cell>
          <table:table-cell office:value-type="float" office:value="231">
            <text:p>231</text:p>
          </table:table-cell>
          <table:table-cell office:value-type="float" office:value="235">
            <text:p>235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22">
            <text:p>222</text:p>
          </table:table-cell>
          <table:table-cell office:value-type="float" office:value="214">
            <text:p>214</text:p>
          </table:table-cell>
          <table:table-cell office:value-type="float" office:value="224">
            <text:p>224</text:p>
          </table:table-cell>
          <table:table-cell office:value-type="float" office:value="259">
            <text:p>259</text:p>
          </table:table-cell>
          <table:table-cell office:value-type="float" office:value="221">
            <text:p>221</text:p>
          </table:table-cell>
          <table:table-cell office:value-type="float" office:value="214">
            <text:p>214</text:p>
          </table:table-cell>
          <table:table-cell table:formula="of:=AVERAGE([.B30:.Q30])" office:value-type="float" office:value="229.125">
            <text:p>229,125</text:p>
          </table:table-cell>
          <table:table-cell table:formula="of:=STDEVPA([.B30:.Q30])" office:value-type="float" office:value="10.2095237401164">
            <text:p>10,2095237401</text:p>
          </table:table-cell>
          <table:table-cell table:number-columns-repeated="100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7">
            <text:p>227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37">
            <text:p>237</text:p>
          </table:table-cell>
          <table:table-cell office:value-type="float" office:value="221">
            <text:p>221</text:p>
          </table:table-cell>
          <table:table-cell office:value-type="float" office:value="233">
            <text:p>233</text:p>
          </table:table-cell>
          <table:table-cell office:value-type="float" office:value="238">
            <text:p>238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office:value-type="float" office:value="238">
            <text:p>238</text:p>
          </table:table-cell>
          <table:table-cell office:value-type="float" office:value="220">
            <text:p>220</text:p>
          </table:table-cell>
          <table:table-cell office:value-type="float" office:value="239">
            <text:p>239</text:p>
          </table:table-cell>
          <table:table-cell office:value-type="float" office:value="212">
            <text:p>212</text:p>
          </table:table-cell>
          <table:table-cell office:value-type="float" office:value="238">
            <text:p>238</text:p>
          </table:table-cell>
          <table:table-cell table:formula="of:=AVERAGE([.B31:.Q31])" office:value-type="float" office:value="229.0625">
            <text:p>229,0625</text:p>
          </table:table-cell>
          <table:table-cell table:formula="of:=STDEVPA([.B31:.Q31])" office:value-type="float" office:value="8.26490131520032">
            <text:p>8,2649013152</text:p>
          </table:table-cell>
          <table:table-cell table:number-columns-repeated="100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21">
            <text:p>221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223">
            <text:p>223</text:p>
          </table:table-cell>
          <table:table-cell office:value-type="float" office:value="234">
            <text:p>234</text:p>
          </table:table-cell>
          <table:table-cell office:value-type="float" office:value="219">
            <text:p>219</text:p>
          </table:table-cell>
          <table:table-cell office:value-type="float" office:value="252">
            <text:p>252</text:p>
          </table:table-cell>
          <table:table-cell office:value-type="float" office:value="223">
            <text:p>223</text:p>
          </table:table-cell>
          <table:table-cell office:value-type="float" office:value="200">
            <text:p>200</text:p>
          </table:table-cell>
          <table:table-cell office:value-type="float" office:value="227">
            <text:p>227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37">
            <text:p>237</text:p>
          </table:table-cell>
          <table:table-cell office:value-type="float" office:value="231">
            <text:p>231</text:p>
          </table:table-cell>
          <table:table-cell office:value-type="float" office:value="214">
            <text:p>214</text:p>
          </table:table-cell>
          <table:table-cell table:formula="of:=AVERAGE([.B32:.Q32])" office:value-type="float" office:value="227.9375">
            <text:p>227,9375</text:p>
          </table:table-cell>
          <table:table-cell table:formula="of:=STDEVPA([.B32:.Q32])" office:value-type="float" office:value="12.6019281758785">
            <text:p>12,6019281759</text:p>
          </table:table-cell>
          <table:table-cell table:number-columns-repeated="100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79">
            <text:p>179</text:p>
          </table:table-cell>
          <table:table-cell office:value-type="float" office:value="236">
            <text:p>236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08">
            <text:p>208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16">
            <text:p>216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table:formula="of:=AVERAGE([.B33:.Q33])" office:value-type="float" office:value="226">
            <text:p>226</text:p>
          </table:table-cell>
          <table:table-cell table:formula="of:=STDEVPA([.B33:.Q33])" office:value-type="float" office:value="15.5201481951688">
            <text:p>15,5201481952</text:p>
          </table:table-cell>
          <table:table-cell table:number-columns-repeated="100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8">
            <text:p>268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22">
            <text:p>222</text:p>
          </table:table-cell>
          <table:table-cell office:value-type="float" office:value="231">
            <text:p>231</text:p>
          </table:table-cell>
          <table:table-cell office:value-type="float" office:value="229">
            <text:p>229</text:p>
          </table:table-cell>
          <table:table-cell office:value-type="float" office:value="246">
            <text:p>246</text:p>
          </table:table-cell>
          <table:table-cell office:value-type="float" office:value="229">
            <text:p>229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7">
            <text:p>237</text:p>
          </table:table-cell>
          <table:table-cell office:value-type="float" office:value="230">
            <text:p>230</text:p>
          </table:table-cell>
          <table:table-cell office:value-type="float" office:value="237">
            <text:p>237</text:p>
          </table:table-cell>
          <table:table-cell office:value-type="float" office:value="227">
            <text:p>227</text:p>
          </table:table-cell>
          <table:table-cell office:value-type="float" office:value="217">
            <text:p>217</text:p>
          </table:table-cell>
          <table:table-cell table:formula="of:=AVERAGE([.B34:.Q34])" office:value-type="float" office:value="233.5">
            <text:p>233,5</text:p>
          </table:table-cell>
          <table:table-cell table:formula="of:=STDEVPA([.B34:.Q34])" office:value-type="float" office:value="10.9430343141196">
            <text:p>10,9430343141</text:p>
          </table:table-cell>
          <table:table-cell table:number-columns-repeated="100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46">
            <text:p>246</text:p>
          </table:table-cell>
          <table:table-cell office:value-type="float" office:value="227">
            <text:p>227</text:p>
          </table:table-cell>
          <table:table-cell office:value-type="float" office:value="219">
            <text:p>219</text:p>
          </table:table-cell>
          <table:table-cell office:value-type="float" office:value="239">
            <text:p>239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  <table:table-cell office:value-type="float" office:value="228">
            <text:p>228</text:p>
          </table:table-cell>
          <table:table-cell office:value-type="float" office:value="263">
            <text:p>263</text:p>
          </table:table-cell>
          <table:table-cell office:value-type="float" office:value="239">
            <text:p>239</text:p>
          </table:table-cell>
          <table:table-cell office:value-type="float" office:value="225">
            <text:p>225</text:p>
          </table:table-cell>
          <table:table-cell office:value-type="float" office:value="213">
            <text:p>213</text:p>
          </table:table-cell>
          <table:table-cell office:value-type="float" office:value="233">
            <text:p>233</text:p>
          </table:table-cell>
          <table:table-cell office:value-type="float" office:value="223">
            <text:p>223</text:p>
          </table:table-cell>
          <table:table-cell office:value-type="float" office:value="244">
            <text:p>244</text:p>
          </table:table-cell>
          <table:table-cell office:value-type="float" office:value="225">
            <text:p>225</text:p>
          </table:table-cell>
          <table:table-cell office:value-type="float" office:value="215">
            <text:p>215</text:p>
          </table:table-cell>
          <table:table-cell table:formula="of:=AVERAGE([.B35:.Q35])" office:value-type="float" office:value="231.3125">
            <text:p>231,3125</text:p>
          </table:table-cell>
          <table:table-cell table:formula="of:=STDEVPA([.B35:.Q35])" office:value-type="float" office:value="12.4132930260266">
            <text:p>12,413293026</text:p>
          </table:table-cell>
          <table:table-cell table:number-columns-repeated="100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29">
            <text:p>229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25">
            <text:p>225</text:p>
          </table:table-cell>
          <table:table-cell office:value-type="float" office:value="223">
            <text:p>223</text:p>
          </table:table-cell>
          <table:table-cell office:value-type="float" office:value="215">
            <text:p>215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23">
            <text:p>223</text:p>
          </table:table-cell>
          <table:table-cell office:value-type="float" office:value="235">
            <text:p>235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20">
            <text:p>220</text:p>
          </table:table-cell>
          <table:table-cell table:formula="of:=AVERAGE([.B36:.Q36])" office:value-type="float" office:value="224.3125">
            <text:p>224,3125</text:p>
          </table:table-cell>
          <table:table-cell table:formula="of:=STDEVPA([.B36:.Q36])" office:value-type="float" office:value="6.39060589850446">
            <text:p>6,3906058985</text:p>
          </table:table-cell>
          <table:table-cell table:number-columns-repeated="100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18">
            <text:p>218</text:p>
          </table:table-cell>
          <table:table-cell table:number-columns-repeated="2" office:value-type="float" office:value="223">
            <text:p>223</text:p>
          </table:table-cell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office:value-type="float" office:value="220">
            <text:p>220</text:p>
          </table:table-cell>
          <table:table-cell office:value-type="float" office:value="211">
            <text:p>211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  <table:table-cell office:value-type="float" office:value="222">
            <text:p>222</text:p>
          </table:table-cell>
          <table:table-cell office:value-type="float" office:value="237">
            <text:p>237</text:p>
          </table:table-cell>
          <table:table-cell office:value-type="float" office:value="252">
            <text:p>252</text:p>
          </table:table-cell>
          <table:table-cell office:value-type="float" office:value="236">
            <text:p>236</text:p>
          </table:table-cell>
          <table:table-cell table:formula="of:=AVERAGE([.B37:.Q37])" office:value-type="float" office:value="229">
            <text:p>229</text:p>
          </table:table-cell>
          <table:table-cell table:formula="of:=STDEVPA([.B37:.Q37])" office:value-type="float" office:value="12.2678441463853">
            <text:p>12,2678441464</text:p>
          </table:table-cell>
          <table:table-cell table:number-columns-repeated="100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5">
            <text:p>225</text:p>
          </table:table-cell>
          <table:table-cell office:value-type="float" office:value="232">
            <text:p>232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17">
            <text:p>217</text:p>
          </table:table-cell>
          <table:table-cell office:value-type="float" office:value="222">
            <text:p>222</text:p>
          </table:table-cell>
          <table:table-cell office:value-type="float" office:value="233">
            <text:p>233</text:p>
          </table:table-cell>
          <table:table-cell office:value-type="float" office:value="213">
            <text:p>213</text:p>
          </table:table-cell>
          <table:table-cell office:value-type="float" office:value="222">
            <text:p>222</text:p>
          </table:table-cell>
          <table:table-cell office:value-type="float" office:value="240">
            <text:p>240</text:p>
          </table:table-cell>
          <table:table-cell office:value-type="float" office:value="217">
            <text:p>217</text:p>
          </table:table-cell>
          <table:table-cell office:value-type="float" office:value="211">
            <text:p>211</text:p>
          </table:table-cell>
          <table:table-cell office:value-type="float" office:value="208">
            <text:p>208</text:p>
          </table:table-cell>
          <table:table-cell office:value-type="float" office:value="213">
            <text:p>213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table:formula="of:=AVERAGE([.B38:.Q38])" office:value-type="float" office:value="226.625">
            <text:p>226,625</text:p>
          </table:table-cell>
          <table:table-cell table:formula="of:=STDEVPA([.B38:.Q38])" office:value-type="float" office:value="12.790988038459">
            <text:p>12,7909880385</text:p>
          </table:table-cell>
          <table:table-cell table:number-columns-repeated="100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  <table:table-cell office:value-type="float" office:value="223">
            <text:p>223</text:p>
          </table:table-cell>
          <table:table-cell office:value-type="float" office:value="210">
            <text:p>210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16">
            <text:p>216</text:p>
          </table:table-cell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office:value-type="float" office:value="228">
            <text:p>228</text:p>
          </table:table-cell>
          <table:table-cell office:value-type="float" office:value="245">
            <text:p>245</text:p>
          </table:table-cell>
          <table:table-cell table:formula="of:=AVERAGE([.B39:.Q39])" office:value-type="float" office:value="232.9375">
            <text:p>232,9375</text:p>
          </table:table-cell>
          <table:table-cell table:formula="of:=STDEVPA([.B39:.Q39])" office:value-type="float" office:value="11.2164430079237">
            <text:p>11,2164430079</text:p>
          </table:table-cell>
          <table:table-cell table:number-columns-repeated="100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33">
            <text:p>233</text:p>
          </table:table-cell>
          <table:table-cell office:value-type="float" office:value="238">
            <text:p>238</text:p>
          </table:table-cell>
          <table:table-cell office:value-type="float" office:value="221">
            <text:p>221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14">
            <text:p>214</text:p>
          </table:table-cell>
          <table:table-cell office:value-type="float" office:value="223">
            <text:p>223</text:p>
          </table:table-cell>
          <table:table-cell office:value-type="float" office:value="231">
            <text:p>231</text:p>
          </table:table-cell>
          <table:table-cell office:value-type="float" office:value="222">
            <text:p>222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table:formula="of:=AVERAGE([.B40:.Q40])" office:value-type="float" office:value="232.375">
            <text:p>232,375</text:p>
          </table:table-cell>
          <table:table-cell table:formula="of:=STDEVPA([.B40:.Q40])" office:value-type="float" office:value="9.45961812125627">
            <text:p>9,4596181213</text:p>
          </table:table-cell>
          <table:table-cell table:number-columns-repeated="100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59">
            <text:p>259</text:p>
          </table:table-cell>
          <table:table-cell office:value-type="float" office:value="256">
            <text:p>256</text:p>
          </table:table-cell>
          <table:table-cell office:value-type="float" office:value="234">
            <text:p>234</text:p>
          </table:table-cell>
          <table:table-cell office:value-type="float" office:value="229">
            <text:p>229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41">
            <text:p>241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table:formula="of:=AVERAGE([.B41:.Q41])" office:value-type="float" office:value="235.875">
            <text:p>235,875</text:p>
          </table:table-cell>
          <table:table-cell table:formula="of:=STDEVPA([.B41:.Q41])" office:value-type="float" office:value="9.61037850451271">
            <text:p>9,6103785045</text:p>
          </table:table-cell>
          <table:table-cell table:number-columns-repeated="100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31">
            <text:p>231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50">
            <text:p>250</text:p>
          </table:table-cell>
          <table:table-cell office:value-type="float" office:value="231">
            <text:p>231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 office:value-type="float" office:value="205">
            <text:p>205</text:p>
          </table:table-cell>
          <table:table-cell office:value-type="float" office:value="241">
            <text:p>241</text:p>
          </table:table-cell>
          <table:table-cell office:value-type="float" office:value="222">
            <text:p>222</text:p>
          </table:table-cell>
          <table:table-cell office:value-type="float" office:value="216">
            <text:p>216</text:p>
          </table:table-cell>
          <table:table-cell office:value-type="float" office:value="238">
            <text:p>238</text:p>
          </table:table-cell>
          <table:table-cell table:formula="of:=AVERAGE([.B42:.Q42])" office:value-type="float" office:value="230.9375">
            <text:p>230,9375</text:p>
          </table:table-cell>
          <table:table-cell table:formula="of:=STDEVPA([.B42:.Q42])" office:value-type="float" office:value="10.6387778315933">
            <text:p>10,6387778316</text:p>
          </table:table-cell>
          <table:table-cell table:number-columns-repeated="100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3">
            <text:p>223</text:p>
          </table:table-cell>
          <table:table-cell table:formula="of:=AVERAGE([.B43:.Q43])" office:value-type="float" office:value="228.1875">
            <text:p>228,1875</text:p>
          </table:table-cell>
          <table:table-cell table:formula="of:=STDEVPA([.B43:.Q43])" office:value-type="float" office:value="6.22714571453086">
            <text:p>6,2271457145</text:p>
          </table:table-cell>
          <table:table-cell table:number-columns-repeated="100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3">
            <text:p>223</text:p>
          </table:table-cell>
          <table:table-cell office:value-type="float" office:value="214">
            <text:p>214</text:p>
          </table:table-cell>
          <table:table-cell office:value-type="float" office:value="223">
            <text:p>223</text:p>
          </table:table-cell>
          <table:table-cell office:value-type="float" office:value="231">
            <text:p>231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31">
            <text:p>231</text:p>
          </table:table-cell>
          <table:table-cell office:value-type="float" office:value="225">
            <text:p>225</text:p>
          </table:table-cell>
          <table:table-cell office:value-type="float" office:value="256">
            <text:p>256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51">
            <text:p>251</text:p>
          </table:table-cell>
          <table:table-cell table:formula="of:=AVERAGE([.B44:.Q44])" office:value-type="float" office:value="230.1875">
            <text:p>230,1875</text:p>
          </table:table-cell>
          <table:table-cell table:formula="of:=STDEVPA([.B44:.Q44])" office:value-type="float" office:value="9.89456132175651">
            <text:p>9,8945613218</text:p>
          </table:table-cell>
          <table:table-cell table:number-columns-repeated="100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14">
            <text:p>214</text:p>
          </table:table-cell>
          <table:table-cell office:value-type="float" office:value="240">
            <text:p>240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 office:value-type="float" office:value="219">
            <text:p>219</text:p>
          </table:table-cell>
          <table:table-cell office:value-type="float" office:value="225">
            <text:p>225</text:p>
          </table:table-cell>
          <table:table-cell office:value-type="float" office:value="236">
            <text:p>236</text:p>
          </table:table-cell>
          <table:table-cell office:value-type="float" office:value="245">
            <text:p>245</text:p>
          </table:table-cell>
          <table:table-cell office:value-type="float" office:value="230">
            <text:p>230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23">
            <text:p>223</text:p>
          </table:table-cell>
          <table:table-cell table:formula="of:=AVERAGE([.B45:.Q45])" office:value-type="float" office:value="230.0625">
            <text:p>230,0625</text:p>
          </table:table-cell>
          <table:table-cell table:formula="of:=STDEVPA([.B45:.Q45])" office:value-type="float" office:value="8.59846461584858">
            <text:p>8,5984646158</text:p>
          </table:table-cell>
          <table:table-cell table:number-columns-repeated="100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223">
            <text:p>223</text:p>
          </table:table-cell>
          <table:table-cell office:value-type="float" office:value="219">
            <text:p>219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25">
            <text:p>225</text:p>
          </table:table-cell>
          <table:table-cell office:value-type="float" office:value="242">
            <text:p>242</text:p>
          </table:table-cell>
          <table:table-cell office:value-type="float" office:value="210">
            <text:p>210</text:p>
          </table:table-cell>
          <table:table-cell office:value-type="float" office:value="230">
            <text:p>230</text:p>
          </table:table-cell>
          <table:table-cell office:value-type="float" office:value="248">
            <text:p>248</text:p>
          </table:table-cell>
          <table:table-cell office:value-type="float" office:value="216">
            <text:p>216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46">
            <text:p>246</text:p>
          </table:table-cell>
          <table:table-cell office:value-type="float" office:value="234">
            <text:p>234</text:p>
          </table:table-cell>
          <table:table-cell table:formula="of:=AVERAGE([.B46:.Q46])" office:value-type="float" office:value="230.5625">
            <text:p>230,5625</text:p>
          </table:table-cell>
          <table:table-cell table:formula="of:=STDEVPA([.B46:.Q46])" office:value-type="float" office:value="11.3135358641762">
            <text:p>11,3135358642</text:p>
          </table:table-cell>
          <table:table-cell table:number-columns-repeated="100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247">
            <text:p>247</text:p>
          </table:table-cell>
          <table:table-cell office:value-type="float" office:value="219">
            <text:p>219</text:p>
          </table:table-cell>
          <table:table-cell office:value-type="float" office:value="238">
            <text:p>238</text:p>
          </table:table-cell>
          <table:table-cell office:value-type="float" office:value="229">
            <text:p>229</text:p>
          </table:table-cell>
          <table:table-cell office:value-type="float" office:value="227">
            <text:p>227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27">
            <text:p>227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table:formula="of:=AVERAGE([.B47:.Q47])" office:value-type="float" office:value="233.4375">
            <text:p>233,4375</text:p>
          </table:table-cell>
          <table:table-cell table:formula="of:=STDEVPA([.B47:.Q47])" office:value-type="float" office:value="7.88961936661079">
            <text:p>7,8896193666</text:p>
          </table:table-cell>
          <table:table-cell table:number-columns-repeated="100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24">
            <text:p>224</text:p>
          </table:table-cell>
          <table:table-cell office:value-type="float" office:value="243">
            <text:p>243</text:p>
          </table:table-cell>
          <table:table-cell office:value-type="float" office:value="201">
            <text:p>201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office:value-type="float" office:value="211">
            <text:p>211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table:formula="of:=AVERAGE([.B48:.Q48])" office:value-type="float" office:value="226.875">
            <text:p>226,875</text:p>
          </table:table-cell>
          <table:table-cell table:formula="of:=STDEVPA([.B48:.Q48])" office:value-type="float" office:value="10.8274823943519">
            <text:p>10,8274823944</text:p>
          </table:table-cell>
          <table:table-cell table:number-columns-repeated="100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13">
            <text:p>213</text:p>
          </table:table-cell>
          <table:table-cell office:value-type="float" office:value="227">
            <text:p>227</text:p>
          </table:table-cell>
          <table:table-cell office:value-type="float" office:value="223">
            <text:p>223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8">
            <text:p>238</text:p>
          </table:table-cell>
          <table:table-cell office:value-type="float" office:value="233">
            <text:p>233</text:p>
          </table:table-cell>
          <table:table-cell office:value-type="float" office:value="223">
            <text:p>223</text:p>
          </table:table-cell>
          <table:table-cell office:value-type="float" office:value="241">
            <text:p>241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19">
            <text:p>219</text:p>
          </table:table-cell>
          <table:table-cell office:value-type="float" office:value="242">
            <text:p>242</text:p>
          </table:table-cell>
          <table:table-cell office:value-type="float" office:value="225">
            <text:p>225</text:p>
          </table:table-cell>
          <table:table-cell table:formula="of:=AVERAGE([.B49:.Q49])" office:value-type="float" office:value="229.625">
            <text:p>229,625</text:p>
          </table:table-cell>
          <table:table-cell table:formula="of:=STDEVPA([.B49:.Q49])" office:value-type="float" office:value="7.64750776397121">
            <text:p>7,647507764</text:p>
          </table:table-cell>
          <table:table-cell table:number-columns-repeated="100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33">
            <text:p>233</text:p>
          </table:table-cell>
          <table:table-cell office:value-type="float" office:value="230">
            <text:p>230</text:p>
          </table:table-cell>
          <table:table-cell office:value-type="float" office:value="215">
            <text:p>215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 office:value-type="float" office:value="221">
            <text:p>221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table:formula="of:=AVERAGE([.B50:.Q50])" office:value-type="float" office:value="230.8125">
            <text:p>230,8125</text:p>
          </table:table-cell>
          <table:table-cell table:formula="of:=STDEVPA([.B50:.Q50])" office:value-type="float" office:value="7.96255886948411">
            <text:p>7,9625588695</text:p>
          </table:table-cell>
          <table:table-cell table:number-columns-repeated="100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28">
            <text:p>228</text:p>
          </table:table-cell>
          <table:table-cell office:value-type="float" office:value="231">
            <text:p>231</text:p>
          </table:table-cell>
          <table:table-cell office:value-type="float" office:value="205">
            <text:p>205</text:p>
          </table:table-cell>
          <table:table-cell office:value-type="float" office:value="218">
            <text:p>218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19">
            <text:p>219</text:p>
          </table:table-cell>
          <table:table-cell office:value-type="float" office:value="227">
            <text:p>227</text:p>
          </table:table-cell>
          <table:table-cell office:value-type="float" office:value="244">
            <text:p>244</text:p>
          </table:table-cell>
          <table:table-cell office:value-type="float" office:value="218">
            <text:p>218</text:p>
          </table:table-cell>
          <table:table-cell office:value-type="float" office:value="233">
            <text:p>233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33">
            <text:p>233</text:p>
          </table:table-cell>
          <table:table-cell office:value-type="float" office:value="222">
            <text:p>222</text:p>
          </table:table-cell>
          <table:table-cell table:formula="of:=AVERAGE([.B51:.Q51])" office:value-type="float" office:value="224.9375">
            <text:p>224,9375</text:p>
          </table:table-cell>
          <table:table-cell table:formula="of:=STDEVPA([.B51:.Q51])" office:value-type="float" office:value="8.79253056577002">
            <text:p>8,7925305658</text:p>
          </table:table-cell>
          <table:table-cell table:number-columns-repeated="100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3">
            <text:p>213</text:p>
          </table:table-cell>
          <table:table-cell office:value-type="float" office:value="233">
            <text:p>233</text:p>
          </table:table-cell>
          <table:table-cell office:value-type="float" office:value="222">
            <text:p>222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14">
            <text:p>214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55">
            <text:p>255</text:p>
          </table:table-cell>
          <table:table-cell office:value-type="float" office:value="224">
            <text:p>224</text:p>
          </table:table-cell>
          <table:table-cell table:formula="of:=AVERAGE([.B52:.Q52])" office:value-type="float" office:value="229.625">
            <text:p>229,625</text:p>
          </table:table-cell>
          <table:table-cell table:formula="of:=STDEVPA([.B52:.Q52])" office:value-type="float" office:value="9.7971615787431">
            <text:p>9,7971615787</text:p>
          </table:table-cell>
          <table:table-cell table:number-columns-repeated="100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08">
            <text:p>208</text:p>
          </table:table-cell>
          <table:table-cell office:value-type="float" office:value="248">
            <text:p>248</text:p>
          </table:table-cell>
          <table:table-cell office:value-type="float" office:value="224">
            <text:p>224</text:p>
          </table:table-cell>
          <table:table-cell office:value-type="float" office:value="236">
            <text:p>236</text:p>
          </table:table-cell>
          <table:table-cell office:value-type="float" office:value="229">
            <text:p>229</text:p>
          </table:table-cell>
          <table:table-cell office:value-type="float" office:value="240">
            <text:p>240</text:p>
          </table:table-cell>
          <table:table-cell office:value-type="float" office:value="254">
            <text:p>254</text:p>
          </table:table-cell>
          <table:table-cell office:value-type="float" office:value="213">
            <text:p>213</text:p>
          </table:table-cell>
          <table:table-cell office:value-type="float" office:value="226">
            <text:p>226</text:p>
          </table:table-cell>
          <table:table-cell office:value-type="float" office:value="251">
            <text:p>251</text:p>
          </table:table-cell>
          <table:table-cell table:formula="of:=AVERAGE([.B53:.Q53])" office:value-type="float" office:value="232.3125">
            <text:p>232,3125</text:p>
          </table:table-cell>
          <table:table-cell table:formula="of:=STDEVPA([.B53:.Q53])" office:value-type="float" office:value="12.0712403567322">
            <text:p>12,0712403567</text:p>
          </table:table-cell>
          <table:table-cell table:number-columns-repeated="100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23">
            <text:p>223</text:p>
          </table:table-cell>
          <table:table-cell office:value-type="float" office:value="240">
            <text:p>240</text:p>
          </table:table-cell>
          <table:table-cell office:value-type="float" office:value="252">
            <text:p>252</text:p>
          </table:table-cell>
          <table:table-cell office:value-type="float" office:value="221">
            <text:p>221</text:p>
          </table:table-cell>
          <table:table-cell office:value-type="float" office:value="235">
            <text:p>235</text:p>
          </table:table-cell>
          <table:table-cell office:value-type="float" office:value="222">
            <text:p>222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09">
            <text:p>209</text:p>
          </table:table-cell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57">
            <text:p>257</text:p>
          </table:table-cell>
          <table:table-cell table:formula="of:=AVERAGE([.B54:.Q54])" office:value-type="float" office:value="234">
            <text:p>234</text:p>
          </table:table-cell>
          <table:table-cell table:formula="of:=STDEVPA([.B54:.Q54])" office:value-type="float" office:value="11.6726175299288">
            <text:p>11,6726175299</text:p>
          </table:table-cell>
          <table:table-cell table:number-columns-repeated="100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207">
            <text:p>207</text:p>
          </table:table-cell>
          <table:table-cell office:value-type="float" office:value="229">
            <text:p>229</text:p>
          </table:table-cell>
          <table:table-cell office:value-type="float" office:value="223">
            <text:p>223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31">
            <text:p>231</text:p>
          </table:table-cell>
          <table:table-cell office:value-type="float" office:value="223">
            <text:p>223</text:p>
          </table:table-cell>
          <table:table-cell office:value-type="float" office:value="254">
            <text:p>254</text:p>
          </table:table-cell>
          <table:table-cell office:value-type="float" office:value="240">
            <text:p>240</text:p>
          </table:table-cell>
          <table:table-cell office:value-type="float" office:value="231">
            <text:p>231</text:p>
          </table:table-cell>
          <table:table-cell office:value-type="float" office:value="210">
            <text:p>210</text:p>
          </table:table-cell>
          <table:table-cell office:value-type="float" office:value="231">
            <text:p>231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formula="of:=AVERAGE([.B55:.Q55])" office:value-type="float" office:value="229.5625">
            <text:p>229,5625</text:p>
          </table:table-cell>
          <table:table-cell table:formula="of:=STDEVPA([.B55:.Q55])" office:value-type="float" office:value="12.1910251312185">
            <text:p>12,1910251312</text:p>
          </table:table-cell>
          <table:table-cell table:number-columns-repeated="100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23">
            <text:p>223</text:p>
          </table:table-cell>
          <table:table-cell office:value-type="float" office:value="225">
            <text:p>225</text:p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244">
            <text:p>244</text:p>
          </table:table-cell>
          <table:table-cell office:value-type="float" office:value="227">
            <text:p>227</text:p>
          </table:table-cell>
          <table:table-cell office:value-type="float" office:value="243">
            <text:p>243</text:p>
          </table:table-cell>
          <table:table-cell office:value-type="float" office:value="213">
            <text:p>213</text:p>
          </table:table-cell>
          <table:table-cell office:value-type="float" office:value="226">
            <text:p>226</text:p>
          </table:table-cell>
          <table:table-cell office:value-type="float" office:value="221">
            <text:p>221</text:p>
          </table:table-cell>
          <table:table-cell office:value-type="float" office:value="224">
            <text:p>224</text:p>
          </table:table-cell>
          <table:table-cell table:formula="of:=AVERAGE([.B56:.Q56])" office:value-type="float" office:value="228.625">
            <text:p>228,625</text:p>
          </table:table-cell>
          <table:table-cell table:formula="of:=STDEVPA([.B56:.Q56])" office:value-type="float" office:value="8.70972875582242">
            <text:p>8,7097287558</text:p>
          </table:table-cell>
          <table:table-cell table:number-columns-repeated="100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36">
            <text:p>236</text:p>
          </table:table-cell>
          <table:table-cell office:value-type="float" office:value="220">
            <text:p>220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 office:value-type="float" office:value="227">
            <text:p>227</text:p>
          </table:table-cell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19">
            <text:p>219</text:p>
          </table:table-cell>
          <table:table-cell office:value-type="float" office:value="235">
            <text:p>235</text:p>
          </table:table-cell>
          <table:table-cell office:value-type="float" office:value="224">
            <text:p>224</text:p>
          </table:table-cell>
          <table:table-cell office:value-type="float" office:value="214">
            <text:p>214</text:p>
          </table:table-cell>
          <table:table-cell office:value-type="float" office:value="223">
            <text:p>223</text:p>
          </table:table-cell>
          <table:table-cell office:value-type="float" office:value="230">
            <text:p>230</text:p>
          </table:table-cell>
          <table:table-cell office:value-type="float" office:value="227">
            <text:p>227</text:p>
          </table:table-cell>
          <table:table-cell office:value-type="float" office:value="231">
            <text:p>231</text:p>
          </table:table-cell>
          <table:table-cell table:formula="of:=AVERAGE([.B57:.Q57])" office:value-type="float" office:value="230.25">
            <text:p>230,25</text:p>
          </table:table-cell>
          <table:table-cell table:formula="of:=STDEVPA([.B57:.Q57])" office:value-type="float" office:value="9.85837207656518">
            <text:p>9,8583720766</text:p>
          </table:table-cell>
          <table:table-cell table:number-columns-repeated="100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23">
            <text:p>223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25">
            <text:p>225</text:p>
          </table:table-cell>
          <table:table-cell office:value-type="float" office:value="244">
            <text:p>244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  <table:table-cell office:value-type="float" office:value="234">
            <text:p>234</text:p>
          </table:table-cell>
          <table:table-cell office:value-type="float" office:value="254">
            <text:p>254</text:p>
          </table:table-cell>
          <table:table-cell office:value-type="float" office:value="229">
            <text:p>229</text:p>
          </table:table-cell>
          <table:table-cell office:value-type="float" office:value="231">
            <text:p>231</text:p>
          </table:table-cell>
          <table:table-cell office:value-type="float" office:value="243">
            <text:p>243</text:p>
          </table:table-cell>
          <table:table-cell office:value-type="float" office:value="211">
            <text:p>211</text:p>
          </table:table-cell>
          <table:table-cell table:formula="of:=AVERAGE([.B58:.Q58])" office:value-type="float" office:value="231.6875">
            <text:p>231,6875</text:p>
          </table:table-cell>
          <table:table-cell table:formula="of:=STDEVPA([.B58:.Q58])" office:value-type="float" office:value="10.2146876481858">
            <text:p>10,2146876482</text:p>
          </table:table-cell>
          <table:table-cell table:number-columns-repeated="100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office:value-type="float" office:value="242">
            <text:p>242</text:p>
          </table:table-cell>
          <table:table-cell office:value-type="float" office:value="227">
            <text:p>227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222">
            <text:p>222</text:p>
          </table:table-cell>
          <table:table-cell office:value-type="float" office:value="265">
            <text:p>265</text:p>
          </table:table-cell>
          <table:table-cell office:value-type="float" office:value="208">
            <text:p>208</text:p>
          </table:table-cell>
          <table:table-cell office:value-type="float" office:value="220">
            <text:p>220</text:p>
          </table:table-cell>
          <table:table-cell office:value-type="float" office:value="210">
            <text:p>210</text:p>
          </table:table-cell>
          <table:table-cell office:value-type="float" office:value="215">
            <text:p>215</text:p>
          </table:table-cell>
          <table:table-cell table:formula="of:=AVERAGE([.B59:.Q59])" office:value-type="float" office:value="229.125">
            <text:p>229,125</text:p>
          </table:table-cell>
          <table:table-cell table:formula="of:=STDEVPA([.B59:.Q59])" office:value-type="float" office:value="13.5640840088817">
            <text:p>13,5640840089</text:p>
          </table:table-cell>
          <table:table-cell table:number-columns-repeated="100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27">
            <text:p>227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13">
            <text:p>213</text:p>
          </table:table-cell>
          <table:table-cell office:value-type="float" office:value="236">
            <text:p>236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25">
            <text:p>225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42">
            <text:p>242</text:p>
          </table:table-cell>
          <table:table-cell office:value-type="float" office:value="257">
            <text:p>257</text:p>
          </table:table-cell>
          <table:table-cell office:value-type="float" office:value="230">
            <text:p>230</text:p>
          </table:table-cell>
          <table:table-cell office:value-type="float" office:value="241">
            <text:p>241</text:p>
          </table:table-cell>
          <table:table-cell table:formula="of:=AVERAGE([.B60:.Q60])" office:value-type="float" office:value="231.9375">
            <text:p>231,9375</text:p>
          </table:table-cell>
          <table:table-cell table:formula="of:=STDEVPA([.B60:.Q60])" office:value-type="float" office:value="10.3348243211968">
            <text:p>10,3348243212</text:p>
          </table:table-cell>
          <table:table-cell table:number-columns-repeated="100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27">
            <text:p>227</text:p>
          </table:table-cell>
          <table:table-cell office:value-type="float" office:value="233">
            <text:p>233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3">
            <text:p>223</text:p>
          </table:table-cell>
          <table:table-cell office:value-type="float" office:value="227">
            <text:p>227</text:p>
          </table:table-cell>
          <table:table-cell office:value-type="float" office:value="239">
            <text:p>239</text:p>
          </table:table-cell>
          <table:table-cell office:value-type="float" office:value="221">
            <text:p>221</text:p>
          </table:table-cell>
          <table:table-cell office:value-type="float" office:value="218">
            <text:p>218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198">
            <text:p>198</text:p>
          </table:table-cell>
          <table:table-cell office:value-type="float" office:value="188">
            <text:p>188</text:p>
          </table:table-cell>
          <table:table-cell office:value-type="float" office:value="228">
            <text:p>228</text:p>
          </table:table-cell>
          <table:table-cell table:formula="of:=AVERAGE([.B61:.Q61])" office:value-type="float" office:value="224.3125">
            <text:p>224,3125</text:p>
          </table:table-cell>
          <table:table-cell table:formula="of:=STDEVPA([.B61:.Q61])" office:value-type="float" office:value="13.5679712466529">
            <text:p>13,5679712467</text:p>
          </table:table-cell>
          <table:table-cell table:number-columns-repeated="100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19">
            <text:p>219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office:value-type="float" office:value="217">
            <text:p>217</text:p>
          </table:table-cell>
          <table:table-cell office:value-type="float" office:value="243">
            <text:p>243</text:p>
          </table:table-cell>
          <table:table-cell office:value-type="float" office:value="229">
            <text:p>229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44">
            <text:p>244</text:p>
          </table:table-cell>
          <table:table-cell office:value-type="float" office:value="222">
            <text:p>222</text:p>
          </table:table-cell>
          <table:table-cell office:value-type="float" office:value="239">
            <text:p>239</text:p>
          </table:table-cell>
          <table:table-cell office:value-type="float" office:value="218">
            <text:p>218</text:p>
          </table:table-cell>
          <table:table-cell table:formula="of:=AVERAGE([.B62:.Q62])" office:value-type="float" office:value="228.9375">
            <text:p>228,9375</text:p>
          </table:table-cell>
          <table:table-cell table:formula="of:=STDEVPA([.B62:.Q62])" office:value-type="float" office:value="10.1147710676021">
            <text:p>10,1147710676</text:p>
          </table:table-cell>
          <table:table-cell table:number-columns-repeated="100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28">
            <text:p>22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14">
            <text:p>214</text:p>
          </table:table-cell>
          <table:table-cell office:value-type="float" office:value="233">
            <text:p>233</text:p>
          </table:table-cell>
          <table:table-cell office:value-type="float" office:value="231">
            <text:p>231</text:p>
          </table:table-cell>
          <table:table-cell office:value-type="float" office:value="217">
            <text:p>217</text:p>
          </table:table-cell>
          <table:table-cell office:value-type="float" office:value="238">
            <text:p>238</text:p>
          </table:table-cell>
          <table:table-cell office:value-type="float" office:value="229">
            <text:p>229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30">
            <text:p>230</text:p>
          </table:table-cell>
          <table:table-cell office:value-type="float" office:value="217">
            <text:p>217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table:formula="of:=AVERAGE([.B63:.Q63])" office:value-type="float" office:value="230.25">
            <text:p>230,25</text:p>
          </table:table-cell>
          <table:table-cell table:formula="of:=STDEVPA([.B63:.Q63])" office:value-type="float" office:value="8.8140512819021">
            <text:p>8,8140512819</text:p>
          </table:table-cell>
          <table:table-cell table:number-columns-repeated="100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 office:value-type="float" office:value="246">
            <text:p>246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35">
            <text:p>235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office:value-type="float" office:value="229">
            <text:p>229</text:p>
          </table:table-cell>
          <table:table-cell table:formula="of:=AVERAGE([.B64:.Q64])" office:value-type="float" office:value="231">
            <text:p>231</text:p>
          </table:table-cell>
          <table:table-cell table:formula="of:=STDEVPA([.B64:.Q64])" office:value-type="float" office:value="7.92148975887743">
            <text:p>7,9214897589</text:p>
          </table:table-cell>
          <table:table-cell table:number-columns-repeated="100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14">
            <text:p>214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45">
            <text:p>245</text:p>
          </table:table-cell>
          <table:table-cell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03">
            <text:p>203</text:p>
          </table:table-cell>
          <table:table-cell office:value-type="float" office:value="225">
            <text:p>225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table:formula="of:=AVERAGE([.B65:.Q65])" office:value-type="float" office:value="227">
            <text:p>227</text:p>
          </table:table-cell>
          <table:table-cell table:formula="of:=STDEVPA([.B65:.Q65])" office:value-type="float" office:value="11.3247516529061">
            <text:p>11,3247516529</text:p>
          </table:table-cell>
          <table:table-cell table:number-columns-repeated="100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34">
            <text:p>234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37">
            <text:p>237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25">
            <text:p>225</text:p>
          </table:table-cell>
          <table:table-cell office:value-type="float" office:value="237">
            <text:p>237</text:p>
          </table:table-cell>
          <table:table-cell office:value-type="float" office:value="231">
            <text:p>231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  <table:table-cell table:formula="of:=AVERAGE([.B66:.Q66])" office:value-type="float" office:value="232.75">
            <text:p>232,75</text:p>
          </table:table-cell>
          <table:table-cell table:formula="of:=STDEVPA([.B66:.Q66])" office:value-type="float" office:value="6.19979838381862">
            <text:p>6,1997983838</text:p>
          </table:table-cell>
          <table:table-cell table:number-columns-repeated="100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37">
            <text:p>237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9">
            <text:p>229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18">
            <text:p>218</text:p>
          </table:table-cell>
          <table:table-cell office:value-type="float" office:value="245">
            <text:p>245</text:p>
          </table:table-cell>
          <table:table-cell office:value-type="float" office:value="217">
            <text:p>21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  <table:table-cell office:value-type="float" office:value="228">
            <text:p>228</text:p>
          </table:table-cell>
          <table:table-cell office:value-type="float" office:value="267">
            <text:p>267</text:p>
          </table:table-cell>
          <table:table-cell office:value-type="float" office:value="255">
            <text:p>255</text:p>
          </table:table-cell>
          <table:table-cell table:formula="of:=AVERAGE([.B67:.Q67])" office:value-type="float" office:value="233.0625">
            <text:p>233,0625</text:p>
          </table:table-cell>
          <table:table-cell table:formula="of:=STDEVPA([.B67:.Q67])" office:value-type="float" office:value="13.074157477635">
            <text:p>13,0741574776</text:p>
          </table:table-cell>
          <table:table-cell table:number-columns-repeated="100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16">
            <text:p>216</text:p>
          </table:table-cell>
          <table:table-cell office:value-type="float" office:value="224">
            <text:p>224</text:p>
          </table:table-cell>
          <table:table-cell office:value-type="float" office:value="237">
            <text:p>237</text:p>
          </table:table-cell>
          <table:table-cell office:value-type="float" office:value="217">
            <text:p>217</text:p>
          </table:table-cell>
          <table:table-cell office:value-type="float" office:value="239">
            <text:p>239</text:p>
          </table:table-cell>
          <table:table-cell office:value-type="float" office:value="226">
            <text:p>226</text:p>
          </table:table-cell>
          <table:table-cell office:value-type="float" office:value="221">
            <text:p>221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  <table:table-cell office:value-type="float" office:value="224">
            <text:p>224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230">
            <text:p>230</text:p>
          </table:table-cell>
          <table:table-cell table:formula="of:=AVERAGE([.B68:.Q68])" office:value-type="float" office:value="229.75">
            <text:p>229,75</text:p>
          </table:table-cell>
          <table:table-cell table:formula="of:=STDEVPA([.B68:.Q68])" office:value-type="float" office:value="8.61321658847611">
            <text:p>8,6132165885</text:p>
          </table:table-cell>
          <table:table-cell table:number-columns-repeated="100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27">
            <text:p>227</text:p>
          </table:table-cell>
          <table:table-cell office:value-type="float" office:value="230">
            <text:p>230</text:p>
          </table:table-cell>
          <table:table-cell office:value-type="float" office:value="241">
            <text:p>241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office:value-type="float" office:value="232">
            <text:p>232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45">
            <text:p>245</text:p>
          </table:table-cell>
          <table:table-cell table:formula="of:=AVERAGE([.B69:.Q69])" office:value-type="float" office:value="232.75">
            <text:p>232,75</text:p>
          </table:table-cell>
          <table:table-cell table:formula="of:=STDEVPA([.B69:.Q69])" office:value-type="float" office:value="7.28440114216673">
            <text:p>7,2844011422</text:p>
          </table:table-cell>
          <table:table-cell table:number-columns-repeated="100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39">
            <text:p>239</text:p>
          </table:table-cell>
          <table:table-cell office:value-type="float" office:value="226">
            <text:p>226</text:p>
          </table:table-cell>
          <table:table-cell office:value-type="float" office:value="245">
            <text:p>245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17">
            <text:p>217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237">
            <text:p>237</text:p>
          </table:table-cell>
          <table:table-cell table:formula="of:=AVERAGE([.B70:.Q70])" office:value-type="float" office:value="231.375">
            <text:p>231,375</text:p>
          </table:table-cell>
          <table:table-cell table:formula="of:=STDEVPA([.B70:.Q70])" office:value-type="float" office:value="7.87301562299987">
            <text:p>7,873015623</text:p>
          </table:table-cell>
          <table:table-cell table:number-columns-repeated="100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23">
            <text:p>223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23">
            <text:p>223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9">
            <text:p>249</text:p>
          </table:table-cell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51">
            <text:p>251</text:p>
          </table:table-cell>
          <table:table-cell office:value-type="float" office:value="219">
            <text:p>219</text:p>
          </table:table-cell>
          <table:table-cell office:value-type="float" office:value="221">
            <text:p>221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25">
            <text:p>225</text:p>
          </table:table-cell>
          <table:table-cell table:formula="of:=AVERAGE([.B71:.Q71])" office:value-type="float" office:value="232.6875">
            <text:p>232,6875</text:p>
          </table:table-cell>
          <table:table-cell table:formula="of:=STDEVPA([.B71:.Q71])" office:value-type="float" office:value="9.11536306188624">
            <text:p>9,1153630619</text:p>
          </table:table-cell>
          <table:table-cell table:number-columns-repeated="100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24">
            <text:p>224</text:p>
          </table:table-cell>
          <table:table-cell office:value-type="float" office:value="253">
            <text:p>253</text:p>
          </table:table-cell>
          <table:table-cell office:value-type="float" office:value="229">
            <text:p>229</text:p>
          </table:table-cell>
          <table:table-cell office:value-type="float" office:value="214">
            <text:p>214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4">
            <text:p>224</text:p>
          </table:table-cell>
          <table:table-cell office:value-type="float" office:value="183">
            <text:p>183</text:p>
          </table:table-cell>
          <table:table-cell office:value-type="float" office:value="215">
            <text:p>215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table:formula="of:=AVERAGE([.B72:.Q72])" office:value-type="float" office:value="225.4375">
            <text:p>225,4375</text:p>
          </table:table-cell>
          <table:table-cell table:formula="of:=STDEVPA([.B72:.Q72])" office:value-type="float" office:value="13.9998604903763">
            <text:p>13,9998604904</text:p>
          </table:table-cell>
          <table:table-cell table:number-columns-repeated="100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6">
            <text:p>216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12">
            <text:p>212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20">
            <text:p>220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29">
            <text:p>229</text:p>
          </table:table-cell>
          <table:table-cell table:formula="of:=AVERAGE([.B73:.Q73])" office:value-type="float" office:value="228">
            <text:p>228</text:p>
          </table:table-cell>
          <table:table-cell table:formula="of:=STDEVPA([.B73:.Q73])" office:value-type="float" office:value="8.12403840463596">
            <text:p>8,1240384046</text:p>
          </table:table-cell>
          <table:table-cell table:number-columns-repeated="100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14">
            <text:p>214</text:p>
          </table:table-cell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212">
            <text:p>212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3">
            <text:p>233</text:p>
          </table:table-cell>
          <table:table-cell office:value-type="float" office:value="222">
            <text:p>222</text:p>
          </table:table-cell>
          <table:table-cell office:value-type="float" office:value="229">
            <text:p>229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8">
            <text:p>238</text:p>
          </table:table-cell>
          <table:table-cell table:formula="of:=AVERAGE([.B74:.Q74])" office:value-type="float" office:value="230.875">
            <text:p>230,875</text:p>
          </table:table-cell>
          <table:table-cell table:formula="of:=STDEVPA([.B74:.Q74])" office:value-type="float" office:value="8.3357288223646">
            <text:p>8,3357288224</text:p>
          </table:table-cell>
          <table:table-cell table:number-columns-repeated="100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07">
            <text:p>207</text:p>
          </table:table-cell>
          <table:table-cell office:value-type="float" office:value="221">
            <text:p>221</text:p>
          </table:table-cell>
          <table:table-cell office:value-type="float" office:value="239">
            <text:p>239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25">
            <text:p>225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1">
            <text:p>231</text:p>
          </table:table-cell>
          <table:table-cell office:value-type="float" office:value="236">
            <text:p>236</text:p>
          </table:table-cell>
          <table:table-cell office:value-type="float" office:value="229">
            <text:p>229</text:p>
          </table:table-cell>
          <table:table-cell table:formula="of:=AVERAGE([.B75:.Q75])" office:value-type="float" office:value="230">
            <text:p>230</text:p>
          </table:table-cell>
          <table:table-cell table:formula="of:=STDEVPA([.B75:.Q75])" office:value-type="float" office:value="8.69626356546304">
            <text:p>8,6962635655</text:p>
          </table:table-cell>
          <table:table-cell table:number-columns-repeated="100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2">
            <text:p>222</text:p>
          </table:table-cell>
          <table:table-cell office:value-type="float" office:value="225">
            <text:p>225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12">
            <text:p>212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18">
            <text:p>218</text:p>
          </table:table-cell>
          <table:table-cell office:value-type="float" office:value="252">
            <text:p>252</text:p>
          </table:table-cell>
          <table:table-cell office:value-type="float" office:value="239">
            <text:p>239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table:formula="of:=AVERAGE([.B76:.Q76])" office:value-type="float" office:value="230.125">
            <text:p>230,125</text:p>
          </table:table-cell>
          <table:table-cell table:formula="of:=STDEVPA([.B76:.Q76])" office:value-type="float" office:value="9.3799986673773">
            <text:p>9,3799986674</text:p>
          </table:table-cell>
          <table:table-cell table:number-columns-repeated="100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53">
            <text:p>253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table:formula="of:=AVERAGE([.B77:.Q77])" office:value-type="float" office:value="234.1875">
            <text:p>234,1875</text:p>
          </table:table-cell>
          <table:table-cell table:formula="of:=STDEVPA([.B77:.Q77])" office:value-type="float" office:value="7.97040424006211">
            <text:p>7,9704042401</text:p>
          </table:table-cell>
          <table:table-cell table:number-columns-repeated="100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43">
            <text:p>243</text:p>
          </table:table-cell>
          <table:table-cell office:value-type="float" office:value="229">
            <text:p>229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05">
            <text:p>205</text:p>
          </table:table-cell>
          <table:table-cell office:value-type="float" office:value="230">
            <text:p>230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31">
            <text:p>231</text:p>
          </table:table-cell>
          <table:table-cell office:value-type="float" office:value="247">
            <text:p>247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table:formula="of:=AVERAGE([.B78:.Q78])" office:value-type="float" office:value="230.9375">
            <text:p>230,9375</text:p>
          </table:table-cell>
          <table:table-cell table:formula="of:=STDEVPA([.B78:.Q78])" office:value-type="float" office:value="9.43708608363832">
            <text:p>9,4370860836</text:p>
          </table:table-cell>
          <table:table-cell table:number-columns-repeated="100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21">
            <text:p>221</text:p>
          </table:table-cell>
          <table:table-cell office:value-type="float" office:value="224">
            <text:p>224</text:p>
          </table:table-cell>
          <table:table-cell office:value-type="float" office:value="195">
            <text:p>195</text:p>
          </table:table-cell>
          <table:table-cell office:value-type="float" office:value="217">
            <text:p>217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3">
            <text:p>223</text:p>
          </table:table-cell>
          <table:table-cell office:value-type="float" office:value="230">
            <text:p>230</text:p>
          </table:table-cell>
          <table:table-cell office:value-type="float" office:value="216">
            <text:p>216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office:value-type="float" office:value="217">
            <text:p>217</text:p>
          </table:table-cell>
          <table:table-cell table:formula="of:=AVERAGE([.B79:.Q79])" office:value-type="float" office:value="221.5625">
            <text:p>221,5625</text:p>
          </table:table-cell>
          <table:table-cell table:formula="of:=STDEVPA([.B79:.Q79])" office:value-type="float" office:value="9.72091012971522">
            <text:p>9,7209101297</text:p>
          </table:table-cell>
          <table:table-cell table:number-columns-repeated="100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23">
            <text:p>22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27">
            <text:p>227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15">
            <text:p>215</text:p>
          </table:table-cell>
          <table:table-cell office:value-type="float" office:value="246">
            <text:p>246</text:p>
          </table:table-cell>
          <table:table-cell office:value-type="float" office:value="224">
            <text:p>224</text:p>
          </table:table-cell>
          <table:table-cell office:value-type="float" office:value="243">
            <text:p>243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217">
            <text:p>217</text:p>
          </table:table-cell>
          <table:table-cell table:formula="of:=AVERAGE([.B80:.Q80])" office:value-type="float" office:value="231.1875">
            <text:p>231,1875</text:p>
          </table:table-cell>
          <table:table-cell table:formula="of:=STDEVPA([.B80:.Q80])" office:value-type="float" office:value="10.6666463215952">
            <text:p>10,6666463216</text:p>
          </table:table-cell>
          <table:table-cell table:number-columns-repeated="100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13">
            <text:p>213</text:p>
          </table:table-cell>
          <table:table-cell office:value-type="float" office:value="253">
            <text:p>253</text:p>
          </table:table-cell>
          <table:table-cell office:value-type="float" office:value="219">
            <text:p>219</text:p>
          </table:table-cell>
          <table:table-cell office:value-type="float" office:value="223">
            <text:p>223</text:p>
          </table:table-cell>
          <table:table-cell office:value-type="float" office:value="207">
            <text:p>207</text:p>
          </table:table-cell>
          <table:table-cell office:value-type="float" office:value="231">
            <text:p>231</text:p>
          </table:table-cell>
          <table:table-cell office:value-type="float" office:value="199">
            <text:p>199</text:p>
          </table:table-cell>
          <table:table-cell office:value-type="float" office:value="208">
            <text:p>208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43">
            <text:p>243</text:p>
          </table:table-cell>
          <table:table-cell office:value-type="float" office:value="235">
            <text:p>235</text:p>
          </table:table-cell>
          <table:table-cell office:value-type="float" office:value="224">
            <text:p>224</text:p>
          </table:table-cell>
          <table:table-cell office:value-type="float" office:value="216">
            <text:p>216</text:p>
          </table:table-cell>
          <table:table-cell office:value-type="float" office:value="222">
            <text:p>222</text:p>
          </table:table-cell>
          <table:table-cell table:formula="of:=AVERAGE([.B81:.Q81])" office:value-type="float" office:value="223.9375">
            <text:p>223,9375</text:p>
          </table:table-cell>
          <table:table-cell table:formula="of:=STDEVPA([.B81:.Q81])" office:value-type="float" office:value="13.5483797463018">
            <text:p>13,5483797463</text:p>
          </table:table-cell>
          <table:table-cell table:number-columns-repeated="100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44">
            <text:p>244</text:p>
          </table:table-cell>
          <table:table-cell office:value-type="float" office:value="257">
            <text:p>257</text:p>
          </table:table-cell>
          <table:table-cell office:value-type="float" office:value="219">
            <text:p>219</text:p>
          </table:table-cell>
          <table:table-cell office:value-type="float" office:value="254">
            <text:p>254</text:p>
          </table:table-cell>
          <table:table-cell office:value-type="float" office:value="237">
            <text:p>237</text:p>
          </table:table-cell>
          <table:table-cell office:value-type="float" office:value="227">
            <text:p>227</text:p>
          </table:table-cell>
          <table:table-cell office:value-type="float" office:value="221">
            <text:p>221</text:p>
          </table:table-cell>
          <table:table-cell office:value-type="float" office:value="239">
            <text:p>239</text:p>
          </table:table-cell>
          <table:table-cell office:value-type="float" office:value="229">
            <text:p>229</text:p>
          </table:table-cell>
          <table:table-cell office:value-type="float" office:value="219">
            <text:p>219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  <table:table-cell office:value-type="float" office:value="226">
            <text:p>226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float" office:value="234">
            <text:p>234</text:p>
          </table:table-cell>
          <table:table-cell table:formula="of:=AVERAGE([.B82:.Q82])" office:value-type="float" office:value="233.5625">
            <text:p>233,5625</text:p>
          </table:table-cell>
          <table:table-cell table:formula="of:=STDEVPA([.B82:.Q82])" office:value-type="float" office:value="12.0362408479558">
            <text:p>12,036240848</text:p>
          </table:table-cell>
          <table:table-cell table:number-columns-repeated="100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25">
            <text:p>225</text:p>
          </table:table-cell>
          <table:table-cell office:value-type="float" office:value="223">
            <text:p>223</text:p>
          </table:table-cell>
          <table:table-cell office:value-type="float" office:value="229">
            <text:p>229</text:p>
          </table:table-cell>
          <table:table-cell office:value-type="float" office:value="223">
            <text:p>223</text:p>
          </table:table-cell>
          <table:table-cell office:value-type="float" office:value="245">
            <text:p>245</text:p>
          </table:table-cell>
          <table:table-cell office:value-type="float" office:value="227">
            <text:p>227</text:p>
          </table:table-cell>
          <table:table-cell office:value-type="float" office:value="215">
            <text:p>215</text:p>
          </table:table-cell>
          <table:table-cell office:value-type="float" office:value="233">
            <text:p>233</text:p>
          </table:table-cell>
          <table:table-cell office:value-type="float" office:value="224">
            <text:p>224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22">
            <text:p>222</text:p>
          </table:table-cell>
          <table:table-cell table:formula="of:=AVERAGE([.B83:.Q83])" office:value-type="float" office:value="230.375">
            <text:p>230,375</text:p>
          </table:table-cell>
          <table:table-cell table:formula="of:=STDEVPA([.B83:.Q83])" office:value-type="float" office:value="8.659351881059">
            <text:p>8,6593518811</text:p>
          </table:table-cell>
          <table:table-cell table:number-columns-repeated="100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 office:value-type="float" office:value="227">
            <text:p>227</text:p>
          </table:table-cell>
          <table:table-cell office:value-type="float" office:value="222">
            <text:p>222</text:p>
          </table:table-cell>
          <table:table-cell office:value-type="float" office:value="239">
            <text:p>239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54">
            <text:p>254</text:p>
          </table:table-cell>
          <table:table-cell office:value-type="float" office:value="238">
            <text:p>238</text:p>
          </table:table-cell>
          <table:table-cell table:formula="of:=AVERAGE([.B84:.Q84])" office:value-type="float" office:value="233.9375">
            <text:p>233,9375</text:p>
          </table:table-cell>
          <table:table-cell table:formula="of:=STDEVPA([.B84:.Q84])" office:value-type="float" office:value="7.94881083873557">
            <text:p>7,9488108387</text:p>
          </table:table-cell>
          <table:table-cell table:number-columns-repeated="100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10">
            <text:p>210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25">
            <text:p>225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table:formula="of:=AVERAGE([.B85:.Q85])" office:value-type="float" office:value="231.625">
            <text:p>231,625</text:p>
          </table:table-cell>
          <table:table-cell table:formula="of:=STDEVPA([.B85:.Q85])" office:value-type="float" office:value="8.99218410621135">
            <text:p>8,9921841062</text:p>
          </table:table-cell>
          <table:table-cell table:number-columns-repeated="100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23">
            <text:p>223</text:p>
          </table:table-cell>
          <table:table-cell office:value-type="float" office:value="231">
            <text:p>231</text:p>
          </table:table-cell>
          <table:table-cell office:value-type="float" office:value="235">
            <text:p>235</text:p>
          </table:table-cell>
          <table:table-cell office:value-type="float" office:value="217">
            <text:p>217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21">
            <text:p>221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54">
            <text:p>254</text:p>
          </table:table-cell>
          <table:table-cell office:value-type="float" office:value="227">
            <text:p>227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 office:value-type="float" office:value="223">
            <text:p>223</text:p>
          </table:table-cell>
          <table:table-cell office:value-type="float" office:value="227">
            <text:p>227</text:p>
          </table:table-cell>
          <table:table-cell table:formula="of:=AVERAGE([.B86:.Q86])" office:value-type="float" office:value="230.375">
            <text:p>230,375</text:p>
          </table:table-cell>
          <table:table-cell table:formula="of:=STDEVPA([.B86:.Q86])" office:value-type="float" office:value="8.76694787254949">
            <text:p>8,7669478725</text:p>
          </table:table-cell>
          <table:table-cell table:number-columns-repeated="100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9">
            <text:p>249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 office:value-type="float" office:value="226">
            <text:p>226</text:p>
          </table:table-cell>
          <table:table-cell office:value-type="float" office:value="229">
            <text:p>229</text:p>
          </table:table-cell>
          <table:table-cell office:value-type="float" office:value="231">
            <text:p>231</text:p>
          </table:table-cell>
          <table:table-cell office:value-type="float" office:value="248">
            <text:p>248</text:p>
          </table:table-cell>
          <table:table-cell table:formula="of:=AVERAGE([.B87:.Q87])" office:value-type="float" office:value="234.3125">
            <text:p>234,3125</text:p>
          </table:table-cell>
          <table:table-cell table:formula="of:=STDEVPA([.B87:.Q87])" office:value-type="float" office:value="6.88947340150174">
            <text:p>6,8894734015</text:p>
          </table:table-cell>
          <table:table-cell table:number-columns-repeated="100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30">
            <text:p>230</text:p>
          </table:table-cell>
          <table:table-cell office:value-type="float" office:value="244">
            <text:p>244</text:p>
          </table:table-cell>
          <table:table-cell office:value-type="float" office:value="222">
            <text:p>222</text:p>
          </table:table-cell>
          <table:table-cell office:value-type="float" office:value="239">
            <text:p>239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33">
            <text:p>233</text:p>
          </table:table-cell>
          <table:table-cell office:value-type="float" office:value="222">
            <text:p>222</text:p>
          </table:table-cell>
          <table:table-cell office:value-type="float" office:value="231">
            <text:p>231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table:formula="of:=AVERAGE([.B88:.Q88])" office:value-type="float" office:value="233.3125">
            <text:p>233,3125</text:p>
          </table:table-cell>
          <table:table-cell table:formula="of:=STDEVPA([.B88:.Q88])" office:value-type="float" office:value="6.92566558173292">
            <text:p>6,9256655817</text:p>
          </table:table-cell>
          <table:table-cell table:number-columns-repeated="100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38">
            <text:p>238</text:p>
          </table:table-cell>
          <table:table-cell office:value-type="float" office:value="225">
            <text:p>225</text:p>
          </table:table-cell>
          <table:table-cell office:value-type="float" office:value="216">
            <text:p>216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28">
            <text:p>228</text:p>
          </table:table-cell>
          <table:table-cell office:value-type="float" office:value="237">
            <text:p>237</text:p>
          </table:table-cell>
          <table:table-cell office:value-type="float" office:value="230">
            <text:p>230</text:p>
          </table:table-cell>
          <table:table-cell office:value-type="float" office:value="227">
            <text:p>227</text:p>
          </table:table-cell>
          <table:table-cell office:value-type="float" office:value="248">
            <text:p>248</text:p>
          </table:table-cell>
          <table:table-cell office:value-type="float" office:value="231">
            <text:p>231</text:p>
          </table:table-cell>
          <table:table-cell office:value-type="float" office:value="222">
            <text:p>222</text:p>
          </table:table-cell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table:formula="of:=AVERAGE([.B89:.Q89])" office:value-type="float" office:value="231.875">
            <text:p>231,875</text:p>
          </table:table-cell>
          <table:table-cell table:formula="of:=STDEVPA([.B89:.Q89])" office:value-type="float" office:value="9.15747645369618">
            <text:p>9,1574764537</text:p>
          </table:table-cell>
          <table:table-cell table:number-columns-repeated="100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14">
            <text:p>214</text:p>
          </table:table-cell>
          <table:table-cell office:value-type="float" office:value="229">
            <text:p>229</text:p>
          </table:table-cell>
          <table:table-cell office:value-type="float" office:value="235">
            <text:p>235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15">
            <text:p>215</text:p>
          </table:table-cell>
          <table:table-cell office:value-type="float" office:value="231">
            <text:p>231</text:p>
          </table:table-cell>
          <table:table-cell office:value-type="float" office:value="222">
            <text:p>222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office:value-type="float" office:value="224">
            <text:p>224</text:p>
          </table:table-cell>
          <table:table-cell office:value-type="float" office:value="215">
            <text:p>215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table:formula="of:=AVERAGE([.B90:.Q90])" office:value-type="float" office:value="227.5">
            <text:p>227,5</text:p>
          </table:table-cell>
          <table:table-cell table:formula="of:=STDEVPA([.B90:.Q90])" office:value-type="float" office:value="8.25378700960959">
            <text:p>8,2537870096</text:p>
          </table:table-cell>
          <table:table-cell table:number-columns-repeated="100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23">
            <text:p>223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10">
            <text:p>210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47">
            <text:p>247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25">
            <text:p>225</text:p>
          </table:table-cell>
          <table:table-cell table:formula="of:=AVERAGE([.B91:.Q91])" office:value-type="float" office:value="229.0625">
            <text:p>229,0625</text:p>
          </table:table-cell>
          <table:table-cell table:formula="of:=STDEVPA([.B91:.Q91])" office:value-type="float" office:value="7.71742144436858">
            <text:p>7,7174214444</text:p>
          </table:table-cell>
          <table:table-cell table:number-columns-repeated="100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24">
            <text:p>224</text:p>
          </table:table-cell>
          <table:table-cell office:value-type="float" office:value="218">
            <text:p>218</text:p>
          </table:table-cell>
          <table:table-cell office:value-type="float" office:value="246">
            <text:p>246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46">
            <text:p>246</text:p>
          </table:table-cell>
          <table:table-cell office:value-type="float" office:value="231">
            <text:p>231</text:p>
          </table:table-cell>
          <table:table-cell office:value-type="float" office:value="236">
            <text:p>236</text:p>
          </table:table-cell>
          <table:table-cell office:value-type="float" office:value="247">
            <text:p>247</text:p>
          </table:table-cell>
          <table:table-cell office:value-type="float" office:value="219">
            <text:p>219</text:p>
          </table:table-cell>
          <table:table-cell office:value-type="float" office:value="233">
            <text:p>233</text:p>
          </table:table-cell>
          <table:table-cell office:value-type="float" office:value="244">
            <text:p>244</text:p>
          </table:table-cell>
          <table:table-cell table:formula="of:=AVERAGE([.B92:.Q92])" office:value-type="float" office:value="235.25">
            <text:p>235,25</text:p>
          </table:table-cell>
          <table:table-cell table:formula="of:=STDEVPA([.B92:.Q92])" office:value-type="float" office:value="9.26350365682445">
            <text:p>9,2635036568</text:p>
          </table:table-cell>
          <table:table-cell table:number-columns-repeated="100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23">
            <text:p>223</text:p>
          </table:table-cell>
          <table:table-cell office:value-type="float" office:value="238">
            <text:p>238</text:p>
          </table:table-cell>
          <table:table-cell office:value-type="float" office:value="206">
            <text:p>206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18">
            <text:p>218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 office:value-type="float" office:value="222">
            <text:p>222</text:p>
          </table:table-cell>
          <table:table-cell table:formula="of:=AVERAGE([.B93:.Q93])" office:value-type="float" office:value="230.75">
            <text:p>230,75</text:p>
          </table:table-cell>
          <table:table-cell table:formula="of:=STDEVPA([.B93:.Q93])" office:value-type="float" office:value="10.5682306939241">
            <text:p>10,5682306939</text:p>
          </table:table-cell>
          <table:table-cell table:number-columns-repeated="100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office:value-type="float" office:value="221">
            <text:p>221</text:p>
          </table:table-cell>
          <table:table-cell office:value-type="float" office:value="224">
            <text:p>224</text:p>
          </table:table-cell>
          <table:table-cell office:value-type="float" office:value="233">
            <text:p>233</text:p>
          </table:table-cell>
          <table:table-cell office:value-type="float" office:value="229">
            <text:p>229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9">
            <text:p>229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table:formula="of:=AVERAGE([.B94:.Q94])" office:value-type="float" office:value="228.3125">
            <text:p>228,3125</text:p>
          </table:table-cell>
          <table:table-cell table:formula="of:=STDEVPA([.B94:.Q94])" office:value-type="float" office:value="5.38189964139058">
            <text:p>5,3818996414</text:p>
          </table:table-cell>
          <table:table-cell table:number-columns-repeated="100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  <table:table-cell office:value-type="float" office:value="220">
            <text:p>220</text:p>
          </table:table-cell>
          <table:table-cell office:value-type="float" office:value="237">
            <text:p>237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25">
            <text:p>225</text:p>
          </table:table-cell>
          <table:table-cell office:value-type="float" office:value="249">
            <text:p>249</text:p>
          </table:table-cell>
          <table:table-cell office:value-type="float" office:value="212">
            <text:p>212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236">
            <text:p>236</text:p>
          </table:table-cell>
          <table:table-cell office:value-type="float" office:value="245">
            <text:p>245</text:p>
          </table:table-cell>
          <table:table-cell office:value-type="float" office:value="228">
            <text:p>228</text:p>
          </table:table-cell>
          <table:table-cell table:formula="of:=AVERAGE([.B95:.Q95])" office:value-type="float" office:value="229.1875">
            <text:p>229,1875</text:p>
          </table:table-cell>
          <table:table-cell table:formula="of:=STDEVPA([.B95:.Q95])" office:value-type="float" office:value="9.50801471128437">
            <text:p>9,5080147113</text:p>
          </table:table-cell>
          <table:table-cell table:number-columns-repeated="100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48">
            <text:p>248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float" office:value="247">
            <text:p>247</text:p>
          </table:table-cell>
          <table:table-cell office:value-type="float" office:value="221">
            <text:p>221</text:p>
          </table:table-cell>
          <table:table-cell office:value-type="float" office:value="241">
            <text:p>241</text:p>
          </table:table-cell>
          <table:table-cell office:value-type="float" office:value="218">
            <text:p>218</text:p>
          </table:table-cell>
          <table:table-cell office:value-type="float" office:value="209">
            <text:p>209</text:p>
          </table:table-cell>
          <table:table-cell office:value-type="float" office:value="227">
            <text:p>227</text:p>
          </table:table-cell>
          <table:table-cell office:value-type="float" office:value="218">
            <text:p>218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26">
            <text:p>226</text:p>
          </table:table-cell>
          <table:table-cell table:formula="of:=AVERAGE([.B96:.Q96])" office:value-type="float" office:value="228.75">
            <text:p>228,75</text:p>
          </table:table-cell>
          <table:table-cell table:formula="of:=STDEVPA([.B96:.Q96])" office:value-type="float" office:value="10.4373128725741">
            <text:p>10,4373128726</text:p>
          </table:table-cell>
          <table:table-cell table:number-columns-repeated="100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29">
            <text:p>229</text:p>
          </table:table-cell>
          <table:table-cell office:value-type="float" office:value="117">
            <text:p>117</text:p>
          </table:table-cell>
          <table:table-cell office:value-type="float" office:value="219">
            <text:p>219</text:p>
          </table:table-cell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office:value-type="float" office:value="215">
            <text:p>215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43">
            <text:p>243</text:p>
          </table:table-cell>
          <table:table-cell office:value-type="float" office:value="231">
            <text:p>231</text:p>
          </table:table-cell>
          <table:table-cell table:formula="of:=AVERAGE([.B97:.Q97])" office:value-type="float" office:value="224.8125">
            <text:p>224,8125</text:p>
          </table:table-cell>
          <table:table-cell table:formula="of:=STDEVPA([.B97:.Q97])" office:value-type="float" office:value="29.1809414472871">
            <text:p>29,1809414473</text:p>
          </table:table-cell>
          <table:table-cell table:number-columns-repeated="100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62">
            <text:p>62</text:p>
          </table:table-cell>
          <table:table-cell office:value-type="float" office:value="230">
            <text:p>230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210">
            <text:p>210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88">
            <text:p>88</text:p>
          </table:table-cell>
          <table:table-cell office:value-type="float" office:value="259">
            <text:p>259</text:p>
          </table:table-cell>
          <table:table-cell office:value-type="float" office:value="217">
            <text:p>217</text:p>
          </table:table-cell>
          <table:table-cell table:formula="of:=AVERAGE([.B98:.Q98])" office:value-type="float" office:value="190">
            <text:p>190</text:p>
          </table:table-cell>
          <table:table-cell table:formula="of:=STDEVPA([.B98:.Q98])" office:value-type="float" office:value="76.5343060333077">
            <text:p>76,5343060333</text:p>
          </table:table-cell>
          <table:table-cell table:number-columns-repeated="100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48">
            <text:p>248</text:p>
          </table:table-cell>
          <table:table-cell office:value-type="float" office:value="223">
            <text:p>223</text:p>
          </table:table-cell>
          <table:table-cell table:number-columns-repeated="2"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30">
            <text:p>230</text:p>
          </table:table-cell>
          <table:table-cell table:formula="of:=AVERAGE([.B99:.Q99])" office:value-type="float" office:value="160.875">
            <text:p>160,875</text:p>
          </table:table-cell>
          <table:table-cell table:formula="of:=STDEVPA([.B99:.Q99])" office:value-type="float" office:value="102.86391191764">
            <text:p>102,8639119176</text:p>
          </table:table-cell>
          <table:table-cell table:number-columns-repeated="1005"/>
        </table:table-row>
        <table:table-row table:style-name="ro2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1">
            <text:p>21</text:p>
          </table:table-cell>
          <table:table-cell office:value-type="float" office:value="228">
            <text:p>228</text:p>
          </table:table-cell>
          <table:table-cell office:value-type="float" office:value="214">
            <text:p>214</text:p>
          </table:table-cell>
          <table:table-cell office:value-type="float" office:value="223">
            <text:p>223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  <table:table-cell table:formula="of:=AVERAGE([.B100:.Q100])" office:value-type="float" office:value="140.1875">
            <text:p>140,1875</text:p>
          </table:table-cell>
          <table:table-cell table:formula="of:=STDEVPA([.B100:.Q100])" office:value-type="float" office:value="106.230420990176">
            <text:p>106,2304209902</text:p>
          </table:table-cell>
          <table:table-cell table:number-columns-repeated="1005"/>
        </table:table-row>
        <table:table-row table:style-name="ro2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214">
            <text:p>214</text:p>
          </table:table-cell>
          <table:table-cell table:number-columns-repeated="3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189">
            <text:p>189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40">
            <text:p>140</text:p>
          </table:table-cell>
          <table:table-cell table:formula="of:=AVERAGE([.B101:.Q101])" office:value-type="float" office:value="110">
            <text:p>110</text:p>
          </table:table-cell>
          <table:table-cell table:formula="of:=STDEVPA([.B101:.Q101])" office:value-type="float" office:value="103.69305666244">
            <text:p>103,6930566624</text:p>
          </table:table-cell>
          <table:table-cell table:number-columns-repeated="1005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2">
            <text:p>222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formula="of:=AVERAGE([.B102:.Q102])" office:value-type="float" office:value="19.625">
            <text:p>19,625</text:p>
          </table:table-cell>
          <table:table-cell table:formula="of:=STDEVPA([.B102:.Q102])" office:value-type="float" office:value="53.0941086656514">
            <text:p>53,0941086657</text:p>
          </table:table-cell>
          <table:table-cell table:number-columns-repeated="1005"/>
        </table:table-row>
        <table:table-row table:style-name="ro2"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13" office:value-type="float" office:value="0">
            <text:p>0</text:p>
          </table:table-cell>
          <table:table-cell table:formula="of:=AVERAGE([.B103:.Q103])" office:value-type="float" office:value="1.4375">
            <text:p>1,4375</text:p>
          </table:table-cell>
          <table:table-cell table:formula="of:=STDEVPA([.B103:.Q103])" office:value-type="float" office:value="5.56741356017316">
            <text:p>5,5674135602</text:p>
          </table:table-cell>
          <table:table-cell table:number-columns-repeated="1005"/>
        </table:table-row>
        <table:table-row table:style-name="ro2">
          <table:table-cell office:value-type="float" office:value="102">
            <text:p>102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04:.Q104])" office:value-type="float" office:value="0.125">
            <text:p>0,125</text:p>
          </table:table-cell>
          <table:table-cell table:formula="of:=STDEVPA([.B104:.Q104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3">
            <text:p>103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AVERAGE([.B105:.Q105])" office:value-type="float" office:value="0.125">
            <text:p>0,125</text:p>
          </table:table-cell>
          <table:table-cell table:formula="of:=STDEVPA([.B105:.Q105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4">
            <text:p>104</text:p>
          </table:table-cell>
          <table:table-cell table:number-columns-repeated="16" office:value-type="float" office:value="0">
            <text:p>0</text:p>
          </table:table-cell>
          <table:table-cell table:formula="of:=AVERAGE([.B106:.Q106])" office:value-type="float" office:value="0">
            <text:p>0</text:p>
          </table:table-cell>
          <table:table-cell table:formula="of:=STDEVPA([.B106:.Q106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table:formula="of:=AVERAGE([.B107:.Q107])" office:value-type="float" office:value="0.125">
            <text:p>0,125</text:p>
          </table:table-cell>
          <table:table-cell table:formula="of:=STDEVPA([.B107:.Q107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AVERAGE([.B108:.Q108])" office:value-type="float" office:value="0.625">
            <text:p>0,625</text:p>
          </table:table-cell>
          <table:table-cell table:formula="of:=STDEVPA([.B108:.Q108])" office:value-type="float" office:value="1.1659223816361">
            <text:p>1,1659223816</text:p>
          </table:table-cell>
          <table:table-cell table:number-columns-repeated="1005"/>
        </table:table-row>
        <table:table-row table:style-name="ro2">
          <table:table-cell office:value-type="float" office:value="107">
            <text:p>10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109:.Q109])" office:value-type="float" office:value="0.625">
            <text:p>0,625</text:p>
          </table:table-cell>
          <table:table-cell table:formula="of:=STDEVPA([.B109:.Q109])" office:value-type="float" office:value="0.927024810886958">
            <text:p>0,9270248109</text:p>
          </table:table-cell>
          <table:table-cell table:number-columns-repeated="1005"/>
        </table:table-row>
        <table:table-row table:style-name="ro2">
          <table:table-cell office:value-type="float" office:value="108">
            <text:p>10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110:.Q110])" office:value-type="float" office:value="0.875">
            <text:p>0,875</text:p>
          </table:table-cell>
          <table:table-cell table:formula="of:=STDEVPA([.B110:.Q110])" office:value-type="float" office:value="0.992156741649221">
            <text:p>0,9921567416</text:p>
          </table:table-cell>
          <table:table-cell table:number-columns-repeated="1005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formula="of:=AVERAGE([.B111:.Q111])" office:value-type="float" office:value="1.33333333333333">
            <text:p>1,3333333333</text:p>
          </table:table-cell>
          <table:table-cell table:formula="of:=STDEVPA([.B111:.Q111])" office:value-type="float" office:value="1.19895788082818">
            <text:p>1,1989578808</text:p>
          </table:table-cell>
          <table:table-cell table:number-columns-repeated="1005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AVERAGE([.B112:.Q112])" office:value-type="float" office:value="1.57142857142857">
            <text:p>1,5714285714</text:p>
          </table:table-cell>
          <table:table-cell table:formula="of:=STDEVPA([.B112:.Q112])" office:value-type="float" office:value="0.927024810886958">
            <text:p>0,9270248109</text:p>
          </table:table-cell>
          <table:table-cell table:number-columns-repeated="1005"/>
        </table:table-row>
        <table:table-row table:style-name="ro2">
          <table:table-cell office:value-type="float" office:value="111">
            <text:p>111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12" office:value-type="float" office:value="2">
            <text:p>2</text:p>
          </table:table-cell>
          <table:table-cell table:formula="of:=AVERAGE([.B113:.Q113])" office:value-type="float" office:value="2">
            <text:p>2</text:p>
          </table:table-cell>
          <table:table-cell table:formula="of:=STDEVPA([.B113:.Q113])" office:value-type="float" office:value="0.7806247497998">
            <text:p>0,7806247498</text:p>
          </table:table-cell>
          <table:table-cell table:number-columns-repeated="1005"/>
        </table:table-row>
        <table:table-row table:style-name="ro2">
          <table:table-cell office:value-type="float" office:value="112">
            <text:p>112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table:formula="of:=AVERAGE([.B114:.Q114])" office:value-type="float" office:value="1.8">
            <text:p>1,8</text:p>
          </table:table-cell>
          <table:table-cell table:formula="of:=STDEVPA([.B114:.Q114])" office:value-type="float" office:value="0.992156741649221">
            <text:p>0,9921567416</text:p>
          </table:table-cell>
          <table:table-cell table:number-columns-repeated="1005"/>
        </table:table-row>
        <table:table-row table:style-name="ro2">
          <table:table-cell office:value-type="float" office:value="113">
            <text:p>113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115:.Q115])" office:value-type="float" office:value="1.33333333333333">
            <text:p>1,3333333333</text:p>
          </table:table-cell>
          <table:table-cell table:formula="of:=STDEVPA([.B115:.Q115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114">
            <text:p>114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formula="of:=AVERAGE([.B116:.Q116])" office:value-type="float" office:value="0.857142857142857">
            <text:p>0,8571428571</text:p>
          </table:table-cell>
          <table:table-cell table:formula="of:=STDEVPA([.B116:.Q116])" office:value-type="float" office:value="0.7806247497998">
            <text:p>0,7806247498</text:p>
          </table:table-cell>
          <table:table-cell table:number-columns-repeated="1005"/>
        </table:table-row>
        <table:table-row table:style-name="ro2">
          <table:table-cell office:value-type="float" office:value="115">
            <text:p>115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formula="of:=AVERAGE([.B117:.Q117])" office:value-type="float" office:value="0.8">
            <text:p>0,8</text:p>
          </table:table-cell>
          <table:table-cell table:formula="of:=STDEVPA([.B117:.Q117])" office:value-type="float" office:value="0.661437827766148">
            <text:p>0,6614378278</text:p>
          </table:table-cell>
          <table:table-cell table:number-columns-repeated="1005"/>
        </table:table-row>
        <table:table-row table:style-name="ro2">
          <table:table-cell office:value-type="float" office:value="116">
            <text:p>116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formula="of:=AVERAGE([.B118:.Q118])" office:value-type="float" office:value="1.33333333333333">
            <text:p>1,3333333333</text:p>
          </table:table-cell>
          <table:table-cell table:formula="of:=STDEVPA([.B118:.Q118])" office:value-type="float" office:value="0.661437827766148">
            <text:p>0,6614378278</text:p>
          </table:table-cell>
          <table:table-cell table:number-columns-repeated="1005"/>
        </table:table-row>
        <table:table-row table:style-name="ro2">
          <table:table-cell office:value-type="float" office:value="117">
            <text:p>117</text:p>
          </table:table-cell>
          <table:table-cell table:number-columns-repeated="11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-</text:p>
          </table:table-cell>
          <table:table-cell table:formula="of:=AVERAGE([.B119:.Q119])" office:value-type="float" office:value="2">
            <text:p>2</text:p>
          </table:table-cell>
          <table:table-cell table:formula="of:=STDEVPA([.B119:.Q119])" office:value-type="float" office:value="0.484122918275927">
            <text:p>0,4841229183</text:p>
          </table:table-cell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erage" table:style-name="ta1">
        <table:shapes>
          <draw:frame draw:z-index="0" draw:style-name="gr1" draw:text-style-name="P1" svg:width="15.999cm" svg:height="8.999cm" svg:x="14.818cm" svg:y="1.673cm">
            <draw:object draw:notify-on-update-of-ranges="Average.A1:Average.A1 Average.A2:Average.A119 Average.B1:Average.B1 Average.B2:Average.B1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4" table:default-cell-style-name="Default"/>
        <table:table-row table:style-name="ro4">
          <table:table-cell table:style-name="ce2" table:formula="of:=[$Victim.$R$1]" office:value-type="string" office:string-value="Average Victim">
            <text:p>Average Victim</text:p>
          </table:table-cell>
          <table:table-cell table:style-name="ce2" table:formula="of:=[$Attacker.$R$1]" office:value-type="string" office:string-value="Average Attacker">
            <text:p>Average Attacker</text:p>
          </table:table-cell>
          <table:table-cell/>
          <table:table-cell table:style-name="ce2" table:formula="of:=[$Victim.$S$1]" office:value-type="string" office:string-value="Standard Deviation – Victim">
            <text:p>Standard Deviation – Victim</text:p>
          </table:table-cell>
          <table:table-cell table:style-name="ce2" table:formula="of:=[$Attacker.$S$1]" office:value-type="string" office:string-value="Standard Deviation – Attacker">
            <text:p>Standard Deviation – Attacker</text:p>
          </table:table-cell>
          <table:table-cell table:number-columns-repeated="4"/>
        </table:table-row>
        <table:table-row table:style-name="ro2">
          <table:table-cell table:formula="of:=[$Victim.$R$2]" office:value-type="float" office:value="2.25">
            <text:p>2,25</text:p>
          </table:table-cell>
          <table:table-cell table:formula="of:=[$Attacker.$R$2]" office:value-type="float" office:value="1.25">
            <text:p>1,25</text:p>
          </table:table-cell>
          <table:table-cell/>
          <table:table-cell table:formula="of:=[$Victim.$S$2]" office:value-type="float" office:value="0.75">
            <text:p>0,75</text:p>
          </table:table-cell>
          <table:table-cell table:formula="of:=[$Attacker.$S$2]" office:value-type="float" office:value="0.433012701892219">
            <text:p>0,4330127019</text:p>
          </table:table-cell>
          <table:table-cell table:number-columns-repeated="4"/>
        </table:table-row>
        <table:table-row table:style-name="ro2">
          <table:table-cell table:formula="of:=[$Victim.$R$3]" office:value-type="float" office:value="0.1875">
            <text:p>0,1875</text:p>
          </table:table-cell>
          <table:table-cell table:formula="of:=[$Attacker.$R$3]" office:value-type="float" office:value="1.375">
            <text:p>1,375</text:p>
          </table:table-cell>
          <table:table-cell/>
          <table:table-cell table:formula="of:=[$Victim.$S$3]" office:value-type="float" office:value="0.3903123748999">
            <text:p>0,3903123749</text:p>
          </table:table-cell>
          <table:table-cell table:formula="of:=[$Attacker.$S$3]" office:value-type="float" office:value="1.79843682124227">
            <text:p>1,7984368212</text:p>
          </table:table-cell>
          <table:table-cell table:number-columns-repeated="4"/>
        </table:table-row>
        <table:table-row table:style-name="ro2">
          <table:table-cell table:formula="of:=[$Victim.$R$4]" office:value-type="float" office:value="0.1875">
            <text:p>0,1875</text:p>
          </table:table-cell>
          <table:table-cell table:formula="of:=[$Attacker.$R$4]" office:value-type="float" office:value="1.1875">
            <text:p>1,1875</text:p>
          </table:table-cell>
          <table:table-cell/>
          <table:table-cell table:formula="of:=[$Victim.$S$4]" office:value-type="float" office:value="0.3903123748999">
            <text:p>0,3903123749</text:p>
          </table:table-cell>
          <table:table-cell table:formula="of:=[$Attacker.$S$4]" office:value-type="float" office:value="1.37925478066962">
            <text:p>1,3792547807</text:p>
          </table:table-cell>
          <table:table-cell table:number-columns-repeated="4"/>
        </table:table-row>
        <table:table-row table:style-name="ro2">
          <table:table-cell table:formula="of:=[$Victim.$R$5]" office:value-type="float" office:value="1.3125">
            <text:p>1,3125</text:p>
          </table:table-cell>
          <table:table-cell table:formula="of:=[$Attacker.$R$5]" office:value-type="float" office:value="0.9375">
            <text:p>0,9375</text:p>
          </table:table-cell>
          <table:table-cell/>
          <table:table-cell table:formula="of:=[$Victim.$S$5]" office:value-type="float" office:value="0.916429893663449">
            <text:p>0,9164298937</text:p>
          </table:table-cell>
          <table:table-cell table:formula="of:=[$Attacker.$S$5]" office:value-type="float" office:value="0.966226552108769">
            <text:p>0,9662265521</text:p>
          </table:table-cell>
          <table:table-cell table:number-columns-repeated="4"/>
        </table:table-row>
        <table:table-row table:style-name="ro2">
          <table:table-cell table:formula="of:=[$Victim.$R$6]" office:value-type="float" office:value="5.8125">
            <text:p>5,8125</text:p>
          </table:table-cell>
          <table:table-cell table:formula="of:=[$Attacker.$R$6]" office:value-type="float" office:value="3.375">
            <text:p>3,375</text:p>
          </table:table-cell>
          <table:table-cell/>
          <table:table-cell table:formula="of:=[$Victim.$S$6]" office:value-type="float" office:value="1.23585749583032">
            <text:p>1,2358574958</text:p>
          </table:table-cell>
          <table:table-cell table:formula="of:=[$Attacker.$S$6]" office:value-type="float" office:value="1.53602571593056">
            <text:p>1,5360257159</text:p>
          </table:table-cell>
          <table:table-cell table:number-columns-repeated="4"/>
        </table:table-row>
        <table:table-row table:style-name="ro2">
          <table:table-cell table:formula="of:=[$Victim.$R$7]" office:value-type="float" office:value="2.125">
            <text:p>2,125</text:p>
          </table:table-cell>
          <table:table-cell table:formula="of:=[$Attacker.$R$7]" office:value-type="float" office:value="1.5">
            <text:p>1,5</text:p>
          </table:table-cell>
          <table:table-cell/>
          <table:table-cell table:formula="of:=[$Victim.$S$7]" office:value-type="float" office:value="0.484122918275927">
            <text:p>0,4841229183</text:p>
          </table:table-cell>
          <table:table-cell table:formula="of:=[$Attacker.$S$7]" office:value-type="float" office:value="1.1180339887499">
            <text:p>1,1180339887</text:p>
          </table:table-cell>
          <table:table-cell table:number-columns-repeated="4"/>
        </table:table-row>
        <table:table-row table:style-name="ro2">
          <table:table-cell table:formula="of:=[$Victim.$R$8]" office:value-type="float" office:value="2">
            <text:p>2</text:p>
          </table:table-cell>
          <table:table-cell table:formula="of:=[$Attacker.$R$8]" office:value-type="float" office:value="1.75">
            <text:p>1,75</text:p>
          </table:table-cell>
          <table:table-cell/>
          <table:table-cell table:formula="of:=[$Victim.$S$8]" office:value-type="float" office:value="0">
            <text:p>0</text:p>
          </table:table-cell>
          <table:table-cell table:formula="of:=[$Attacker.$S$8]" office:value-type="float" office:value="0.661437827766148">
            <text:p>0,6614378278</text:p>
          </table:table-cell>
          <table:table-cell table:number-columns-repeated="4"/>
        </table:table-row>
        <table:table-row table:style-name="ro2">
          <table:table-cell table:formula="of:=[$Victim.$R$9]" office:value-type="float" office:value="2">
            <text:p>2</text:p>
          </table:table-cell>
          <table:table-cell table:formula="of:=[$Attacker.$R$9]" office:value-type="float" office:value="1.375">
            <text:p>1,375</text:p>
          </table:table-cell>
          <table:table-cell/>
          <table:table-cell table:formula="of:=[$Victim.$S$9]" office:value-type="float" office:value="0">
            <text:p>0</text:p>
          </table:table-cell>
          <table:table-cell table:formula="of:=[$Attacker.$S$9]" office:value-type="float" office:value="0.927024810886958">
            <text:p>0,9270248109</text:p>
          </table:table-cell>
          <table:table-cell table:number-columns-repeated="4"/>
        </table:table-row>
        <table:table-row table:style-name="ro2">
          <table:table-cell table:formula="of:=[$Victim.$R$10]" office:value-type="float" office:value="0.125">
            <text:p>0,125</text:p>
          </table:table-cell>
          <table:table-cell table:formula="of:=[$Attacker.$R$10]" office:value-type="float" office:value="0.125">
            <text:p>0,125</text:p>
          </table:table-cell>
          <table:table-cell/>
          <table:table-cell table:formula="of:=[$Victim.$S$10]" office:value-type="float" office:value="0.484122918275927">
            <text:p>0,4841229183</text:p>
          </table:table-cell>
          <table:table-cell table:formula="of:=[$Attacker.$S$10]" office:value-type="float" office:value="0.484122918275927">
            <text:p>0,4841229183</text:p>
          </table:table-cell>
          <table:table-cell table:number-columns-repeated="4"/>
        </table:table-row>
        <table:table-row table:style-name="ro2">
          <table:table-cell table:formula="of:=[$Victim.$R$11]" office:value-type="float" office:value="1.875">
            <text:p>1,875</text:p>
          </table:table-cell>
          <table:table-cell table:formula="of:=[$Attacker.$R$11]" office:value-type="float" office:value="45.5625">
            <text:p>45,5625</text:p>
          </table:table-cell>
          <table:table-cell/>
          <table:table-cell table:formula="of:=[$Victim.$S$11]" office:value-type="float" office:value="0.484122918275927">
            <text:p>0,4841229183</text:p>
          </table:table-cell>
          <table:table-cell table:formula="of:=[$Attacker.$S$11]" office:value-type="float" office:value="65.8406872211249">
            <text:p>65,8406872211</text:p>
          </table:table-cell>
          <table:table-cell table:number-columns-repeated="4"/>
        </table:table-row>
        <table:table-row table:style-name="ro2">
          <table:table-cell table:formula="of:=[$Victim.$R$12]" office:value-type="float" office:value="0.125">
            <text:p>0,125</text:p>
          </table:table-cell>
          <table:table-cell table:formula="of:=[$Attacker.$R$12]" office:value-type="float" office:value="70.6875">
            <text:p>70,6875</text:p>
          </table:table-cell>
          <table:table-cell/>
          <table:table-cell table:formula="of:=[$Victim.$S$12]" office:value-type="float" office:value="0.484122918275927">
            <text:p>0,4841229183</text:p>
          </table:table-cell>
          <table:table-cell table:formula="of:=[$Attacker.$S$12]" office:value-type="float" office:value="103.109601123028">
            <text:p>103,109601123</text:p>
          </table:table-cell>
          <table:table-cell table:number-columns-repeated="4"/>
        </table:table-row>
        <table:table-row table:style-name="ro2">
          <table:table-cell table:formula="of:=[$Victim.$R$13]" office:value-type="float" office:value="0">
            <text:p>0</text:p>
          </table:table-cell>
          <table:table-cell table:formula="of:=[$Attacker.$R$13]" office:value-type="float" office:value="99.4375">
            <text:p>99,4375</text:p>
          </table:table-cell>
          <table:table-cell/>
          <table:table-cell table:formula="of:=[$Victim.$S$13]" office:value-type="float" office:value="0">
            <text:p>0</text:p>
          </table:table-cell>
          <table:table-cell table:formula="of:=[$Attacker.$S$13]" office:value-type="float" office:value="113.17296980176">
            <text:p>113,1729698018</text:p>
          </table:table-cell>
          <table:table-cell table:number-columns-repeated="4"/>
        </table:table-row>
        <table:table-row table:style-name="ro2">
          <table:table-cell table:formula="of:=[$Victim.$R$14]" office:value-type="float" office:value="34.75">
            <text:p>34,75</text:p>
          </table:table-cell>
          <table:table-cell table:formula="of:=[$Attacker.$R$14]" office:value-type="float" office:value="121.5625">
            <text:p>121,5625</text:p>
          </table:table-cell>
          <table:table-cell/>
          <table:table-cell table:formula="of:=[$Victim.$S$14]" office:value-type="float" office:value="33.569889782363">
            <text:p>33,5698897824</text:p>
          </table:table-cell>
          <table:table-cell table:formula="of:=[$Attacker.$S$14]" office:value-type="float" office:value="95.446299528845">
            <text:p>95,4462995288</text:p>
          </table:table-cell>
          <table:table-cell table:number-columns-repeated="4"/>
        </table:table-row>
        <table:table-row table:style-name="ro2">
          <table:table-cell table:formula="of:=[$Victim.$R$15]" office:value-type="float" office:value="215.375">
            <text:p>215,375</text:p>
          </table:table-cell>
          <table:table-cell table:formula="of:=[$Attacker.$R$15]" office:value-type="float" office:value="221.4375">
            <text:p>221,4375</text:p>
          </table:table-cell>
          <table:table-cell/>
          <table:table-cell table:formula="of:=[$Victim.$S$15]" office:value-type="float" office:value="15.3414267589426">
            <text:p>15,3414267589</text:p>
          </table:table-cell>
          <table:table-cell table:formula="of:=[$Attacker.$S$15]" office:value-type="float" office:value="14.8701410131175">
            <text:p>14,8701410131</text:p>
          </table:table-cell>
          <table:table-cell table:number-columns-repeated="4"/>
        </table:table-row>
        <table:table-row table:style-name="ro2">
          <table:table-cell table:formula="of:=[$Victim.$R$16]" office:value-type="float" office:value="224.5">
            <text:p>224,5</text:p>
          </table:table-cell>
          <table:table-cell table:formula="of:=[$Attacker.$R$16]" office:value-type="float" office:value="226.4375">
            <text:p>226,4375</text:p>
          </table:table-cell>
          <table:table-cell/>
          <table:table-cell table:formula="of:=[$Victim.$S$16]" office:value-type="float" office:value="11.1691539518443">
            <text:p>11,1691539518</text:p>
          </table:table-cell>
          <table:table-cell table:formula="of:=[$Attacker.$S$16]" office:value-type="float" office:value="13.4209200038596">
            <text:p>13,4209200039</text:p>
          </table:table-cell>
          <table:table-cell table:number-columns-repeated="4"/>
        </table:table-row>
        <table:table-row table:style-name="ro2">
          <table:table-cell table:formula="of:=[$Victim.$R$17]" office:value-type="float" office:value="225.625">
            <text:p>225,625</text:p>
          </table:table-cell>
          <table:table-cell table:formula="of:=[$Attacker.$R$17]" office:value-type="float" office:value="224.75">
            <text:p>224,75</text:p>
          </table:table-cell>
          <table:table-cell/>
          <table:table-cell table:formula="of:=[$Victim.$S$17]" office:value-type="float" office:value="7.65567599889128">
            <text:p>7,6556759989</text:p>
          </table:table-cell>
          <table:table-cell table:formula="of:=[$Attacker.$S$17]" office:value-type="float" office:value="6.83282518435822">
            <text:p>6,8328251844</text:p>
          </table:table-cell>
          <table:table-cell table:number-columns-repeated="4"/>
        </table:table-row>
        <table:table-row table:style-name="ro2">
          <table:table-cell table:formula="of:=[$Victim.$R$18]" office:value-type="float" office:value="226.375">
            <text:p>226,375</text:p>
          </table:table-cell>
          <table:table-cell table:formula="of:=[$Attacker.$R$18]" office:value-type="float" office:value="225.875">
            <text:p>225,875</text:p>
          </table:table-cell>
          <table:table-cell/>
          <table:table-cell table:formula="of:=[$Victim.$S$18]" office:value-type="float" office:value="7.52392018830609">
            <text:p>7,5239201883</text:p>
          </table:table-cell>
          <table:table-cell table:formula="of:=[$Attacker.$S$18]" office:value-type="float" office:value="10.4992559260169">
            <text:p>10,499255926</text:p>
          </table:table-cell>
          <table:table-cell table:number-columns-repeated="4"/>
        </table:table-row>
        <table:table-row table:style-name="ro2">
          <table:table-cell table:formula="of:=[$Victim.$R$19]" office:value-type="float" office:value="227.875">
            <text:p>227,875</text:p>
          </table:table-cell>
          <table:table-cell table:formula="of:=[$Attacker.$R$19]" office:value-type="float" office:value="225.8125">
            <text:p>225,8125</text:p>
          </table:table-cell>
          <table:table-cell/>
          <table:table-cell table:formula="of:=[$Victim.$S$19]" office:value-type="float" office:value="12.1956703382799">
            <text:p>12,1956703383</text:p>
          </table:table-cell>
          <table:table-cell table:formula="of:=[$Attacker.$S$19]" office:value-type="float" office:value="10.5842970361758">
            <text:p>10,5842970362</text:p>
          </table:table-cell>
          <table:table-cell table:number-columns-repeated="4"/>
        </table:table-row>
        <table:table-row table:style-name="ro2">
          <table:table-cell table:formula="of:=[$Victim.$R$20]" office:value-type="float" office:value="226.375">
            <text:p>226,375</text:p>
          </table:table-cell>
          <table:table-cell table:formula="of:=[$Attacker.$R$20]" office:value-type="float" office:value="227.1875">
            <text:p>227,1875</text:p>
          </table:table-cell>
          <table:table-cell/>
          <table:table-cell table:formula="of:=[$Victim.$S$20]" office:value-type="float" office:value="7.81724855687729">
            <text:p>7,8172485569</text:p>
          </table:table-cell>
          <table:table-cell table:formula="of:=[$Attacker.$S$20]" office:value-type="float" office:value="8.04843734833042">
            <text:p>8,0484373483</text:p>
          </table:table-cell>
          <table:table-cell table:number-columns-repeated="4"/>
        </table:table-row>
        <table:table-row table:style-name="ro5">
          <table:table-cell table:formula="of:=[$Victim.$R$21]" office:value-type="float" office:value="230.125">
            <text:p>230,125</text:p>
          </table:table-cell>
          <table:table-cell table:formula="of:=[$Attacker.$R$21]" office:value-type="float" office:value="230.1875">
            <text:p>230,1875</text:p>
          </table:table-cell>
          <table:table-cell/>
          <table:table-cell table:formula="of:=[$Victim.$S$21]" office:value-type="float" office:value="7.01672110034309">
            <text:p>7,0167211003</text:p>
          </table:table-cell>
          <table:table-cell table:formula="of:=[$Attacker.$S$21]" office:value-type="float" office:value="9.18707482009372">
            <text:p>9,1870748201</text:p>
          </table:table-cell>
          <table:table-cell table:number-columns-repeated="2"/>
          <table:table-cell office:value-type="string">
            <text:p>qtd Attacker</text:p>
          </table:table-cell>
          <table:table-cell table:formula="of:=SUM([.B2:.B500])" office:value-type="float" office:value="20034.2785714286">
            <text:p>20034,2785714286</text:p>
          </table:table-cell>
        </table:table-row>
        <table:table-row table:style-name="ro5">
          <table:table-cell table:formula="of:=[$Victim.$R$22]" office:value-type="float" office:value="228.75">
            <text:p>228,75</text:p>
          </table:table-cell>
          <table:table-cell table:formula="of:=[$Attacker.$R$22]" office:value-type="float" office:value="227.125">
            <text:p>227,125</text:p>
          </table:table-cell>
          <table:table-cell/>
          <table:table-cell table:formula="of:=[$Victim.$S$22]" office:value-type="float" office:value="9.37749966675553">
            <text:p>9,3774996668</text:p>
          </table:table-cell>
          <table:table-cell table:formula="of:=[$Attacker.$S$22]" office:value-type="float" office:value="10.2522863303753">
            <text:p>10,2522863304</text:p>
          </table:table-cell>
          <table:table-cell table:number-columns-repeated="2"/>
          <table:table-cell office:value-type="string">
            <text:p>qtd Victim</text:p>
          </table:table-cell>
          <table:table-cell table:formula="of:=SUM([.A2:.A500])" office:value-type="float" office:value="20039.9853535353">
            <text:p>20039,9853535353</text:p>
          </table:table-cell>
        </table:table-row>
        <table:table-row table:style-name="ro2">
          <table:table-cell table:formula="of:=[$Victim.$R$23]" office:value-type="float" office:value="223.75">
            <text:p>223,75</text:p>
          </table:table-cell>
          <table:table-cell table:formula="of:=[$Attacker.$R$23]" office:value-type="float" office:value="228.375">
            <text:p>228,375</text:p>
          </table:table-cell>
          <table:table-cell/>
          <table:table-cell table:formula="of:=[$Victim.$S$23]" office:value-type="float" office:value="10.7906209274536">
            <text:p>10,7906209275</text:p>
          </table:table-cell>
          <table:table-cell table:formula="of:=[$Attacker.$S$23]" office:value-type="float" office:value="7.10523574556116">
            <text:p>7,1052357456</text:p>
          </table:table-cell>
          <table:table-cell table:number-columns-repeated="4"/>
        </table:table-row>
        <table:table-row table:style-name="ro2">
          <table:table-cell table:formula="of:=[$Victim.$R$24]" office:value-type="float" office:value="227.375">
            <text:p>227,375</text:p>
          </table:table-cell>
          <table:table-cell table:formula="of:=[$Attacker.$R$24]" office:value-type="float" office:value="226.875">
            <text:p>226,875</text:p>
          </table:table-cell>
          <table:table-cell/>
          <table:table-cell table:formula="of:=[$Victim.$S$24]" office:value-type="float" office:value="10.4335696192626">
            <text:p>10,4335696193</text:p>
          </table:table-cell>
          <table:table-cell table:formula="of:=[$Attacker.$S$24]" office:value-type="float" office:value="13.2139840699162">
            <text:p>13,2139840699</text:p>
          </table:table-cell>
          <table:table-cell table:number-columns-repeated="4"/>
        </table:table-row>
        <table:table-row table:style-name="ro2">
          <table:table-cell table:formula="of:=[$Victim.$R$25]" office:value-type="float" office:value="232.1875">
            <text:p>232,1875</text:p>
          </table:table-cell>
          <table:table-cell table:formula="of:=[$Attacker.$R$25]" office:value-type="float" office:value="229.5">
            <text:p>229,5</text:p>
          </table:table-cell>
          <table:table-cell/>
          <table:table-cell table:formula="of:=[$Victim.$S$25]" office:value-type="float" office:value="8.33830580813633">
            <text:p>8,3383058081</text:p>
          </table:table-cell>
          <table:table-cell table:formula="of:=[$Attacker.$S$25]" office:value-type="float" office:value="9.78519289539046">
            <text:p>9,7851928954</text:p>
          </table:table-cell>
          <table:table-cell table:number-columns-repeated="4"/>
        </table:table-row>
        <table:table-row table:style-name="ro2">
          <table:table-cell table:formula="of:=[$Victim.$R$26]" office:value-type="float" office:value="226.6875">
            <text:p>226,6875</text:p>
          </table:table-cell>
          <table:table-cell table:formula="of:=[$Attacker.$R$26]" office:value-type="float" office:value="227.6875">
            <text:p>227,6875</text:p>
          </table:table-cell>
          <table:table-cell/>
          <table:table-cell table:formula="of:=[$Victim.$S$26]" office:value-type="float" office:value="9.81528622863338">
            <text:p>9,8152862286</text:p>
          </table:table-cell>
          <table:table-cell table:formula="of:=[$Attacker.$S$26]" office:value-type="float" office:value="10.4625448027715">
            <text:p>10,4625448028</text:p>
          </table:table-cell>
          <table:table-cell table:number-columns-repeated="4"/>
        </table:table-row>
        <table:table-row table:style-name="ro2">
          <table:table-cell table:formula="of:=[$Victim.$R$27]" office:value-type="float" office:value="228.75">
            <text:p>228,75</text:p>
          </table:table-cell>
          <table:table-cell table:formula="of:=[$Attacker.$R$27]" office:value-type="float" office:value="229">
            <text:p>229</text:p>
          </table:table-cell>
          <table:table-cell/>
          <table:table-cell table:formula="of:=[$Victim.$S$27]" office:value-type="float" office:value="8.96869555732605">
            <text:p>8,9686955573</text:p>
          </table:table-cell>
          <table:table-cell table:formula="of:=[$Attacker.$S$27]" office:value-type="float" office:value="9.04157066001256">
            <text:p>9,04157066</text:p>
          </table:table-cell>
          <table:table-cell table:number-columns-repeated="4"/>
        </table:table-row>
        <table:table-row table:style-name="ro2">
          <table:table-cell table:formula="of:=[$Victim.$R$28]" office:value-type="float" office:value="231.375">
            <text:p>231,375</text:p>
          </table:table-cell>
          <table:table-cell table:formula="of:=[$Attacker.$R$28]" office:value-type="float" office:value="228.125">
            <text:p>228,125</text:p>
          </table:table-cell>
          <table:table-cell/>
          <table:table-cell table:formula="of:=[$Victim.$S$28]" office:value-type="float" office:value="12.4040064092212">
            <text:p>12,4040064092</text:p>
          </table:table-cell>
          <table:table-cell table:formula="of:=[$Attacker.$S$28]" office:value-type="float" office:value="6.9810010027216">
            <text:p>6,9810010027</text:p>
          </table:table-cell>
          <table:table-cell table:number-columns-repeated="4"/>
        </table:table-row>
        <table:table-row table:style-name="ro2">
          <table:table-cell table:formula="of:=[$Victim.$R$29]" office:value-type="float" office:value="225.25">
            <text:p>225,25</text:p>
          </table:table-cell>
          <table:table-cell table:formula="of:=[$Attacker.$R$29]" office:value-type="float" office:value="224.1875">
            <text:p>224,1875</text:p>
          </table:table-cell>
          <table:table-cell/>
          <table:table-cell table:formula="of:=[$Victim.$S$29]" office:value-type="float" office:value="10.9971587239614">
            <text:p>10,997158724</text:p>
          </table:table-cell>
          <table:table-cell table:formula="of:=[$Attacker.$S$29]" office:value-type="float" office:value="6.09527224576557">
            <text:p>6,0952722458</text:p>
          </table:table-cell>
          <table:table-cell table:number-columns-repeated="4"/>
        </table:table-row>
        <table:table-row table:style-name="ro2">
          <table:table-cell table:formula="of:=[$Victim.$R$30]" office:value-type="float" office:value="226.5">
            <text:p>226,5</text:p>
          </table:table-cell>
          <table:table-cell table:formula="of:=[$Attacker.$R$30]" office:value-type="float" office:value="229.125">
            <text:p>229,125</text:p>
          </table:table-cell>
          <table:table-cell/>
          <table:table-cell table:formula="of:=[$Victim.$S$30]" office:value-type="float" office:value="6.98212002188447">
            <text:p>6,9821200219</text:p>
          </table:table-cell>
          <table:table-cell table:formula="of:=[$Attacker.$S$30]" office:value-type="float" office:value="10.2095237401164">
            <text:p>10,2095237401</text:p>
          </table:table-cell>
          <table:table-cell table:number-columns-repeated="4"/>
        </table:table-row>
        <table:table-row table:style-name="ro2">
          <table:table-cell table:formula="of:=[$Victim.$R$31]" office:value-type="float" office:value="227.75">
            <text:p>227,75</text:p>
          </table:table-cell>
          <table:table-cell table:formula="of:=[$Attacker.$R$31]" office:value-type="float" office:value="229.0625">
            <text:p>229,0625</text:p>
          </table:table-cell>
          <table:table-cell/>
          <table:table-cell table:formula="of:=[$Victim.$S$31]" office:value-type="float" office:value="7.77415590273311">
            <text:p>7,7741559027</text:p>
          </table:table-cell>
          <table:table-cell table:formula="of:=[$Attacker.$S$31]" office:value-type="float" office:value="8.26490131520032">
            <text:p>8,2649013152</text:p>
          </table:table-cell>
          <table:table-cell table:number-columns-repeated="4"/>
        </table:table-row>
        <table:table-row table:style-name="ro2">
          <table:table-cell table:formula="of:=[$Victim.$R$32]" office:value-type="float" office:value="226.5">
            <text:p>226,5</text:p>
          </table:table-cell>
          <table:table-cell table:formula="of:=[$Attacker.$R$32]" office:value-type="float" office:value="227.9375">
            <text:p>227,9375</text:p>
          </table:table-cell>
          <table:table-cell/>
          <table:table-cell table:formula="of:=[$Victim.$S$32]" office:value-type="float" office:value="9.96242942258564">
            <text:p>9,9624294226</text:p>
          </table:table-cell>
          <table:table-cell table:formula="of:=[$Attacker.$S$32]" office:value-type="float" office:value="12.6019281758785">
            <text:p>12,6019281759</text:p>
          </table:table-cell>
          <table:table-cell table:number-columns-repeated="4"/>
        </table:table-row>
        <table:table-row table:style-name="ro2">
          <table:table-cell table:formula="of:=[$Victim.$R$33]" office:value-type="float" office:value="230.25">
            <text:p>230,25</text:p>
          </table:table-cell>
          <table:table-cell table:formula="of:=[$Attacker.$R$33]" office:value-type="float" office:value="226">
            <text:p>226</text:p>
          </table:table-cell>
          <table:table-cell/>
          <table:table-cell table:formula="of:=[$Victim.$S$33]" office:value-type="float" office:value="9.21615429558338">
            <text:p>9,2161542956</text:p>
          </table:table-cell>
          <table:table-cell table:formula="of:=[$Attacker.$S$33]" office:value-type="float" office:value="15.5201481951688">
            <text:p>15,5201481952</text:p>
          </table:table-cell>
          <table:table-cell table:number-columns-repeated="4"/>
        </table:table-row>
        <table:table-row table:style-name="ro2">
          <table:table-cell table:formula="of:=[$Victim.$R$34]" office:value-type="float" office:value="229.5">
            <text:p>229,5</text:p>
          </table:table-cell>
          <table:table-cell table:formula="of:=[$Attacker.$R$34]" office:value-type="float" office:value="233.5">
            <text:p>233,5</text:p>
          </table:table-cell>
          <table:table-cell/>
          <table:table-cell table:formula="of:=[$Victim.$S$34]" office:value-type="float" office:value="10.4522724801834">
            <text:p>10,4522724802</text:p>
          </table:table-cell>
          <table:table-cell table:formula="of:=[$Attacker.$S$34]" office:value-type="float" office:value="10.9430343141196">
            <text:p>10,9430343141</text:p>
          </table:table-cell>
          <table:table-cell table:number-columns-repeated="4"/>
        </table:table-row>
        <table:table-row table:style-name="ro2">
          <table:table-cell table:formula="of:=[$Victim.$R$35]" office:value-type="float" office:value="226.625">
            <text:p>226,625</text:p>
          </table:table-cell>
          <table:table-cell table:formula="of:=[$Attacker.$R$35]" office:value-type="float" office:value="231.3125">
            <text:p>231,3125</text:p>
          </table:table-cell>
          <table:table-cell/>
          <table:table-cell table:formula="of:=[$Victim.$S$35]" office:value-type="float" office:value="10.6470359725137">
            <text:p>10,6470359725</text:p>
          </table:table-cell>
          <table:table-cell table:formula="of:=[$Attacker.$S$35]" office:value-type="float" office:value="12.4132930260266">
            <text:p>12,413293026</text:p>
          </table:table-cell>
          <table:table-cell table:number-columns-repeated="4"/>
        </table:table-row>
        <table:table-row table:style-name="ro2">
          <table:table-cell table:formula="of:=[$Victim.$R$36]" office:value-type="float" office:value="226.875">
            <text:p>226,875</text:p>
          </table:table-cell>
          <table:table-cell table:formula="of:=[$Attacker.$R$36]" office:value-type="float" office:value="224.3125">
            <text:p>224,3125</text:p>
          </table:table-cell>
          <table:table-cell/>
          <table:table-cell table:formula="of:=[$Victim.$S$36]" office:value-type="float" office:value="11.179641094418">
            <text:p>11,1796410944</text:p>
          </table:table-cell>
          <table:table-cell table:formula="of:=[$Attacker.$S$36]" office:value-type="float" office:value="6.39060589850446">
            <text:p>6,3906058985</text:p>
          </table:table-cell>
          <table:table-cell table:number-columns-repeated="4"/>
        </table:table-row>
        <table:table-row table:style-name="ro2">
          <table:table-cell table:formula="of:=[$Victim.$R$37]" office:value-type="float" office:value="221.25">
            <text:p>221,25</text:p>
          </table:table-cell>
          <table:table-cell table:formula="of:=[$Attacker.$R$37]" office:value-type="float" office:value="229">
            <text:p>229</text:p>
          </table:table-cell>
          <table:table-cell/>
          <table:table-cell table:formula="of:=[$Victim.$S$37]" office:value-type="float" office:value="40.7852608180946">
            <text:p>40,7852608181</text:p>
          </table:table-cell>
          <table:table-cell table:formula="of:=[$Attacker.$S$37]" office:value-type="float" office:value="12.2678441463853">
            <text:p>12,2678441464</text:p>
          </table:table-cell>
          <table:table-cell table:number-columns-repeated="4"/>
        </table:table-row>
        <table:table-row table:style-name="ro2">
          <table:table-cell table:formula="of:=[$Victim.$R$38]" office:value-type="float" office:value="240.5">
            <text:p>240,5</text:p>
          </table:table-cell>
          <table:table-cell table:formula="of:=[$Attacker.$R$38]" office:value-type="float" office:value="226.625">
            <text:p>226,625</text:p>
          </table:table-cell>
          <table:table-cell/>
          <table:table-cell table:formula="of:=[$Victim.$S$38]" office:value-type="float" office:value="41.841964581028">
            <text:p>41,841964581</text:p>
          </table:table-cell>
          <table:table-cell table:formula="of:=[$Attacker.$S$38]" office:value-type="float" office:value="12.790988038459">
            <text:p>12,7909880385</text:p>
          </table:table-cell>
          <table:table-cell table:number-columns-repeated="4"/>
        </table:table-row>
        <table:table-row table:style-name="ro2">
          <table:table-cell table:formula="of:=[$Victim.$R$39]" office:value-type="float" office:value="231.75">
            <text:p>231,75</text:p>
          </table:table-cell>
          <table:table-cell table:formula="of:=[$Attacker.$R$39]" office:value-type="float" office:value="232.9375">
            <text:p>232,9375</text:p>
          </table:table-cell>
          <table:table-cell/>
          <table:table-cell table:formula="of:=[$Victim.$S$39]" office:value-type="float" office:value="11.2444430720245">
            <text:p>11,244443072</text:p>
          </table:table-cell>
          <table:table-cell table:formula="of:=[$Attacker.$S$39]" office:value-type="float" office:value="11.2164430079237">
            <text:p>11,2164430079</text:p>
          </table:table-cell>
          <table:table-cell table:number-columns-repeated="4"/>
        </table:table-row>
        <table:table-row table:style-name="ro2">
          <table:table-cell table:formula="of:=[$Victim.$R$40]" office:value-type="float" office:value="229.75">
            <text:p>229,75</text:p>
          </table:table-cell>
          <table:table-cell table:formula="of:=[$Attacker.$R$40]" office:value-type="float" office:value="232.375">
            <text:p>232,375</text:p>
          </table:table-cell>
          <table:table-cell/>
          <table:table-cell table:formula="of:=[$Victim.$S$40]" office:value-type="float" office:value="11.3770602529828">
            <text:p>11,377060253</text:p>
          </table:table-cell>
          <table:table-cell table:formula="of:=[$Attacker.$S$40]" office:value-type="float" office:value="9.45961812125627">
            <text:p>9,4596181213</text:p>
          </table:table-cell>
          <table:table-cell table:number-columns-repeated="4"/>
        </table:table-row>
        <table:table-row table:style-name="ro2">
          <table:table-cell table:formula="of:=[$Victim.$R$41]" office:value-type="float" office:value="230.25">
            <text:p>230,25</text:p>
          </table:table-cell>
          <table:table-cell table:formula="of:=[$Attacker.$R$41]" office:value-type="float" office:value="235.875">
            <text:p>235,875</text:p>
          </table:table-cell>
          <table:table-cell/>
          <table:table-cell table:formula="of:=[$Victim.$S$41]" office:value-type="float" office:value="9.74358763495254">
            <text:p>9,743587635</text:p>
          </table:table-cell>
          <table:table-cell table:formula="of:=[$Attacker.$S$41]" office:value-type="float" office:value="9.61037850451271">
            <text:p>9,6103785045</text:p>
          </table:table-cell>
          <table:table-cell table:number-columns-repeated="4"/>
        </table:table-row>
        <table:table-row table:style-name="ro2">
          <table:table-cell table:formula="of:=[$Victim.$R$42]" office:value-type="float" office:value="230.125">
            <text:p>230,125</text:p>
          </table:table-cell>
          <table:table-cell table:formula="of:=[$Attacker.$R$42]" office:value-type="float" office:value="230.9375">
            <text:p>230,9375</text:p>
          </table:table-cell>
          <table:table-cell/>
          <table:table-cell table:formula="of:=[$Victim.$S$42]" office:value-type="float" office:value="9.9365172470036">
            <text:p>9,936517247</text:p>
          </table:table-cell>
          <table:table-cell table:formula="of:=[$Attacker.$S$42]" office:value-type="float" office:value="10.6387778315933">
            <text:p>10,6387778316</text:p>
          </table:table-cell>
          <table:table-cell table:number-columns-repeated="4"/>
        </table:table-row>
        <table:table-row table:style-name="ro2">
          <table:table-cell table:formula="of:=[$Victim.$R$43]" office:value-type="float" office:value="234">
            <text:p>234</text:p>
          </table:table-cell>
          <table:table-cell table:formula="of:=[$Attacker.$R$43]" office:value-type="float" office:value="228.1875">
            <text:p>228,1875</text:p>
          </table:table-cell>
          <table:table-cell/>
          <table:table-cell table:formula="of:=[$Victim.$S$43]" office:value-type="float" office:value="7.24568837309472">
            <text:p>7,2456883731</text:p>
          </table:table-cell>
          <table:table-cell table:formula="of:=[$Attacker.$S$43]" office:value-type="float" office:value="6.22714571453086">
            <text:p>6,2271457145</text:p>
          </table:table-cell>
          <table:table-cell table:number-columns-repeated="4"/>
        </table:table-row>
        <table:table-row table:style-name="ro2">
          <table:table-cell table:formula="of:=[$Victim.$R$44]" office:value-type="float" office:value="231.75">
            <text:p>231,75</text:p>
          </table:table-cell>
          <table:table-cell table:formula="of:=[$Attacker.$R$44]" office:value-type="float" office:value="230.1875">
            <text:p>230,1875</text:p>
          </table:table-cell>
          <table:table-cell/>
          <table:table-cell table:formula="of:=[$Victim.$S$44]" office:value-type="float" office:value="7.67707626639204">
            <text:p>7,6770762664</text:p>
          </table:table-cell>
          <table:table-cell table:formula="of:=[$Attacker.$S$44]" office:value-type="float" office:value="9.89456132175651">
            <text:p>9,8945613218</text:p>
          </table:table-cell>
          <table:table-cell table:number-columns-repeated="4"/>
        </table:table-row>
        <table:table-row table:style-name="ro2">
          <table:table-cell table:formula="of:=[$Victim.$R$45]" office:value-type="float" office:value="234.125">
            <text:p>234,125</text:p>
          </table:table-cell>
          <table:table-cell table:formula="of:=[$Attacker.$R$45]" office:value-type="float" office:value="230.0625">
            <text:p>230,0625</text:p>
          </table:table-cell>
          <table:table-cell/>
          <table:table-cell table:formula="of:=[$Victim.$S$45]" office:value-type="float" office:value="7.36439916082772">
            <text:p>7,3643991608</text:p>
          </table:table-cell>
          <table:table-cell table:formula="of:=[$Attacker.$S$45]" office:value-type="float" office:value="8.59846461584858">
            <text:p>8,5984646158</text:p>
          </table:table-cell>
          <table:table-cell table:number-columns-repeated="4"/>
        </table:table-row>
        <table:table-row table:style-name="ro2">
          <table:table-cell table:formula="of:=[$Victim.$R$46]" office:value-type="float" office:value="228.25">
            <text:p>228,25</text:p>
          </table:table-cell>
          <table:table-cell table:formula="of:=[$Attacker.$R$46]" office:value-type="float" office:value="230.5625">
            <text:p>230,5625</text:p>
          </table:table-cell>
          <table:table-cell/>
          <table:table-cell table:formula="of:=[$Victim.$S$46]" office:value-type="float" office:value="9.43066805693001">
            <text:p>9,4306680569</text:p>
          </table:table-cell>
          <table:table-cell table:formula="of:=[$Attacker.$S$46]" office:value-type="float" office:value="11.3135358641762">
            <text:p>11,3135358642</text:p>
          </table:table-cell>
          <table:table-cell table:number-columns-repeated="4"/>
        </table:table-row>
        <table:table-row table:style-name="ro2">
          <table:table-cell table:formula="of:=[$Victim.$R$47]" office:value-type="float" office:value="228.75">
            <text:p>228,75</text:p>
          </table:table-cell>
          <table:table-cell table:formula="of:=[$Attacker.$R$47]" office:value-type="float" office:value="233.4375">
            <text:p>233,4375</text:p>
          </table:table-cell>
          <table:table-cell/>
          <table:table-cell table:formula="of:=[$Victim.$S$47]" office:value-type="float" office:value="9.40412143690201">
            <text:p>9,4041214369</text:p>
          </table:table-cell>
          <table:table-cell table:formula="of:=[$Attacker.$S$47]" office:value-type="float" office:value="7.88961936661079">
            <text:p>7,8896193666</text:p>
          </table:table-cell>
          <table:table-cell table:number-columns-repeated="4"/>
        </table:table-row>
        <table:table-row table:style-name="ro2">
          <table:table-cell table:formula="of:=[$Victim.$R$48]" office:value-type="float" office:value="225.625">
            <text:p>225,625</text:p>
          </table:table-cell>
          <table:table-cell table:formula="of:=[$Attacker.$R$48]" office:value-type="float" office:value="226.875">
            <text:p>226,875</text:p>
          </table:table-cell>
          <table:table-cell/>
          <table:table-cell table:formula="of:=[$Victim.$S$48]" office:value-type="float" office:value="9.72673506373028">
            <text:p>9,7267350637</text:p>
          </table:table-cell>
          <table:table-cell table:formula="of:=[$Attacker.$S$48]" office:value-type="float" office:value="10.8274823943519">
            <text:p>10,8274823944</text:p>
          </table:table-cell>
          <table:table-cell table:number-columns-repeated="4"/>
        </table:table-row>
        <table:table-row table:style-name="ro2">
          <table:table-cell table:formula="of:=[$Victim.$R$49]" office:value-type="float" office:value="231.375">
            <text:p>231,375</text:p>
          </table:table-cell>
          <table:table-cell table:formula="of:=[$Attacker.$R$49]" office:value-type="float" office:value="229.625">
            <text:p>229,625</text:p>
          </table:table-cell>
          <table:table-cell/>
          <table:table-cell table:formula="of:=[$Victim.$S$49]" office:value-type="float" office:value="8.62318821550359">
            <text:p>8,6231882155</text:p>
          </table:table-cell>
          <table:table-cell table:formula="of:=[$Attacker.$S$49]" office:value-type="float" office:value="7.64750776397121">
            <text:p>7,647507764</text:p>
          </table:table-cell>
          <table:table-cell table:number-columns-repeated="4"/>
        </table:table-row>
        <table:table-row table:style-name="ro2">
          <table:table-cell table:formula="of:=[$Victim.$R$50]" office:value-type="float" office:value="231.5">
            <text:p>231,5</text:p>
          </table:table-cell>
          <table:table-cell table:formula="of:=[$Attacker.$R$50]" office:value-type="float" office:value="230.8125">
            <text:p>230,8125</text:p>
          </table:table-cell>
          <table:table-cell/>
          <table:table-cell table:formula="of:=[$Victim.$S$50]" office:value-type="float" office:value="12.6589889011722">
            <text:p>12,6589889012</text:p>
          </table:table-cell>
          <table:table-cell table:formula="of:=[$Attacker.$S$50]" office:value-type="float" office:value="7.96255886948411">
            <text:p>7,9625588695</text:p>
          </table:table-cell>
          <table:table-cell table:number-columns-repeated="4"/>
        </table:table-row>
        <table:table-row table:style-name="ro2">
          <table:table-cell table:formula="of:=[$Victim.$R$51]" office:value-type="float" office:value="228.25">
            <text:p>228,25</text:p>
          </table:table-cell>
          <table:table-cell table:formula="of:=[$Attacker.$R$51]" office:value-type="float" office:value="224.9375">
            <text:p>224,9375</text:p>
          </table:table-cell>
          <table:table-cell/>
          <table:table-cell table:formula="of:=[$Victim.$S$51]" office:value-type="float" office:value="10.6741510201046">
            <text:p>10,6741510201</text:p>
          </table:table-cell>
          <table:table-cell table:formula="of:=[$Attacker.$S$51]" office:value-type="float" office:value="8.79253056577002">
            <text:p>8,7925305658</text:p>
          </table:table-cell>
          <table:table-cell table:number-columns-repeated="4"/>
        </table:table-row>
        <table:table-row table:style-name="ro2">
          <table:table-cell table:formula="of:=[$Victim.$R$52]" office:value-type="float" office:value="229.125">
            <text:p>229,125</text:p>
          </table:table-cell>
          <table:table-cell table:formula="of:=[$Attacker.$R$52]" office:value-type="float" office:value="229.625">
            <text:p>229,625</text:p>
          </table:table-cell>
          <table:table-cell/>
          <table:table-cell table:formula="of:=[$Victim.$S$52]" office:value-type="float" office:value="10.5349121970712">
            <text:p>10,5349121971</text:p>
          </table:table-cell>
          <table:table-cell table:formula="of:=[$Attacker.$S$52]" office:value-type="float" office:value="9.7971615787431">
            <text:p>9,7971615787</text:p>
          </table:table-cell>
          <table:table-cell table:number-columns-repeated="4"/>
        </table:table-row>
        <table:table-row table:style-name="ro2">
          <table:table-cell table:formula="of:=[$Victim.$R$53]" office:value-type="float" office:value="232.25">
            <text:p>232,25</text:p>
          </table:table-cell>
          <table:table-cell table:formula="of:=[$Attacker.$R$53]" office:value-type="float" office:value="232.3125">
            <text:p>232,3125</text:p>
          </table:table-cell>
          <table:table-cell/>
          <table:table-cell table:formula="of:=[$Victim.$S$53]" office:value-type="float" office:value="9.48353836919533">
            <text:p>9,4835383692</text:p>
          </table:table-cell>
          <table:table-cell table:formula="of:=[$Attacker.$S$53]" office:value-type="float" office:value="12.0712403567322">
            <text:p>12,0712403567</text:p>
          </table:table-cell>
          <table:table-cell table:number-columns-repeated="4"/>
        </table:table-row>
        <table:table-row table:style-name="ro2">
          <table:table-cell table:formula="of:=[$Victim.$R$54]" office:value-type="float" office:value="233.75">
            <text:p>233,75</text:p>
          </table:table-cell>
          <table:table-cell table:formula="of:=[$Attacker.$R$54]" office:value-type="float" office:value="234">
            <text:p>234</text:p>
          </table:table-cell>
          <table:table-cell/>
          <table:table-cell table:formula="of:=[$Victim.$S$54]" office:value-type="float" office:value="9.97183533758957">
            <text:p>9,9718353376</text:p>
          </table:table-cell>
          <table:table-cell table:formula="of:=[$Attacker.$S$54]" office:value-type="float" office:value="11.6726175299288">
            <text:p>11,6726175299</text:p>
          </table:table-cell>
          <table:table-cell table:number-columns-repeated="4"/>
        </table:table-row>
        <table:table-row table:style-name="ro2">
          <table:table-cell table:formula="of:=[$Victim.$R$55]" office:value-type="float" office:value="228.5">
            <text:p>228,5</text:p>
          </table:table-cell>
          <table:table-cell table:formula="of:=[$Attacker.$R$55]" office:value-type="float" office:value="229.5625">
            <text:p>229,5625</text:p>
          </table:table-cell>
          <table:table-cell/>
          <table:table-cell table:formula="of:=[$Victim.$S$55]" office:value-type="float" office:value="12.1757956618859">
            <text:p>12,1757956619</text:p>
          </table:table-cell>
          <table:table-cell table:formula="of:=[$Attacker.$S$55]" office:value-type="float" office:value="12.1910251312185">
            <text:p>12,1910251312</text:p>
          </table:table-cell>
          <table:table-cell table:number-columns-repeated="4"/>
        </table:table-row>
        <table:table-row table:style-name="ro2">
          <table:table-cell table:formula="of:=[$Victim.$R$56]" office:value-type="float" office:value="232.625">
            <text:p>232,625</text:p>
          </table:table-cell>
          <table:table-cell table:formula="of:=[$Attacker.$R$56]" office:value-type="float" office:value="228.625">
            <text:p>228,625</text:p>
          </table:table-cell>
          <table:table-cell/>
          <table:table-cell table:formula="of:=[$Victim.$S$56]" office:value-type="float" office:value="9.31983771317934">
            <text:p>9,3198377132</text:p>
          </table:table-cell>
          <table:table-cell table:formula="of:=[$Attacker.$S$56]" office:value-type="float" office:value="8.70972875582242">
            <text:p>8,7097287558</text:p>
          </table:table-cell>
          <table:table-cell table:number-columns-repeated="4"/>
        </table:table-row>
        <table:table-row table:style-name="ro2">
          <table:table-cell table:formula="of:=[$Victim.$R$57]" office:value-type="float" office:value="228.125">
            <text:p>228,125</text:p>
          </table:table-cell>
          <table:table-cell table:formula="of:=[$Attacker.$R$57]" office:value-type="float" office:value="230.25">
            <text:p>230,25</text:p>
          </table:table-cell>
          <table:table-cell/>
          <table:table-cell table:formula="of:=[$Victim.$S$57]" office:value-type="float" office:value="10.0366515830729">
            <text:p>10,0366515831</text:p>
          </table:table-cell>
          <table:table-cell table:formula="of:=[$Attacker.$S$57]" office:value-type="float" office:value="9.85837207656518">
            <text:p>9,8583720766</text:p>
          </table:table-cell>
          <table:table-cell table:number-columns-repeated="4"/>
        </table:table-row>
        <table:table-row table:style-name="ro2">
          <table:table-cell table:formula="of:=[$Victim.$R$58]" office:value-type="float" office:value="232.25">
            <text:p>232,25</text:p>
          </table:table-cell>
          <table:table-cell table:formula="of:=[$Attacker.$R$58]" office:value-type="float" office:value="231.6875">
            <text:p>231,6875</text:p>
          </table:table-cell>
          <table:table-cell/>
          <table:table-cell table:formula="of:=[$Victim.$S$58]" office:value-type="float" office:value="9.61444226151471">
            <text:p>9,6144422615</text:p>
          </table:table-cell>
          <table:table-cell table:formula="of:=[$Attacker.$S$58]" office:value-type="float" office:value="10.2146876481858">
            <text:p>10,2146876482</text:p>
          </table:table-cell>
          <table:table-cell table:number-columns-repeated="4"/>
        </table:table-row>
        <table:table-row table:style-name="ro2">
          <table:table-cell table:formula="of:=[$Victim.$R$59]" office:value-type="float" office:value="225.75">
            <text:p>225,75</text:p>
          </table:table-cell>
          <table:table-cell table:formula="of:=[$Attacker.$R$59]" office:value-type="float" office:value="229.125">
            <text:p>229,125</text:p>
          </table:table-cell>
          <table:table-cell/>
          <table:table-cell table:formula="of:=[$Victim.$S$59]" office:value-type="float" office:value="11.9556472012183">
            <text:p>11,9556472012</text:p>
          </table:table-cell>
          <table:table-cell table:formula="of:=[$Attacker.$S$59]" office:value-type="float" office:value="13.5640840088817">
            <text:p>13,5640840089</text:p>
          </table:table-cell>
          <table:table-cell table:number-columns-repeated="4"/>
        </table:table-row>
        <table:table-row table:style-name="ro2">
          <table:table-cell table:formula="of:=[$Victim.$R$60]" office:value-type="float" office:value="232.5">
            <text:p>232,5</text:p>
          </table:table-cell>
          <table:table-cell table:formula="of:=[$Attacker.$R$60]" office:value-type="float" office:value="231.9375">
            <text:p>231,9375</text:p>
          </table:table-cell>
          <table:table-cell/>
          <table:table-cell table:formula="of:=[$Victim.$S$60]" office:value-type="float" office:value="12.3389626792531">
            <text:p>12,3389626793</text:p>
          </table:table-cell>
          <table:table-cell table:formula="of:=[$Attacker.$S$60]" office:value-type="float" office:value="10.3348243211968">
            <text:p>10,3348243212</text:p>
          </table:table-cell>
          <table:table-cell table:number-columns-repeated="4"/>
        </table:table-row>
        <table:table-row table:style-name="ro2">
          <table:table-cell table:formula="of:=[$Victim.$R$61]" office:value-type="float" office:value="226.875">
            <text:p>226,875</text:p>
          </table:table-cell>
          <table:table-cell table:formula="of:=[$Attacker.$R$61]" office:value-type="float" office:value="224.3125">
            <text:p>224,3125</text:p>
          </table:table-cell>
          <table:table-cell/>
          <table:table-cell table:formula="of:=[$Victim.$S$61]" office:value-type="float" office:value="11.1348271203463">
            <text:p>11,1348271203</text:p>
          </table:table-cell>
          <table:table-cell table:formula="of:=[$Attacker.$S$61]" office:value-type="float" office:value="13.5679712466529">
            <text:p>13,5679712467</text:p>
          </table:table-cell>
          <table:table-cell table:number-columns-repeated="4"/>
        </table:table-row>
        <table:table-row table:style-name="ro2">
          <table:table-cell table:formula="of:=[$Victim.$R$62]" office:value-type="float" office:value="231.375">
            <text:p>231,375</text:p>
          </table:table-cell>
          <table:table-cell table:formula="of:=[$Attacker.$R$62]" office:value-type="float" office:value="228.9375">
            <text:p>228,9375</text:p>
          </table:table-cell>
          <table:table-cell/>
          <table:table-cell table:formula="of:=[$Victim.$S$62]" office:value-type="float" office:value="8.85208308817761">
            <text:p>8,8520830882</text:p>
          </table:table-cell>
          <table:table-cell table:formula="of:=[$Attacker.$S$62]" office:value-type="float" office:value="10.1147710676021">
            <text:p>10,1147710676</text:p>
          </table:table-cell>
          <table:table-cell table:number-columns-repeated="4"/>
        </table:table-row>
        <table:table-row table:style-name="ro2">
          <table:table-cell table:formula="of:=[$Victim.$R$63]" office:value-type="float" office:value="229.125">
            <text:p>229,125</text:p>
          </table:table-cell>
          <table:table-cell table:formula="of:=[$Attacker.$R$63]" office:value-type="float" office:value="230.25">
            <text:p>230,25</text:p>
          </table:table-cell>
          <table:table-cell/>
          <table:table-cell table:formula="of:=[$Victim.$S$63]" office:value-type="float" office:value="7.48227071148859">
            <text:p>7,4822707115</text:p>
          </table:table-cell>
          <table:table-cell table:formula="of:=[$Attacker.$S$63]" office:value-type="float" office:value="8.8140512819021">
            <text:p>8,8140512819</text:p>
          </table:table-cell>
          <table:table-cell table:number-columns-repeated="4"/>
        </table:table-row>
        <table:table-row table:style-name="ro2">
          <table:table-cell table:formula="of:=[$Victim.$R$64]" office:value-type="float" office:value="229.5">
            <text:p>229,5</text:p>
          </table:table-cell>
          <table:table-cell table:formula="of:=[$Attacker.$R$64]" office:value-type="float" office:value="231">
            <text:p>231</text:p>
          </table:table-cell>
          <table:table-cell/>
          <table:table-cell table:formula="of:=[$Victim.$S$64]" office:value-type="float" office:value="7.63216876123687">
            <text:p>7,6321687612</text:p>
          </table:table-cell>
          <table:table-cell table:formula="of:=[$Attacker.$S$64]" office:value-type="float" office:value="7.92148975887743">
            <text:p>7,9214897589</text:p>
          </table:table-cell>
          <table:table-cell table:number-columns-repeated="4"/>
        </table:table-row>
        <table:table-row table:style-name="ro2">
          <table:table-cell table:formula="of:=[$Victim.$R$65]" office:value-type="float" office:value="223">
            <text:p>223</text:p>
          </table:table-cell>
          <table:table-cell table:formula="of:=[$Attacker.$R$65]" office:value-type="float" office:value="227">
            <text:p>227</text:p>
          </table:table-cell>
          <table:table-cell/>
          <table:table-cell table:formula="of:=[$Victim.$S$65]" office:value-type="float" office:value="9.30053761886914">
            <text:p>9,3005376189</text:p>
          </table:table-cell>
          <table:table-cell table:formula="of:=[$Attacker.$S$65]" office:value-type="float" office:value="11.3247516529061">
            <text:p>11,3247516529</text:p>
          </table:table-cell>
          <table:table-cell table:number-columns-repeated="4"/>
        </table:table-row>
        <table:table-row table:style-name="ro2">
          <table:table-cell table:formula="of:=[$Victim.$R$66]" office:value-type="float" office:value="231.875">
            <text:p>231,875</text:p>
          </table:table-cell>
          <table:table-cell table:formula="of:=[$Attacker.$R$66]" office:value-type="float" office:value="232.75">
            <text:p>232,75</text:p>
          </table:table-cell>
          <table:table-cell/>
          <table:table-cell table:formula="of:=[$Victim.$S$66]" office:value-type="float" office:value="10.4515250083421">
            <text:p>10,4515250083</text:p>
          </table:table-cell>
          <table:table-cell table:formula="of:=[$Attacker.$S$66]" office:value-type="float" office:value="6.19979838381862">
            <text:p>6,1997983838</text:p>
          </table:table-cell>
          <table:table-cell table:number-columns-repeated="4"/>
        </table:table-row>
        <table:table-row table:style-name="ro2">
          <table:table-cell table:formula="of:=[$Victim.$R$67]" office:value-type="float" office:value="234">
            <text:p>234</text:p>
          </table:table-cell>
          <table:table-cell table:formula="of:=[$Attacker.$R$67]" office:value-type="float" office:value="233.0625">
            <text:p>233,0625</text:p>
          </table:table-cell>
          <table:table-cell/>
          <table:table-cell table:formula="of:=[$Victim.$S$67]" office:value-type="float" office:value="12.1449578014911">
            <text:p>12,1449578015</text:p>
          </table:table-cell>
          <table:table-cell table:formula="of:=[$Attacker.$S$67]" office:value-type="float" office:value="13.074157477635">
            <text:p>13,0741574776</text:p>
          </table:table-cell>
          <table:table-cell table:number-columns-repeated="4"/>
        </table:table-row>
        <table:table-row table:style-name="ro2">
          <table:table-cell table:formula="of:=[$Victim.$R$68]" office:value-type="float" office:value="233.875">
            <text:p>233,875</text:p>
          </table:table-cell>
          <table:table-cell table:formula="of:=[$Attacker.$R$68]" office:value-type="float" office:value="229.75">
            <text:p>229,75</text:p>
          </table:table-cell>
          <table:table-cell/>
          <table:table-cell table:formula="of:=[$Victim.$S$68]" office:value-type="float" office:value="7.1926611904079">
            <text:p>7,1926611904</text:p>
          </table:table-cell>
          <table:table-cell table:formula="of:=[$Attacker.$S$68]" office:value-type="float" office:value="8.61321658847611">
            <text:p>8,6132165885</text:p>
          </table:table-cell>
          <table:table-cell table:number-columns-repeated="4"/>
        </table:table-row>
        <table:table-row table:style-name="ro2">
          <table:table-cell table:formula="of:=[$Victim.$R$69]" office:value-type="float" office:value="231.6875">
            <text:p>231,6875</text:p>
          </table:table-cell>
          <table:table-cell table:formula="of:=[$Attacker.$R$69]" office:value-type="float" office:value="232.75">
            <text:p>232,75</text:p>
          </table:table-cell>
          <table:table-cell/>
          <table:table-cell table:formula="of:=[$Victim.$S$69]" office:value-type="float" office:value="8.75870103097486">
            <text:p>8,758701031</text:p>
          </table:table-cell>
          <table:table-cell table:formula="of:=[$Attacker.$S$69]" office:value-type="float" office:value="7.28440114216673">
            <text:p>7,2844011422</text:p>
          </table:table-cell>
          <table:table-cell table:number-columns-repeated="4"/>
        </table:table-row>
        <table:table-row table:style-name="ro2">
          <table:table-cell table:formula="of:=[$Victim.$R$70]" office:value-type="float" office:value="231.4375">
            <text:p>231,4375</text:p>
          </table:table-cell>
          <table:table-cell table:formula="of:=[$Attacker.$R$70]" office:value-type="float" office:value="231.375">
            <text:p>231,375</text:p>
          </table:table-cell>
          <table:table-cell/>
          <table:table-cell table:formula="of:=[$Victim.$S$70]" office:value-type="float" office:value="8.57298627958776">
            <text:p>8,5729862796</text:p>
          </table:table-cell>
          <table:table-cell table:formula="of:=[$Attacker.$S$70]" office:value-type="float" office:value="7.87301562299987">
            <text:p>7,873015623</text:p>
          </table:table-cell>
          <table:table-cell table:number-columns-repeated="4"/>
        </table:table-row>
        <table:table-row table:style-name="ro2">
          <table:table-cell table:formula="of:=[$Victim.$R$71]" office:value-type="float" office:value="234.75">
            <text:p>234,75</text:p>
          </table:table-cell>
          <table:table-cell table:formula="of:=[$Attacker.$R$71]" office:value-type="float" office:value="232.6875">
            <text:p>232,6875</text:p>
          </table:table-cell>
          <table:table-cell/>
          <table:table-cell table:formula="of:=[$Victim.$S$71]" office:value-type="float" office:value="10.0964102531543">
            <text:p>10,0964102532</text:p>
          </table:table-cell>
          <table:table-cell table:formula="of:=[$Attacker.$S$71]" office:value-type="float" office:value="9.11536306188624">
            <text:p>9,1153630619</text:p>
          </table:table-cell>
          <table:table-cell table:number-columns-repeated="4"/>
        </table:table-row>
        <table:table-row table:style-name="ro2">
          <table:table-cell table:formula="of:=[$Victim.$R$72]" office:value-type="float" office:value="221.875">
            <text:p>221,875</text:p>
          </table:table-cell>
          <table:table-cell table:formula="of:=[$Attacker.$R$72]" office:value-type="float" office:value="225.4375">
            <text:p>225,4375</text:p>
          </table:table-cell>
          <table:table-cell/>
          <table:table-cell table:formula="of:=[$Victim.$S$72]" office:value-type="float" office:value="9.1506488840956">
            <text:p>9,1506488841</text:p>
          </table:table-cell>
          <table:table-cell table:formula="of:=[$Attacker.$S$72]" office:value-type="float" office:value="13.9998604903763">
            <text:p>13,9998604904</text:p>
          </table:table-cell>
          <table:table-cell table:number-columns-repeated="4"/>
        </table:table-row>
        <table:table-row table:style-name="ro2">
          <table:table-cell table:formula="of:=[$Victim.$R$73]" office:value-type="float" office:value="231.5">
            <text:p>231,5</text:p>
          </table:table-cell>
          <table:table-cell table:formula="of:=[$Attacker.$R$73]" office:value-type="float" office:value="228">
            <text:p>228</text:p>
          </table:table-cell>
          <table:table-cell/>
          <table:table-cell table:formula="of:=[$Victim.$S$73]" office:value-type="float" office:value="7.08872343937891">
            <text:p>7,0887234394</text:p>
          </table:table-cell>
          <table:table-cell table:formula="of:=[$Attacker.$S$73]" office:value-type="float" office:value="8.12403840463596">
            <text:p>8,1240384046</text:p>
          </table:table-cell>
          <table:table-cell table:number-columns-repeated="4"/>
        </table:table-row>
        <table:table-row table:style-name="ro2">
          <table:table-cell table:formula="of:=[$Victim.$R$74]" office:value-type="float" office:value="230.875">
            <text:p>230,875</text:p>
          </table:table-cell>
          <table:table-cell table:formula="of:=[$Attacker.$R$74]" office:value-type="float" office:value="230.875">
            <text:p>230,875</text:p>
          </table:table-cell>
          <table:table-cell/>
          <table:table-cell table:formula="of:=[$Victim.$S$74]" office:value-type="float" office:value="9.27277601368652">
            <text:p>9,2727760137</text:p>
          </table:table-cell>
          <table:table-cell table:formula="of:=[$Attacker.$S$74]" office:value-type="float" office:value="8.3357288223646">
            <text:p>8,3357288224</text:p>
          </table:table-cell>
          <table:table-cell table:number-columns-repeated="4"/>
        </table:table-row>
        <table:table-row table:style-name="ro2">
          <table:table-cell table:formula="of:=[$Victim.$R$75]" office:value-type="float" office:value="231.875">
            <text:p>231,875</text:p>
          </table:table-cell>
          <table:table-cell table:formula="of:=[$Attacker.$R$75]" office:value-type="float" office:value="230">
            <text:p>230</text:p>
          </table:table-cell>
          <table:table-cell/>
          <table:table-cell table:formula="of:=[$Victim.$S$75]" office:value-type="float" office:value="6.01949956391725">
            <text:p>6,0194995639</text:p>
          </table:table-cell>
          <table:table-cell table:formula="of:=[$Attacker.$S$75]" office:value-type="float" office:value="8.69626356546304">
            <text:p>8,6962635655</text:p>
          </table:table-cell>
          <table:table-cell table:number-columns-repeated="4"/>
        </table:table-row>
        <table:table-row table:style-name="ro2">
          <table:table-cell table:formula="of:=[$Victim.$R$76]" office:value-type="float" office:value="232.625">
            <text:p>232,625</text:p>
          </table:table-cell>
          <table:table-cell table:formula="of:=[$Attacker.$R$76]" office:value-type="float" office:value="230.125">
            <text:p>230,125</text:p>
          </table:table-cell>
          <table:table-cell/>
          <table:table-cell table:formula="of:=[$Victim.$S$76]" office:value-type="float" office:value="8.79541784112614">
            <text:p>8,7954178411</text:p>
          </table:table-cell>
          <table:table-cell table:formula="of:=[$Attacker.$S$76]" office:value-type="float" office:value="9.3799986673773">
            <text:p>9,3799986674</text:p>
          </table:table-cell>
          <table:table-cell table:number-columns-repeated="4"/>
        </table:table-row>
        <table:table-row table:style-name="ro2">
          <table:table-cell table:formula="of:=[$Victim.$R$77]" office:value-type="float" office:value="229.75">
            <text:p>229,75</text:p>
          </table:table-cell>
          <table:table-cell table:formula="of:=[$Attacker.$R$77]" office:value-type="float" office:value="234.1875">
            <text:p>234,1875</text:p>
          </table:table-cell>
          <table:table-cell/>
          <table:table-cell table:formula="of:=[$Victim.$S$77]" office:value-type="float" office:value="10.1458119438515">
            <text:p>10,1458119439</text:p>
          </table:table-cell>
          <table:table-cell table:formula="of:=[$Attacker.$S$77]" office:value-type="float" office:value="7.97040424006211">
            <text:p>7,9704042401</text:p>
          </table:table-cell>
          <table:table-cell table:number-columns-repeated="4"/>
        </table:table-row>
        <table:table-row table:style-name="ro2">
          <table:table-cell table:formula="of:=[$Victim.$R$78]" office:value-type="float" office:value="224.75">
            <text:p>224,75</text:p>
          </table:table-cell>
          <table:table-cell table:formula="of:=[$Attacker.$R$78]" office:value-type="float" office:value="230.9375">
            <text:p>230,9375</text:p>
          </table:table-cell>
          <table:table-cell/>
          <table:table-cell table:formula="of:=[$Victim.$S$78]" office:value-type="float" office:value="13.2641433948823">
            <text:p>13,2641433949</text:p>
          </table:table-cell>
          <table:table-cell table:formula="of:=[$Attacker.$S$78]" office:value-type="float" office:value="9.43708608363832">
            <text:p>9,4370860836</text:p>
          </table:table-cell>
          <table:table-cell table:number-columns-repeated="4"/>
        </table:table-row>
        <table:table-row table:style-name="ro2">
          <table:table-cell table:formula="of:=[$Victim.$R$79]" office:value-type="float" office:value="222.5">
            <text:p>222,5</text:p>
          </table:table-cell>
          <table:table-cell table:formula="of:=[$Attacker.$R$79]" office:value-type="float" office:value="221.5625">
            <text:p>221,5625</text:p>
          </table:table-cell>
          <table:table-cell/>
          <table:table-cell table:formula="of:=[$Victim.$S$79]" office:value-type="float" office:value="9.5524865872714">
            <text:p>9,5524865873</text:p>
          </table:table-cell>
          <table:table-cell table:formula="of:=[$Attacker.$S$79]" office:value-type="float" office:value="9.72091012971522">
            <text:p>9,7209101297</text:p>
          </table:table-cell>
          <table:table-cell table:number-columns-repeated="4"/>
        </table:table-row>
        <table:table-row table:style-name="ro2">
          <table:table-cell table:formula="of:=[$Victim.$R$80]" office:value-type="float" office:value="229.375">
            <text:p>229,375</text:p>
          </table:table-cell>
          <table:table-cell table:formula="of:=[$Attacker.$R$80]" office:value-type="float" office:value="231.1875">
            <text:p>231,1875</text:p>
          </table:table-cell>
          <table:table-cell/>
          <table:table-cell table:formula="of:=[$Victim.$S$80]" office:value-type="float" office:value="10.2887985207215">
            <text:p>10,2887985207</text:p>
          </table:table-cell>
          <table:table-cell table:formula="of:=[$Attacker.$S$80]" office:value-type="float" office:value="10.6666463215952">
            <text:p>10,6666463216</text:p>
          </table:table-cell>
          <table:table-cell table:number-columns-repeated="4"/>
        </table:table-row>
        <table:table-row table:style-name="ro2">
          <table:table-cell table:formula="of:=[$Victim.$R$81]" office:value-type="float" office:value="231.875">
            <text:p>231,875</text:p>
          </table:table-cell>
          <table:table-cell table:formula="of:=[$Attacker.$R$81]" office:value-type="float" office:value="223.9375">
            <text:p>223,9375</text:p>
          </table:table-cell>
          <table:table-cell/>
          <table:table-cell table:formula="of:=[$Victim.$S$81]" office:value-type="float" office:value="12.1751540031328">
            <text:p>12,1751540031</text:p>
          </table:table-cell>
          <table:table-cell table:formula="of:=[$Attacker.$S$81]" office:value-type="float" office:value="13.5483797463018">
            <text:p>13,5483797463</text:p>
          </table:table-cell>
          <table:table-cell table:number-columns-repeated="4"/>
        </table:table-row>
        <table:table-row table:style-name="ro2">
          <table:table-cell table:formula="of:=[$Victim.$R$82]" office:value-type="float" office:value="226.75">
            <text:p>226,75</text:p>
          </table:table-cell>
          <table:table-cell table:formula="of:=[$Attacker.$R$82]" office:value-type="float" office:value="233.5625">
            <text:p>233,5625</text:p>
          </table:table-cell>
          <table:table-cell/>
          <table:table-cell table:formula="of:=[$Victim.$S$82]" office:value-type="float" office:value="10.4851084877554">
            <text:p>10,4851084878</text:p>
          </table:table-cell>
          <table:table-cell table:formula="of:=[$Attacker.$S$82]" office:value-type="float" office:value="12.0362408479558">
            <text:p>12,036240848</text:p>
          </table:table-cell>
          <table:table-cell table:number-columns-repeated="4"/>
        </table:table-row>
        <table:table-row table:style-name="ro2">
          <table:table-cell table:formula="of:=[$Victim.$R$83]" office:value-type="float" office:value="228.25">
            <text:p>228,25</text:p>
          </table:table-cell>
          <table:table-cell table:formula="of:=[$Attacker.$R$83]" office:value-type="float" office:value="230.375">
            <text:p>230,375</text:p>
          </table:table-cell>
          <table:table-cell/>
          <table:table-cell table:formula="of:=[$Victim.$S$83]" office:value-type="float" office:value="9.29717699089353">
            <text:p>9,2971769909</text:p>
          </table:table-cell>
          <table:table-cell table:formula="of:=[$Attacker.$S$83]" office:value-type="float" office:value="8.659351881059">
            <text:p>8,6593518811</text:p>
          </table:table-cell>
          <table:table-cell table:number-columns-repeated="4"/>
        </table:table-row>
        <table:table-row table:style-name="ro2">
          <table:table-cell table:formula="of:=[$Victim.$R$84]" office:value-type="float" office:value="231.625">
            <text:p>231,625</text:p>
          </table:table-cell>
          <table:table-cell table:formula="of:=[$Attacker.$R$84]" office:value-type="float" office:value="233.9375">
            <text:p>233,9375</text:p>
          </table:table-cell>
          <table:table-cell/>
          <table:table-cell table:formula="of:=[$Victim.$S$84]" office:value-type="float" office:value="11.7732482773447">
            <text:p>11,7732482773</text:p>
          </table:table-cell>
          <table:table-cell table:formula="of:=[$Attacker.$S$84]" office:value-type="float" office:value="7.94881083873557">
            <text:p>7,9488108387</text:p>
          </table:table-cell>
          <table:table-cell table:number-columns-repeated="4"/>
        </table:table-row>
        <table:table-row table:style-name="ro2">
          <table:table-cell table:formula="of:=[$Victim.$R$85]" office:value-type="float" office:value="237">
            <text:p>237</text:p>
          </table:table-cell>
          <table:table-cell table:formula="of:=[$Attacker.$R$85]" office:value-type="float" office:value="231.625">
            <text:p>231,625</text:p>
          </table:table-cell>
          <table:table-cell/>
          <table:table-cell table:formula="of:=[$Victim.$S$85]" office:value-type="float" office:value="10">
            <text:p>10</text:p>
          </table:table-cell>
          <table:table-cell table:formula="of:=[$Attacker.$S$85]" office:value-type="float" office:value="8.99218410621135">
            <text:p>8,9921841062</text:p>
          </table:table-cell>
          <table:table-cell table:number-columns-repeated="4"/>
        </table:table-row>
        <table:table-row table:style-name="ro2">
          <table:table-cell table:formula="of:=[$Victim.$R$86]" office:value-type="float" office:value="231.75">
            <text:p>231,75</text:p>
          </table:table-cell>
          <table:table-cell table:formula="of:=[$Attacker.$R$86]" office:value-type="float" office:value="230.375">
            <text:p>230,375</text:p>
          </table:table-cell>
          <table:table-cell/>
          <table:table-cell table:formula="of:=[$Victim.$S$86]" office:value-type="float" office:value="10.6507042020704">
            <text:p>10,6507042021</text:p>
          </table:table-cell>
          <table:table-cell table:formula="of:=[$Attacker.$S$86]" office:value-type="float" office:value="8.76694787254949">
            <text:p>8,7669478725</text:p>
          </table:table-cell>
          <table:table-cell table:number-columns-repeated="4"/>
        </table:table-row>
        <table:table-row table:style-name="ro2">
          <table:table-cell table:formula="of:=[$Victim.$R$87]" office:value-type="float" office:value="232.4375">
            <text:p>232,4375</text:p>
          </table:table-cell>
          <table:table-cell table:formula="of:=[$Attacker.$R$87]" office:value-type="float" office:value="234.3125">
            <text:p>234,3125</text:p>
          </table:table-cell>
          <table:table-cell/>
          <table:table-cell table:formula="of:=[$Victim.$S$87]" office:value-type="float" office:value="5.11087993891463">
            <text:p>5,1108799389</text:p>
          </table:table-cell>
          <table:table-cell table:formula="of:=[$Attacker.$S$87]" office:value-type="float" office:value="6.88947340150174">
            <text:p>6,8894734015</text:p>
          </table:table-cell>
          <table:table-cell table:number-columns-repeated="4"/>
        </table:table-row>
        <table:table-row table:style-name="ro2">
          <table:table-cell table:formula="of:=[$Victim.$R$88]" office:value-type="float" office:value="233.5625">
            <text:p>233,5625</text:p>
          </table:table-cell>
          <table:table-cell table:formula="of:=[$Attacker.$R$88]" office:value-type="float" office:value="233.3125">
            <text:p>233,3125</text:p>
          </table:table-cell>
          <table:table-cell/>
          <table:table-cell table:formula="of:=[$Victim.$S$88]" office:value-type="float" office:value="7.42435813723988">
            <text:p>7,4243581372</text:p>
          </table:table-cell>
          <table:table-cell table:formula="of:=[$Attacker.$S$88]" office:value-type="float" office:value="6.92566558173292">
            <text:p>6,9256655817</text:p>
          </table:table-cell>
          <table:table-cell table:number-columns-repeated="4"/>
        </table:table-row>
        <table:table-row table:style-name="ro2">
          <table:table-cell table:formula="of:=[$Victim.$R$89]" office:value-type="float" office:value="233.75">
            <text:p>233,75</text:p>
          </table:table-cell>
          <table:table-cell table:formula="of:=[$Attacker.$R$89]" office:value-type="float" office:value="231.875">
            <text:p>231,875</text:p>
          </table:table-cell>
          <table:table-cell/>
          <table:table-cell table:formula="of:=[$Victim.$S$89]" office:value-type="float" office:value="11.1998883923011">
            <text:p>11,1998883923</text:p>
          </table:table-cell>
          <table:table-cell table:formula="of:=[$Attacker.$S$89]" office:value-type="float" office:value="9.15747645369618">
            <text:p>9,1574764537</text:p>
          </table:table-cell>
          <table:table-cell table:number-columns-repeated="4"/>
        </table:table-row>
        <table:table-row table:style-name="ro2">
          <table:table-cell table:formula="of:=[$Victim.$R$90]" office:value-type="float" office:value="230.375">
            <text:p>230,375</text:p>
          </table:table-cell>
          <table:table-cell table:formula="of:=[$Attacker.$R$90]" office:value-type="float" office:value="227.5">
            <text:p>227,5</text:p>
          </table:table-cell>
          <table:table-cell/>
          <table:table-cell table:formula="of:=[$Victim.$S$90]" office:value-type="float" office:value="8.06903804675626">
            <text:p>8,0690380468</text:p>
          </table:table-cell>
          <table:table-cell table:formula="of:=[$Attacker.$S$90]" office:value-type="float" office:value="8.25378700960959">
            <text:p>8,2537870096</text:p>
          </table:table-cell>
          <table:table-cell table:number-columns-repeated="4"/>
        </table:table-row>
        <table:table-row table:style-name="ro2">
          <table:table-cell table:formula="of:=[$Victim.$R$91]" office:value-type="float" office:value="230.625">
            <text:p>230,625</text:p>
          </table:table-cell>
          <table:table-cell table:formula="of:=[$Attacker.$R$91]" office:value-type="float" office:value="229.0625">
            <text:p>229,0625</text:p>
          </table:table-cell>
          <table:table-cell/>
          <table:table-cell table:formula="of:=[$Victim.$S$91]" office:value-type="float" office:value="6.2737050456648">
            <text:p>6,2737050457</text:p>
          </table:table-cell>
          <table:table-cell table:formula="of:=[$Attacker.$S$91]" office:value-type="float" office:value="7.71742144436858">
            <text:p>7,7174214444</text:p>
          </table:table-cell>
          <table:table-cell table:number-columns-repeated="4"/>
        </table:table-row>
        <table:table-row table:style-name="ro2">
          <table:table-cell table:formula="of:=[$Victim.$R$92]" office:value-type="float" office:value="236.875">
            <text:p>236,875</text:p>
          </table:table-cell>
          <table:table-cell table:formula="of:=[$Attacker.$R$92]" office:value-type="float" office:value="235.25">
            <text:p>235,25</text:p>
          </table:table-cell>
          <table:table-cell/>
          <table:table-cell table:formula="of:=[$Victim.$S$92]" office:value-type="float" office:value="8.91540100051591">
            <text:p>8,9154010005</text:p>
          </table:table-cell>
          <table:table-cell table:formula="of:=[$Attacker.$S$92]" office:value-type="float" office:value="9.26350365682445">
            <text:p>9,2635036568</text:p>
          </table:table-cell>
          <table:table-cell table:number-columns-repeated="4"/>
        </table:table-row>
        <table:table-row table:style-name="ro2">
          <table:table-cell table:formula="of:=[$Victim.$R$93]" office:value-type="float" office:value="226.625">
            <text:p>226,625</text:p>
          </table:table-cell>
          <table:table-cell table:formula="of:=[$Attacker.$R$93]" office:value-type="float" office:value="230.75">
            <text:p>230,75</text:p>
          </table:table-cell>
          <table:table-cell/>
          <table:table-cell table:formula="of:=[$Victim.$S$93]" office:value-type="float" office:value="8.76694787254949">
            <text:p>8,7669478725</text:p>
          </table:table-cell>
          <table:table-cell table:formula="of:=[$Attacker.$S$93]" office:value-type="float" office:value="10.5682306939241">
            <text:p>10,5682306939</text:p>
          </table:table-cell>
          <table:table-cell table:number-columns-repeated="4"/>
        </table:table-row>
        <table:table-row table:style-name="ro2">
          <table:table-cell table:formula="of:=[$Victim.$R$94]" office:value-type="float" office:value="228">
            <text:p>228</text:p>
          </table:table-cell>
          <table:table-cell table:formula="of:=[$Attacker.$R$94]" office:value-type="float" office:value="228.3125">
            <text:p>228,3125</text:p>
          </table:table-cell>
          <table:table-cell/>
          <table:table-cell table:formula="of:=[$Victim.$S$94]" office:value-type="float" office:value="8.15475321515005">
            <text:p>8,1547532152</text:p>
          </table:table-cell>
          <table:table-cell table:formula="of:=[$Attacker.$S$94]" office:value-type="float" office:value="5.38189964139058">
            <text:p>5,3818996414</text:p>
          </table:table-cell>
          <table:table-cell table:number-columns-repeated="4"/>
        </table:table-row>
        <table:table-row table:style-name="ro2">
          <table:table-cell table:formula="of:=[$Victim.$R$95]" office:value-type="float" office:value="229.5">
            <text:p>229,5</text:p>
          </table:table-cell>
          <table:table-cell table:formula="of:=[$Attacker.$R$95]" office:value-type="float" office:value="229.1875">
            <text:p>229,1875</text:p>
          </table:table-cell>
          <table:table-cell/>
          <table:table-cell table:formula="of:=[$Victim.$S$95]" office:value-type="float" office:value="7.85811682275086">
            <text:p>7,8581168228</text:p>
          </table:table-cell>
          <table:table-cell table:formula="of:=[$Attacker.$S$95]" office:value-type="float" office:value="9.50801471128437">
            <text:p>9,5080147113</text:p>
          </table:table-cell>
          <table:table-cell table:number-columns-repeated="4"/>
        </table:table-row>
        <table:table-row table:style-name="ro2">
          <table:table-cell table:formula="of:=[$Victim.$R$96]" office:value-type="float" office:value="228.5">
            <text:p>228,5</text:p>
          </table:table-cell>
          <table:table-cell table:formula="of:=[$Attacker.$R$96]" office:value-type="float" office:value="228.75">
            <text:p>228,75</text:p>
          </table:table-cell>
          <table:table-cell/>
          <table:table-cell table:formula="of:=[$Victim.$S$96]" office:value-type="float" office:value="12.051970793194">
            <text:p>12,0519707932</text:p>
          </table:table-cell>
          <table:table-cell table:formula="of:=[$Attacker.$S$96]" office:value-type="float" office:value="10.4373128725741">
            <text:p>10,4373128726</text:p>
          </table:table-cell>
          <table:table-cell table:number-columns-repeated="4"/>
        </table:table-row>
        <table:table-row table:style-name="ro2">
          <table:table-cell table:formula="of:=[$Victim.$R$97]" office:value-type="float" office:value="230.375">
            <text:p>230,375</text:p>
          </table:table-cell>
          <table:table-cell table:formula="of:=[$Attacker.$R$97]" office:value-type="float" office:value="224.8125">
            <text:p>224,8125</text:p>
          </table:table-cell>
          <table:table-cell/>
          <table:table-cell table:formula="of:=[$Victim.$S$97]" office:value-type="float" office:value="9.25253343684853">
            <text:p>9,2525334368</text:p>
          </table:table-cell>
          <table:table-cell table:formula="of:=[$Attacker.$S$97]" office:value-type="float" office:value="29.1809414472871">
            <text:p>29,1809414473</text:p>
          </table:table-cell>
          <table:table-cell table:number-columns-repeated="4"/>
        </table:table-row>
        <table:table-row table:style-name="ro2">
          <table:table-cell table:formula="of:=[$Victim.$R$98]" office:value-type="float" office:value="230.75">
            <text:p>230,75</text:p>
          </table:table-cell>
          <table:table-cell table:formula="of:=[$Attacker.$R$98]" office:value-type="float" office:value="190">
            <text:p>190</text:p>
          </table:table-cell>
          <table:table-cell/>
          <table:table-cell table:formula="of:=[$Victim.$S$98]" office:value-type="float" office:value="9.50986330080512">
            <text:p>9,5098633008</text:p>
          </table:table-cell>
          <table:table-cell table:formula="of:=[$Attacker.$S$98]" office:value-type="float" office:value="76.5343060333077">
            <text:p>76,5343060333</text:p>
          </table:table-cell>
          <table:table-cell table:number-columns-repeated="4"/>
        </table:table-row>
        <table:table-row table:style-name="ro2">
          <table:table-cell table:formula="of:=[$Victim.$R$99]" office:value-type="float" office:value="231.25">
            <text:p>231,25</text:p>
          </table:table-cell>
          <table:table-cell table:formula="of:=[$Attacker.$R$99]" office:value-type="float" office:value="160.875">
            <text:p>160,875</text:p>
          </table:table-cell>
          <table:table-cell/>
          <table:table-cell table:formula="of:=[$Victim.$S$99]" office:value-type="float" office:value="8.15092019345055">
            <text:p>8,1509201935</text:p>
          </table:table-cell>
          <table:table-cell table:formula="of:=[$Attacker.$S$99]" office:value-type="float" office:value="102.86391191764">
            <text:p>102,8639119176</text:p>
          </table:table-cell>
          <table:table-cell table:number-columns-repeated="4"/>
        </table:table-row>
        <table:table-row table:style-name="ro2">
          <table:table-cell table:formula="of:=[$Victim.$R$100]" office:value-type="float" office:value="229.875">
            <text:p>229,875</text:p>
          </table:table-cell>
          <table:table-cell table:formula="of:=[$Attacker.$R$100]" office:value-type="float" office:value="140.1875">
            <text:p>140,1875</text:p>
          </table:table-cell>
          <table:table-cell/>
          <table:table-cell table:formula="of:=[$Victim.$S$100]" office:value-type="float" office:value="10.4035751066641">
            <text:p>10,4035751067</text:p>
          </table:table-cell>
          <table:table-cell table:formula="of:=[$Attacker.$S$100]" office:value-type="float" office:value="106.230420990176">
            <text:p>106,2304209902</text:p>
          </table:table-cell>
          <table:table-cell table:number-columns-repeated="4"/>
        </table:table-row>
        <table:table-row table:style-name="ro2">
          <table:table-cell table:formula="of:=[$Victim.$R$101]" office:value-type="float" office:value="174.375">
            <text:p>174,375</text:p>
          </table:table-cell>
          <table:table-cell table:formula="of:=[$Attacker.$R$101]" office:value-type="float" office:value="110">
            <text:p>110</text:p>
          </table:table-cell>
          <table:table-cell/>
          <table:table-cell table:formula="of:=[$Victim.$S$101]" office:value-type="float" office:value="66.3370889849713">
            <text:p>66,337088985</text:p>
          </table:table-cell>
          <table:table-cell table:formula="of:=[$Attacker.$S$101]" office:value-type="float" office:value="103.69305666244">
            <text:p>103,6930566624</text:p>
          </table:table-cell>
          <table:table-cell table:number-columns-repeated="4"/>
        </table:table-row>
        <table:table-row table:style-name="ro2">
          <table:table-cell table:formula="of:=[$Victim.$R$102]" office:value-type="float" office:value="52.375">
            <text:p>52,375</text:p>
          </table:table-cell>
          <table:table-cell table:formula="of:=[$Attacker.$R$102]" office:value-type="float" office:value="19.625">
            <text:p>19,625</text:p>
          </table:table-cell>
          <table:table-cell/>
          <table:table-cell table:formula="of:=[$Victim.$S$102]" office:value-type="float" office:value="82.0738044384443">
            <text:p>82,0738044384</text:p>
          </table:table-cell>
          <table:table-cell table:formula="of:=[$Attacker.$S$102]" office:value-type="float" office:value="53.0941086656514">
            <text:p>53,0941086657</text:p>
          </table:table-cell>
          <table:table-cell table:number-columns-repeated="4"/>
        </table:table-row>
        <table:table-row table:style-name="ro2">
          <table:table-cell table:formula="of:=[$Victim.$R$103]" office:value-type="float" office:value="8.75">
            <text:p>8,75</text:p>
          </table:table-cell>
          <table:table-cell table:formula="of:=[$Attacker.$R$103]" office:value-type="float" office:value="1.4375">
            <text:p>1,4375</text:p>
          </table:table-cell>
          <table:table-cell/>
          <table:table-cell table:formula="of:=[$Victim.$S$103]" office:value-type="float" office:value="32.8624025293343">
            <text:p>32,8624025293</text:p>
          </table:table-cell>
          <table:table-cell table:formula="of:=[$Attacker.$S$103]" office:value-type="float" office:value="5.56741356017316">
            <text:p>5,5674135602</text:p>
          </table:table-cell>
          <table:table-cell table:number-columns-repeated="4"/>
        </table:table-row>
        <table:table-row table:style-name="ro2">
          <table:table-cell table:formula="of:=[$Victim.$R$104]" office:value-type="float" office:value="0">
            <text:p>0</text:p>
          </table:table-cell>
          <table:table-cell table:formula="of:=[$Attacker.$R$104]" office:value-type="float" office:value="0.125">
            <text:p>0,125</text:p>
          </table:table-cell>
          <table:table-cell/>
          <table:table-cell table:formula="of:=[$Victim.$S$104]" office:value-type="float" office:value="0">
            <text:p>0</text:p>
          </table:table-cell>
          <table:table-cell table:formula="of:=[$Attacker.$S$104]" office:value-type="float" office:value="0.484122918275927">
            <text:p>0,4841229183</text:p>
          </table:table-cell>
          <table:table-cell table:number-columns-repeated="4"/>
        </table:table-row>
        <table:table-row table:style-name="ro2">
          <table:table-cell table:formula="of:=[$Victim.$R$105]" office:value-type="float" office:value="0">
            <text:p>0</text:p>
          </table:table-cell>
          <table:table-cell table:formula="of:=[$Attacker.$R$105]" office:value-type="float" office:value="0.125">
            <text:p>0,125</text:p>
          </table:table-cell>
          <table:table-cell/>
          <table:table-cell table:formula="of:=[$Victim.$S$105]" office:value-type="float" office:value="0">
            <text:p>0</text:p>
          </table:table-cell>
          <table:table-cell table:formula="of:=[$Attacker.$S$105]" office:value-type="float" office:value="0.484122918275927">
            <text:p>0,4841229183</text:p>
          </table:table-cell>
          <table:table-cell table:number-columns-repeated="4"/>
        </table:table-row>
        <table:table-row table:style-name="ro2">
          <table:table-cell table:formula="of:=[$Victim.$R$106]" office:value-type="float" office:value="0.125">
            <text:p>0,125</text:p>
          </table:table-cell>
          <table:table-cell table:formula="of:=[$Attacker.$R$106]" office:value-type="float" office:value="0">
            <text:p>0</text:p>
          </table:table-cell>
          <table:table-cell/>
          <table:table-cell table:formula="of:=[$Victim.$S$106]" office:value-type="float" office:value="0.484122918275927">
            <text:p>0,4841229183</text:p>
          </table:table-cell>
          <table:table-cell table:formula="of:=[$Attacker.$S$10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f:=[$Victim.$R$107]" office:value-type="float" office:value="0">
            <text:p>0</text:p>
          </table:table-cell>
          <table:table-cell table:formula="of:=[$Attacker.$R$107]" office:value-type="float" office:value="0.125">
            <text:p>0,125</text:p>
          </table:table-cell>
          <table:table-cell/>
          <table:table-cell table:formula="of:=[$Victim.$S$107]" office:value-type="float" office:value="0">
            <text:p>0</text:p>
          </table:table-cell>
          <table:table-cell table:formula="of:=[$Attacker.$S$107]" office:value-type="float" office:value="0.484122918275927">
            <text:p>0,4841229183</text:p>
          </table:table-cell>
          <table:table-cell table:number-columns-repeated="4"/>
        </table:table-row>
        <table:table-row table:style-name="ro2">
          <table:table-cell table:formula="of:=[$Victim.$R$108]" office:value-type="float" office:value="0">
            <text:p>0</text:p>
          </table:table-cell>
          <table:table-cell table:formula="of:=[$Attacker.$R$108]" office:value-type="float" office:value="0.625">
            <text:p>0,625</text:p>
          </table:table-cell>
          <table:table-cell/>
          <table:table-cell table:formula="of:=[$Victim.$S$108]" office:value-type="float" office:value="0">
            <text:p>0</text:p>
          </table:table-cell>
          <table:table-cell table:formula="of:=[$Attacker.$S$108]" office:value-type="float" office:value="1.1659223816361">
            <text:p>1,1659223816</text:p>
          </table:table-cell>
          <table:table-cell table:number-columns-repeated="4"/>
        </table:table-row>
        <table:table-row table:style-name="ro2">
          <table:table-cell table:formula="of:=[$Victim.$R$109]" office:value-type="float" office:value="0">
            <text:p>0</text:p>
          </table:table-cell>
          <table:table-cell table:formula="of:=[$Attacker.$R$109]" office:value-type="float" office:value="0.625">
            <text:p>0,625</text:p>
          </table:table-cell>
          <table:table-cell/>
          <table:table-cell table:formula="of:=[$Victim.$S$109]" office:value-type="float" office:value="0">
            <text:p>0</text:p>
          </table:table-cell>
          <table:table-cell table:formula="of:=[$Attacker.$S$109]" office:value-type="float" office:value="0.927024810886958">
            <text:p>0,9270248109</text:p>
          </table:table-cell>
          <table:table-cell table:number-columns-repeated="4"/>
        </table:table-row>
        <table:table-row table:style-name="ro2">
          <table:table-cell table:formula="of:=[$Victim.$R$110]" office:value-type="float" office:value="0">
            <text:p>0</text:p>
          </table:table-cell>
          <table:table-cell table:formula="of:=[$Attacker.$R$110]" office:value-type="float" office:value="0.875">
            <text:p>0,875</text:p>
          </table:table-cell>
          <table:table-cell/>
          <table:table-cell table:formula="of:=[$Victim.$S$110]" office:value-type="float" office:value="0">
            <text:p>0</text:p>
          </table:table-cell>
          <table:table-cell table:formula="of:=[$Attacker.$S$110]" office:value-type="float" office:value="0.992156741649221">
            <text:p>0,9921567416</text:p>
          </table:table-cell>
          <table:table-cell table:number-columns-repeated="4"/>
        </table:table-row>
        <table:table-row table:style-name="ro2">
          <table:table-cell table:formula="of:=[$Victim.$R$111]" office:value-type="float" office:value="1.25">
            <text:p>1,25</text:p>
          </table:table-cell>
          <table:table-cell table:formula="of:=[$Attacker.$R$111]" office:value-type="float" office:value="1.33333333333333">
            <text:p>1,3333333333</text:p>
          </table:table-cell>
          <table:table-cell/>
          <table:table-cell table:formula="of:=[$Victim.$S$111]" office:value-type="float" office:value="0.968245836551854">
            <text:p>0,9682458366</text:p>
          </table:table-cell>
          <table:table-cell table:formula="of:=[$Attacker.$S$111]" office:value-type="float" office:value="1.19895788082818">
            <text:p>1,1989578808</text:p>
          </table:table-cell>
          <table:table-cell table:number-columns-repeated="4"/>
        </table:table-row>
        <table:table-row table:style-name="ro2">
          <table:table-cell table:formula="of:=[$Victim.$R$112]" office:value-type="float" office:value="1.75">
            <text:p>1,75</text:p>
          </table:table-cell>
          <table:table-cell table:formula="of:=[$Attacker.$R$112]" office:value-type="float" office:value="1.57142857142857">
            <text:p>1,5714285714</text:p>
          </table:table-cell>
          <table:table-cell/>
          <table:table-cell table:formula="of:=[$Victim.$S$112]" office:value-type="float" office:value="0.661437827766148">
            <text:p>0,6614378278</text:p>
          </table:table-cell>
          <table:table-cell table:formula="of:=[$Attacker.$S$112]" office:value-type="float" office:value="0.927024810886958">
            <text:p>0,9270248109</text:p>
          </table:table-cell>
          <table:table-cell table:number-columns-repeated="4"/>
        </table:table-row>
        <table:table-row table:style-name="ro2">
          <table:table-cell table:formula="of:=[$Victim.$R$113]" office:value-type="float" office:value="2">
            <text:p>2</text:p>
          </table:table-cell>
          <table:table-cell table:formula="of:=[$Attacker.$R$113]" office:value-type="float" office:value="2">
            <text:p>2</text:p>
          </table:table-cell>
          <table:table-cell/>
          <table:table-cell table:formula="of:=[$Victim.$S$113]" office:value-type="float" office:value="0">
            <text:p>0</text:p>
          </table:table-cell>
          <table:table-cell table:formula="of:=[$Attacker.$S$113]" office:value-type="float" office:value="0.7806247497998">
            <text:p>0,7806247498</text:p>
          </table:table-cell>
          <table:table-cell table:number-columns-repeated="4"/>
        </table:table-row>
        <table:table-row table:style-name="ro2">
          <table:table-cell table:formula="of:=[$Victim.$R$114]" office:value-type="float" office:value="2">
            <text:p>2</text:p>
          </table:table-cell>
          <table:table-cell table:formula="of:=[$Attacker.$R$114]" office:value-type="float" office:value="1.8">
            <text:p>1,8</text:p>
          </table:table-cell>
          <table:table-cell/>
          <table:table-cell table:formula="of:=[$Victim.$S$114]" office:value-type="float" office:value="0">
            <text:p>0</text:p>
          </table:table-cell>
          <table:table-cell table:formula="of:=[$Attacker.$S$114]" office:value-type="float" office:value="0.992156741649221">
            <text:p>0,9921567416</text:p>
          </table:table-cell>
          <table:table-cell table:number-columns-repeated="4"/>
        </table:table-row>
        <table:table-row table:style-name="ro2">
          <table:table-cell table:formula="of:=[$Victim.$R$115]" office:value-type="float" office:value="1.09090909090909">
            <text:p>1,0909090909</text:p>
          </table:table-cell>
          <table:table-cell table:formula="of:=[$Attacker.$R$115]" office:value-type="float" office:value="1.33333333333333">
            <text:p>1,3333333333</text:p>
          </table:table-cell>
          <table:table-cell/>
          <table:table-cell table:formula="of:=[$Victim.$S$115]" office:value-type="float" office:value="0.968245836551854">
            <text:p>0,9682458366</text:p>
          </table:table-cell>
          <table:table-cell table:formula="of:=[$Attacker.$S$115]" office:value-type="float" office:value="0.968245836551854">
            <text:p>0,9682458366</text:p>
          </table:table-cell>
          <table:table-cell table:number-columns-repeated="4"/>
        </table:table-row>
        <table:table-row table:style-name="ro2">
          <table:table-cell table:formula="of:=[$Victim.$R$116]" office:value-type="float" office:value="1.11111111111111">
            <text:p>1,1111111111</text:p>
          </table:table-cell>
          <table:table-cell table:formula="of:=[$Attacker.$R$116]" office:value-type="float" office:value="0.857142857142857">
            <text:p>0,8571428571</text:p>
          </table:table-cell>
          <table:table-cell/>
          <table:table-cell table:formula="of:=[$Victim.$S$116]" office:value-type="float" office:value="0.927024810886958">
            <text:p>0,9270248109</text:p>
          </table:table-cell>
          <table:table-cell table:formula="of:=[$Attacker.$S$116]" office:value-type="float" office:value="0.7806247497998">
            <text:p>0,7806247498</text:p>
          </table:table-cell>
          <table:table-cell table:number-columns-repeated="4"/>
        </table:table-row>
        <table:table-row table:style-name="ro2">
          <table:table-cell table:formula="of:=[$Victim.$R$117]" office:value-type="float" office:value="0.333333333333333">
            <text:p>0,3333333333</text:p>
          </table:table-cell>
          <table:table-cell table:formula="of:=[$Attacker.$R$117]" office:value-type="float" office:value="0.8">
            <text:p>0,8</text:p>
          </table:table-cell>
          <table:table-cell/>
          <table:table-cell table:formula="of:=[$Victim.$S$117]" office:value-type="float" office:value="0.484122918275927">
            <text:p>0,4841229183</text:p>
          </table:table-cell>
          <table:table-cell table:formula="of:=[$Attacker.$S$117]" office:value-type="float" office:value="0.661437827766148">
            <text:p>0,6614378278</text:p>
          </table:table-cell>
          <table:table-cell table:number-columns-repeated="4"/>
        </table:table-row>
        <table:table-row table:style-name="ro2">
          <table:table-cell table:formula="of:=[$Victim.$R$118]" office:value-type="float" office:value="1.2">
            <text:p>1,2</text:p>
          </table:table-cell>
          <table:table-cell table:formula="of:=[$Attacker.$R$118]" office:value-type="float" office:value="1.33333333333333">
            <text:p>1,3333333333</text:p>
          </table:table-cell>
          <table:table-cell/>
          <table:table-cell table:formula="of:=[$Victim.$S$118]" office:value-type="float" office:value="1.05326872164704">
            <text:p>1,0532687216</text:p>
          </table:table-cell>
          <table:table-cell table:formula="of:=[$Attacker.$S$118]" office:value-type="float" office:value="0.661437827766148">
            <text:p>0,6614378278</text:p>
          </table:table-cell>
          <table:table-cell table:number-columns-repeated="4"/>
        </table:table-row>
        <table:table-row table:style-name="ro2">
          <table:table-cell table:formula="of:=[$Victim.$R$119]" office:value-type="float" office:value="2">
            <text:p>2</text:p>
          </table:table-cell>
          <table:table-cell table:formula="of:=[$Attacker.$R$119]" office:value-type="float" office:value="2">
            <text:p>2</text:p>
          </table:table-cell>
          <table:table-cell/>
          <table:table-cell table:formula="of:=[$Victim.$S$119]" office:value-type="float" office:value="0.7806247497998">
            <text:p>0,7806247498</text:p>
          </table:table-cell>
          <table:table-cell table:formula="of:=[$Attacker.$S$119]" office:value-type="float" office:value="0.484122918275927">
            <text:p>0,4841229183</text:p>
          </table:table-cell>
          <table:table-cell table:number-columns-repeated="4"/>
        </table:table-row>
        <table:table-row table:style-name="ro2" table:number-rows-repeated="104845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8:17: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3T08:18:30</dc:date>
    <meta:generator>LibreOffice/4.0.4.2$Linux_X86_64 LibreOffice_project/9e9821abd0ffdbc09cd8c52eaa574fa09eb08f2</meta:generator>
    <meta:editing-duration>PT16S</meta:editing-duration>
    <meta:editing-cycles>5</meta:editing-cycles>
    <meta:document-statistic meta:table-count="3" meta:cell-count="50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37cm" svg:y="3.952cm" style:legend-expansion="high" chart:style-name="ch2"/>
        <chart:plot-area chart:style-name="ch3" table:cell-range-address="Average.A1:Average.B119" chart:data-source-has-labels="row" svg:x="0.77cm" svg:y="0.855cm" svg:width="10.627cm" svg:height="7.545cm">
          <chartooo:coordinate-region svg:x="1.577cm" svg:y="1.054cm" svg:width="9.679cm" svg:height="6.0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erage.A2:Average.A119" chart:label-cell-address="Average.A1:Average.A1" chart:class="chart:line">
            <chart:data-point chart:repeated="118"/>
          </chart:series>
          <chart:series chart:style-name="ch7" chart:values-cell-range-address="Average.B2:Average.B119" chart:label-cell-address="Average.B1:Average.B1" chart:class="chart:line">
            <chart:data-point chart:repeated="1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Victim</text:p>
                <draw:g>
                  <svg:desc>Average.A1:Average.A1</svg:desc>
                </draw:g>
              </table:table-cell>
              <table:table-cell office:value-type="string">
                <text:p>Average Attacker</text:p>
                <draw:g>
                  <svg:desc>Average.B1:Averag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5">
                <text:p>2.25</text:p>
                <draw:g>
                  <svg:desc>Average.A2:Average.A119</svg:desc>
                </draw:g>
              </table:table-cell>
              <table:table-cell office:value-type="float" office:value="1.25">
                <text:p>1.25</text:p>
                <draw:g>
                  <svg:desc>Average.B2:Average.B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75">
                <text:p>0.1875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75">
                <text:p>0.1875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125">
                <text:p>1.312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125">
                <text:p>5.8125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25">
                <text:p>2.1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75">
                <text:p>1.875</text:p>
              </table:table-cell>
              <table:table-cell office:value-type="float" office:value="45.5625">
                <text:p>45.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">
                <text:p>0.125</text:p>
              </table:table-cell>
              <table:table-cell office:value-type="float" office:value="70.6875">
                <text:p>70.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9.4375">
                <text:p>99.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75">
                <text:p>34.75</text:p>
              </table:table-cell>
              <table:table-cell office:value-type="float" office:value="121.5625">
                <text:p>121.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5.375">
                <text:p>215.375</text:p>
              </table:table-cell>
              <table:table-cell office:value-type="float" office:value="221.4375">
                <text:p>221.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.5">
                <text:p>224.5</text:p>
              </table:table-cell>
              <table:table-cell office:value-type="float" office:value="226.4375">
                <text:p>226.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.625">
                <text:p>225.625</text:p>
              </table:table-cell>
              <table:table-cell office:value-type="float" office:value="224.75">
                <text:p>224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6.375">
                <text:p>226.375</text:p>
              </table:table-cell>
              <table:table-cell office:value-type="float" office:value="225.875">
                <text:p>225.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7.875">
                <text:p>227.875</text:p>
              </table:table-cell>
              <table:table-cell office:value-type="float" office:value="225.8125">
                <text:p>225.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6.375">
                <text:p>226.375</text:p>
              </table:table-cell>
              <table:table-cell office:value-type="float" office:value="227.1875">
                <text:p>227.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.125">
                <text:p>230.125</text:p>
              </table:table-cell>
              <table:table-cell office:value-type="float" office:value="230.1875">
                <text:p>230.1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8.75">
                <text:p>228.75</text:p>
              </table:table-cell>
              <table:table-cell office:value-type="float" office:value="227.125">
                <text:p>227.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3.75">
                <text:p>223.75</text:p>
              </table:table-cell>
              <table:table-cell office:value-type="float" office:value="228.375">
                <text:p>228.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7.375">
                <text:p>227.375</text:p>
              </table:table-cell>
              <table:table-cell office:value-type="float" office:value="226.875">
                <text:p>226.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2.1875">
                <text:p>232.1875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6.6875">
                <text:p>226.6875</text:p>
              </table:table-cell>
              <table:table-cell office:value-type="float" office:value="227.6875">
                <text:p>227.6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8.75">
                <text:p>228.7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1.375">
                <text:p>231.375</text:p>
              </table:table-cell>
              <table:table-cell office:value-type="float" office:value="228.125">
                <text:p>228.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5.25">
                <text:p>225.25</text:p>
              </table:table-cell>
              <table:table-cell office:value-type="float" office:value="224.1875">
                <text:p>224.1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.5">
                <text:p>226.5</text:p>
              </table:table-cell>
              <table:table-cell office:value-type="float" office:value="229.125">
                <text:p>229.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7.75">
                <text:p>227.75</text:p>
              </table:table-cell>
              <table:table-cell office:value-type="float" office:value="229.0625">
                <text:p>229.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6.5">
                <text:p>226.5</text:p>
              </table:table-cell>
              <table:table-cell office:value-type="float" office:value="227.9375">
                <text:p>227.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.25">
                <text:p>230.2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9.5">
                <text:p>229.5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6.625">
                <text:p>226.625</text:p>
              </table:table-cell>
              <table:table-cell office:value-type="float" office:value="231.3125">
                <text:p>231.3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6.875">
                <text:p>226.875</text:p>
              </table:table-cell>
              <table:table-cell office:value-type="float" office:value="224.3125">
                <text:p>224.3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.25">
                <text:p>221.2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0.5">
                <text:p>240.5</text:p>
              </table:table-cell>
              <table:table-cell office:value-type="float" office:value="226.625">
                <text:p>226.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1.75">
                <text:p>231.75</text:p>
              </table:table-cell>
              <table:table-cell office:value-type="float" office:value="232.9375">
                <text:p>232.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9.75">
                <text:p>229.75</text:p>
              </table:table-cell>
              <table:table-cell office:value-type="float" office:value="232.375">
                <text:p>232.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0.25">
                <text:p>230.25</text:p>
              </table:table-cell>
              <table:table-cell office:value-type="float" office:value="235.875">
                <text:p>235.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0.125">
                <text:p>230.125</text:p>
              </table:table-cell>
              <table:table-cell office:value-type="float" office:value="230.9375">
                <text:p>230.9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">
                <text:p>234</text:p>
              </table:table-cell>
              <table:table-cell office:value-type="float" office:value="228.1875">
                <text:p>228.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.75">
                <text:p>231.75</text:p>
              </table:table-cell>
              <table:table-cell office:value-type="float" office:value="230.1875">
                <text:p>230.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4.125">
                <text:p>234.125</text:p>
              </table:table-cell>
              <table:table-cell office:value-type="float" office:value="230.0625">
                <text:p>230.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8.25">
                <text:p>228.25</text:p>
              </table:table-cell>
              <table:table-cell office:value-type="float" office:value="230.5625">
                <text:p>230.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8.75">
                <text:p>228.75</text:p>
              </table:table-cell>
              <table:table-cell office:value-type="float" office:value="233.4375">
                <text:p>233.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5.625">
                <text:p>225.625</text:p>
              </table:table-cell>
              <table:table-cell office:value-type="float" office:value="226.875">
                <text:p>226.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1.375">
                <text:p>231.375</text:p>
              </table:table-cell>
              <table:table-cell office:value-type="float" office:value="229.625">
                <text:p>229.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1.5">
                <text:p>231.5</text:p>
              </table:table-cell>
              <table:table-cell office:value-type="float" office:value="230.8125">
                <text:p>230.8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8.25">
                <text:p>228.25</text:p>
              </table:table-cell>
              <table:table-cell office:value-type="float" office:value="224.9375">
                <text:p>224.9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9.125">
                <text:p>229.125</text:p>
              </table:table-cell>
              <table:table-cell office:value-type="float" office:value="229.625">
                <text:p>229.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2.25">
                <text:p>232.25</text:p>
              </table:table-cell>
              <table:table-cell office:value-type="float" office:value="232.3125">
                <text:p>232.3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3.75">
                <text:p>233.7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8.5">
                <text:p>228.5</text:p>
              </table:table-cell>
              <table:table-cell office:value-type="float" office:value="229.5625">
                <text:p>229.5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2.625">
                <text:p>232.625</text:p>
              </table:table-cell>
              <table:table-cell office:value-type="float" office:value="228.625">
                <text:p>228.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8.125">
                <text:p>228.125</text:p>
              </table:table-cell>
              <table:table-cell office:value-type="float" office:value="230.25">
                <text:p>230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2.25">
                <text:p>232.25</text:p>
              </table:table-cell>
              <table:table-cell office:value-type="float" office:value="231.6875">
                <text:p>231.6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5.75">
                <text:p>225.75</text:p>
              </table:table-cell>
              <table:table-cell office:value-type="float" office:value="229.125">
                <text:p>229.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.5">
                <text:p>232.5</text:p>
              </table:table-cell>
              <table:table-cell office:value-type="float" office:value="231.9375">
                <text:p>231.9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6.875">
                <text:p>226.875</text:p>
              </table:table-cell>
              <table:table-cell office:value-type="float" office:value="224.3125">
                <text:p>224.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1.375">
                <text:p>231.375</text:p>
              </table:table-cell>
              <table:table-cell office:value-type="float" office:value="228.9375">
                <text:p>228.9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9.125">
                <text:p>229.125</text:p>
              </table:table-cell>
              <table:table-cell office:value-type="float" office:value="230.25">
                <text:p>230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9.5">
                <text:p>229.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3">
                <text:p>22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1.875">
                <text:p>231.875</text:p>
              </table:table-cell>
              <table:table-cell office:value-type="float" office:value="232.75">
                <text:p>232.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4">
                <text:p>234</text:p>
              </table:table-cell>
              <table:table-cell office:value-type="float" office:value="233.0625">
                <text:p>233.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3.875">
                <text:p>233.875</text:p>
              </table:table-cell>
              <table:table-cell office:value-type="float" office:value="229.75">
                <text:p>229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1.6875">
                <text:p>231.6875</text:p>
              </table:table-cell>
              <table:table-cell office:value-type="float" office:value="232.75">
                <text:p>232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1.4375">
                <text:p>231.4375</text:p>
              </table:table-cell>
              <table:table-cell office:value-type="float" office:value="231.375">
                <text:p>231.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4.75">
                <text:p>234.75</text:p>
              </table:table-cell>
              <table:table-cell office:value-type="float" office:value="232.6875">
                <text:p>232.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1.875">
                <text:p>221.875</text:p>
              </table:table-cell>
              <table:table-cell office:value-type="float" office:value="225.4375">
                <text:p>225.4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.5">
                <text:p>231.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0.875">
                <text:p>230.875</text:p>
              </table:table-cell>
              <table:table-cell office:value-type="float" office:value="230.875">
                <text:p>230.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1.875">
                <text:p>231.87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2.625">
                <text:p>232.625</text:p>
              </table:table-cell>
              <table:table-cell office:value-type="float" office:value="230.125">
                <text:p>230.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9.75">
                <text:p>229.75</text:p>
              </table:table-cell>
              <table:table-cell office:value-type="float" office:value="234.1875">
                <text:p>234.1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4.75">
                <text:p>224.75</text:p>
              </table:table-cell>
              <table:table-cell office:value-type="float" office:value="230.9375">
                <text:p>230.9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2.5">
                <text:p>222.5</text:p>
              </table:table-cell>
              <table:table-cell office:value-type="float" office:value="221.5625">
                <text:p>221.5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9.375">
                <text:p>229.375</text:p>
              </table:table-cell>
              <table:table-cell office:value-type="float" office:value="231.1875">
                <text:p>231.1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1.875">
                <text:p>231.875</text:p>
              </table:table-cell>
              <table:table-cell office:value-type="float" office:value="223.9375">
                <text:p>223.9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6.75">
                <text:p>226.75</text:p>
              </table:table-cell>
              <table:table-cell office:value-type="float" office:value="233.5625">
                <text:p>233.5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8.25">
                <text:p>228.25</text:p>
              </table:table-cell>
              <table:table-cell office:value-type="float" office:value="230.375">
                <text:p>230.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1.625">
                <text:p>231.625</text:p>
              </table:table-cell>
              <table:table-cell office:value-type="float" office:value="233.9375">
                <text:p>233.9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7">
                <text:p>237</text:p>
              </table:table-cell>
              <table:table-cell office:value-type="float" office:value="231.625">
                <text:p>231.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1.75">
                <text:p>231.75</text:p>
              </table:table-cell>
              <table:table-cell office:value-type="float" office:value="230.375">
                <text:p>230.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2.4375">
                <text:p>232.4375</text:p>
              </table:table-cell>
              <table:table-cell office:value-type="float" office:value="234.3125">
                <text:p>234.3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3.5625">
                <text:p>233.5625</text:p>
              </table:table-cell>
              <table:table-cell office:value-type="float" office:value="233.3125">
                <text:p>233.3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3.75">
                <text:p>233.75</text:p>
              </table:table-cell>
              <table:table-cell office:value-type="float" office:value="231.875">
                <text:p>231.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0.375">
                <text:p>230.375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0.625">
                <text:p>230.625</text:p>
              </table:table-cell>
              <table:table-cell office:value-type="float" office:value="229.0625">
                <text:p>229.0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.875">
                <text:p>236.875</text:p>
              </table:table-cell>
              <table:table-cell office:value-type="float" office:value="235.25">
                <text:p>235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6.625">
                <text:p>226.625</text:p>
              </table:table-cell>
              <table:table-cell office:value-type="float" office:value="230.75">
                <text:p>230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8">
                <text:p>228</text:p>
              </table:table-cell>
              <table:table-cell office:value-type="float" office:value="228.3125">
                <text:p>228.3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9.5">
                <text:p>229.5</text:p>
              </table:table-cell>
              <table:table-cell office:value-type="float" office:value="229.1875">
                <text:p>229.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8.5">
                <text:p>228.5</text:p>
              </table:table-cell>
              <table:table-cell office:value-type="float" office:value="228.75">
                <text:p>228.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0.375">
                <text:p>230.375</text:p>
              </table:table-cell>
              <table:table-cell office:value-type="float" office:value="224.8125">
                <text:p>224.8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.75">
                <text:p>230.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1.25">
                <text:p>231.25</text:p>
              </table:table-cell>
              <table:table-cell office:value-type="float" office:value="160.875">
                <text:p>160.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9.875">
                <text:p>229.875</text:p>
              </table:table-cell>
              <table:table-cell office:value-type="float" office:value="140.1875">
                <text:p>140.1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4.375">
                <text:p>174.37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375">
                <text:p>52.375</text:p>
              </table:table-cell>
              <table:table-cell office:value-type="float" office:value="19.625">
                <text:p>19.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75">
                <text:p>8.75</text:p>
              </table:table-cell>
              <table:table-cell office:value-type="float" office:value="1.4375">
                <text:p>1.43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5">
                <text:p>1.2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5">
                <text:p>1.75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">
                <text:p>1.2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